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gnm="http://www.gnumeric.org/odf-extension/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5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8.507cm"/>
    </style:style>
    <style:style style:name="co4" style:family="table-column">
      <style:table-column-properties fo:break-before="auto" style:column-width="6.9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5.726cm"/>
    </style:style>
    <style:style style:name="co9" style:family="table-column">
      <style:table-column-properties fo:break-before="auto" style:column-width="8.493cm"/>
    </style:style>
    <style:style style:name="co10" style:family="table-column">
      <style:table-column-properties fo:break-before="auto" style:column-width="3.9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2.318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4.152cm"/>
    </style:style>
    <style:style style:name="co15" style:family="table-column">
      <style:table-column-properties fo:break-before="auto" style:column-width="22.807cm"/>
    </style:style>
    <style:style style:name="co16" style:family="table-column">
      <style:table-column-properties fo:break-before="auto" style:column-width="9.354cm"/>
    </style:style>
    <style:style style:name="co17" style:family="table-column">
      <style:table-column-properties fo:break-before="auto" style:column-width="7.938cm"/>
    </style:style>
    <style:style style:name="co18" style:family="table-column">
      <style:table-column-properties fo:break-before="auto" style:column-width="14.714cm"/>
    </style:style>
    <style:style style:name="co19" style:family="table-column">
      <style:table-column-properties fo:break-before="auto" style:column-width="20.324cm"/>
    </style:style>
    <style:style style:name="co20" style:family="table-column">
      <style:table-column-properties fo:break-before="auto" style:column-width="19.371cm"/>
    </style:style>
    <style:style style:name="co21" style:family="table-column">
      <style:table-column-properties fo:break-before="auto" style:column-width="29.692cm"/>
    </style:style>
    <style:style style:name="co22" style:family="table-column">
      <style:table-column-properties fo:break-before="auto" style:column-width="27.404cm"/>
    </style:style>
    <style:style style:name="co23" style:family="table-column">
      <style:table-column-properties fo:break-before="auto" style:column-width="16.538cm"/>
    </style:style>
    <style:style style:name="co24" style:family="table-column">
      <style:table-column-properties fo:break-before="auto" style:column-width="16.184cm"/>
    </style:style>
    <style:style style:name="co25" style:family="table-column">
      <style:table-column-properties fo:break-before="auto" style:column-width="14.06cm"/>
    </style:style>
    <style:style style:name="co26" style:family="table-column">
      <style:table-column-properties fo:break-before="auto" style:column-width="12.263cm"/>
    </style:style>
    <style:style style:name="co27" style:family="table-column">
      <style:table-column-properties fo:break-before="auto" style:column-width="17.545cm"/>
    </style:style>
    <style:style style:name="co28" style:family="table-column">
      <style:table-column-properties fo:break-before="auto" style:column-width="19.969cm"/>
    </style:style>
    <style:style style:name="co29" style:family="table-column">
      <style:table-column-properties fo:break-before="auto" style:column-width="29.665cm"/>
    </style:style>
    <style:style style:name="co30" style:family="table-column">
      <style:table-column-properties fo:break-before="auto" style:column-width="8.939cm"/>
    </style:style>
    <style:style style:name="co31" style:family="table-column">
      <style:table-column-properties fo:break-before="auto" style:column-width="25.116cm"/>
    </style:style>
    <style:style style:name="co32" style:family="table-column">
      <style:table-column-properties fo:break-before="auto" style:column-width="19.643cm"/>
    </style:style>
    <style:style style:name="co33" style:family="table-column">
      <style:table-column-properties fo:break-before="auto" style:column-width="17.544cm"/>
    </style:style>
    <style:style style:name="co34" style:family="table-column">
      <style:table-column-properties fo:break-before="auto" style:column-width="13.57cm"/>
    </style:style>
    <style:style style:name="co35" style:family="table-column">
      <style:table-column-properties fo:break-before="auto" style:column-width="16.619cm"/>
    </style:style>
    <style:style style:name="co36" style:family="table-column">
      <style:table-column-properties fo:break-before="auto" style:column-width="30.836cm"/>
    </style:style>
    <style:style style:name="co37" style:family="table-column">
      <style:table-column-properties fo:break-before="auto" style:column-width="13.843cm"/>
    </style:style>
    <style:style style:name="co38" style:family="table-column">
      <style:table-column-properties fo:break-before="auto" style:column-width="15.831cm"/>
    </style:style>
    <style:style style:name="co39" style:family="table-column">
      <style:table-column-properties fo:break-before="auto" style:column-width="6.38cm"/>
    </style:style>
    <style:style style:name="co40" style:family="table-column">
      <style:table-column-properties fo:break-before="auto" style:column-width="6.516cm"/>
    </style:style>
    <style:style style:name="co41" style:family="table-column">
      <style:table-column-properties fo:break-before="auto" style:column-width="31.081cm"/>
    </style:style>
    <style:style style:name="co42" style:family="table-column">
      <style:table-column-properties fo:break-before="auto" style:column-width="10.908cm"/>
    </style:style>
    <style:style style:name="co43" style:family="table-column">
      <style:table-column-properties fo:break-before="auto" style:column-width="5.371cm"/>
    </style:style>
    <style:style style:name="co44" style:family="table-column">
      <style:table-column-properties fo:break-before="auto" style:column-width="5.59cm"/>
    </style:style>
    <style:style style:name="co45" style:family="table-column">
      <style:table-column-properties fo:break-before="auto" style:column-width="3.408cm"/>
    </style:style>
    <style:style style:name="co46" style:family="table-column">
      <style:table-column-properties fo:break-before="auto" style:column-width="2.535cm"/>
    </style:style>
    <style:style style:name="co47" style:family="table-column">
      <style:table-column-properties fo:break-before="auto" style:column-width="4.036cm"/>
    </style:style>
    <style:style style:name="co48" style:family="table-column">
      <style:table-column-properties fo:break-before="auto" style:column-width="2.898cm"/>
    </style:style>
    <style:style style:name="co49" style:family="table-column">
      <style:table-column-properties fo:break-before="auto" style:column-width="8.052cm"/>
    </style:style>
    <style:style style:name="co50" style:family="table-column">
      <style:table-column-properties fo:break-before="auto" style:column-width="8.435cm"/>
    </style:style>
    <style:style style:name="co51" style:family="table-column">
      <style:table-column-properties fo:break-before="auto" style:column-width="5.516cm"/>
    </style:style>
    <style:style style:name="co52" style:family="table-column">
      <style:table-column-properties fo:break-before="auto" style:column-width="4.48cm"/>
    </style:style>
    <style:style style:name="co53" style:family="table-column">
      <style:table-column-properties fo:break-before="auto" style:column-width="7.997cm"/>
    </style:style>
    <style:style style:name="co54" style:family="table-column">
      <style:table-column-properties fo:break-before="auto" style:column-width="3.007cm"/>
    </style:style>
    <style:style style:name="co55" style:family="table-column">
      <style:table-column-properties fo:break-before="auto" style:column-width="4.916cm"/>
    </style:style>
    <style:style style:name="co56" style:family="table-column">
      <style:table-column-properties fo:break-before="auto" style:column-width="13.67cm"/>
    </style:style>
    <style:style style:name="co57" style:family="table-column">
      <style:table-column-properties fo:break-before="auto" style:column-width="10.998cm"/>
    </style:style>
    <style:style style:name="co58" style:family="table-column">
      <style:table-column-properties fo:break-before="auto" style:column-width="10.072cm"/>
    </style:style>
    <style:style style:name="co59" style:family="table-column">
      <style:table-column-properties fo:break-before="auto" style:column-width="15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ef413d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4" style:family="table-cell" style:parent-style-name="Default">
      <style:table-cell-properties fo:background-color="#72bf44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28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200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79" style:family="table-cell" style:parent-style-name="Default">
      <style:table-cell-properties fo:background-color="#72bf44"/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2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able-cell-properties fo:background-color="#72bf44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88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130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20" style:family="table-cell" style:parent-style-name="Gnumeric-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1" style:family="table-cell" style:parent-style-name="Gnumeric-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122" style:family="table-cell" style:parent-style-name="Gnumeric-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4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125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fo:background-color="#ef413d"/>
      <style:text-properties style:use-window-font-color="true" fo:font-weight="normal" style:font-weight-asian="normal" style:font-weight-complex="normal"/>
    </style:style>
    <style:style style:name="ce131" style:family="table-cell" style:parent-style-name="Gnumeric-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0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71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3" style:family="table-cell" style:parent-style-name="Default">
      <style:table-cell-properties fo:background-color="#72bf44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6" style:family="table-cell" style:parent-style-name="Default">
      <style:table-cell-properties fo:background-color="#72bf44"/>
      <style:text-properties style:use-window-font-color="true" fo:font-weight="normal" style:font-weight-asian="normal" style:font-weight-complex="normal"/>
    </style:style>
    <style:style style:name="ce142" style:family="table-cell" style:parent-style-name="Default">
      <style:table-cell-properties fo:background-color="#72bf44"/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43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44" style:family="table-cell" style:parent-style-name="Default">
      <style:table-cell-properties fo:background-color="#72bf44"/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8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bee3d3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ackground-color="#89c765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ff"/>
    </style:style>
    <style:style style:name="ce10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5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46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41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ервые 200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6"/>
        <table:table-column table:style-name="co2" table:default-cell-style-name="ce106"/>
        <table:table-column table:style-name="co3" table:default-cell-style-name="ce106"/>
        <table:table-column table:style-name="co4" table:default-cell-style-name="ce106"/>
        <table:table-column table:style-name="co5" table:number-columns-repeated="60" table:default-cell-style-name="ce106"/>
        <table:table-row table:style-name="ro1">
          <table:table-cell table:style-name="ce1" office:value-type="string" calcext:value-type="string">
            <text:p>Battery</text:p>
          </table:table-cell>
          <table:table-cell table:style-name="ce120" office:value-type="string" calcext:value-type="string">
            <text:p>Sling Shot</text:p>
          </table:table-cell>
          <table:table-cell table:style-name="ce120" office:value-type="string" calcext:value-type="string">
            <text:p>Storage</text:p>
          </table:table-cell>
          <table:table-cell table:style-name="ce120" office:value-type="string" calcext:value-type="string">
            <text:p>Work</text:p>
          </table:table-cell>
          <table:table-cell table:style-name="ce131" table:number-columns-repeated="60"/>
        </table:table-row>
        <table:table-row table:style-name="ro1">
          <table:table-cell table:style-name="ce2" office:value-type="string" calcext:value-type="string">
            <text:p>Xiaomi Mi Max 2</text:p>
          </table:table-cell>
          <table:table-cell table:style-name="ce121" office:value-type="string" calcext:value-type="string">
            <text:p>Meizu 17</text:p>
          </table:table-cell>
          <table:table-cell table:style-name="ce122" office:value-type="string" calcext:value-type="string">
            <text:p>Huawei P40 Pro+</text:p>
          </table:table-cell>
          <table:table-cell table:style-name="ce122" office:value-type="string" calcext:value-type="string">
            <text:p>Realme X50 Pro Player</text:p>
          </table:table-cell>
          <table:table-cell table:style-name="ce131" table:number-columns-repeated="60"/>
        </table:table-row>
        <table:table-row table:style-name="ro1">
          <table:table-cell table:style-name="ce3" office:value-type="string" calcext:value-type="string">
            <text:p>Nokia 3.2</text:p>
          </table:table-cell>
          <table:table-cell table:style-name="ce121" office:value-type="string" calcext:value-type="string">
            <text:p>Meizu 17 Pro</text:p>
          </table:table-cell>
          <table:table-cell table:style-name="ce121" office:value-type="string" calcext:value-type="string">
            <text:p>Meizu 17</text:p>
          </table:table-cell>
          <table:table-cell table:style-name="ce122" office:value-type="string" calcext:value-type="string">
            <text:p>Realme X50 Pro 5G</text:p>
          </table:table-cell>
          <table:table-cell table:style-name="ce131" table:number-columns-repeated="60"/>
        </table:table-row>
        <table:table-row table:style-name="ro1">
          <table:table-cell table:style-name="ce4" office:value-type="string" calcext:value-type="string">
            <text:p>Huawei P30</text:p>
          </table:table-cell>
          <table:table-cell table:style-name="ce122" office:value-type="string" calcext:value-type="string">
            <text:p>Vivo iQOO Neo3 5G</text:p>
          </table:table-cell>
          <table:table-cell table:style-name="ce122" office:value-type="string" calcext:value-type="string">
            <text:p>Huawei Honor V30 Pro</text:p>
          </table:table-cell>
          <table:table-cell table:style-name="ce121" office:value-type="string" calcext:value-type="string">
            <text:p>Meizu 17</text:p>
          </table:table-cell>
          <table:table-cell table:style-name="ce131" table:number-columns-repeated="60"/>
        </table:table-row>
        <table:table-row table:style-name="ro1">
          <table:table-cell table:style-name="ce6" office:value-type="string" calcext:value-type="string">
            <text:p>Xiaomi Mi CC9 Pro</text:p>
          </table:table-cell>
          <table:table-cell table:style-name="ce10" office:value-type="string" calcext:value-type="string">
            <text:p>OnePlus 8</text:p>
          </table:table-cell>
          <table:table-cell table:style-name="ce10" office:value-type="string" calcext:value-type="string">
            <text:p>Huawei P40 Pro</text:p>
          </table:table-cell>
          <table:table-cell table:style-name="ce11" office:value-type="string" calcext:value-type="string">
            <text:p>Asus ROG Phone II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Samsung Galaxy A31</text:p>
          </table:table-cell>
          <table:table-cell table:style-name="ce10" office:value-type="string" calcext:value-type="string">
            <text:p>Vivo iQOO 3 5G</text:p>
          </table:table-cell>
          <table:table-cell table:style-name="ce10" office:value-type="string" calcext:value-type="string">
            <text:p>Huawei Mate 30 Pro</text:p>
          </table:table-cell>
          <table:table-cell table:style-name="ce10" office:value-type="string" calcext:value-type="string">
            <text:p>Realme X2 Pro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Gigaset GX290</text:p>
          </table:table-cell>
          <table:table-cell table:style-name="ce11" office:value-type="string" calcext:value-type="string">
            <text:p>Samsung Galaxy S20 5G (SDM865)</text:p>
          </table:table-cell>
          <table:table-cell table:style-name="ce10" office:value-type="string" calcext:value-type="string">
            <text:p>Realme X50 Pro Player</text:p>
          </table:table-cell>
          <table:table-cell table:style-name="ce6" office:value-type="string" calcext:value-type="string">
            <text:p>Meizu 17 Pro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Sony Xperia 10 II</text:p>
          </table:table-cell>
          <table:table-cell table:style-name="ce11" office:value-type="string" calcext:value-type="string">
            <text:p>Sony Xperia 1 II</text:p>
          </table:table-cell>
          <table:table-cell table:style-name="ce10" office:value-type="string" calcext:value-type="string">
            <text:p>Realme X50 Pro 5G</text:p>
          </table:table-cell>
          <table:table-cell table:style-name="ce10" office:value-type="string" calcext:value-type="string">
            <text:p>Vivo iQOO Z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Samsung Galaxy A21s</text:p>
          </table:table-cell>
          <table:table-cell table:style-name="ce10" office:value-type="string" calcext:value-type="string">
            <text:p>Realme X50 Pro Player</text:p>
          </table:table-cell>
          <table:table-cell table:style-name="ce11" office:value-type="string" calcext:value-type="string">
            <text:p>Huawei Honor 20 Pro</text:p>
          </table:table-cell>
          <table:table-cell table:style-name="ce10" office:value-type="string" calcext:value-type="string">
            <text:p>OnePlus 8 5G UW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AGM A9</text:p>
          </table:table-cell>
          <table:table-cell table:style-name="ce10" office:value-type="string" calcext:value-type="string">
            <text:p>Realme X50 Pro 5G</text:p>
          </table:table-cell>
          <table:table-cell table:style-name="ce10" office:value-type="string" calcext:value-type="string">
            <text:p>Huawei Mate 30 Pro 5G</text:p>
          </table:table-cell>
          <table:table-cell table:style-name="ce10" office:value-type="string" calcext:value-type="string">
            <text:p>Meizu 16s Pro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us ZenFone 6 ZS630KL</text:p>
          </table:table-cell>
          <table:table-cell table:style-name="ce21" office:value-type="string" calcext:value-type="string">
            <text:p>Oppo Ace2</text:p>
          </table:table-cell>
          <table:table-cell table:style-name="ce21" office:value-type="string" calcext:value-type="string">
            <text:p>Vivo iQOO Neo3 5G</text:p>
          </table:table-cell>
          <table:table-cell table:style-name="ce21" office:value-type="string" calcext:value-type="string">
            <text:p>Realme X3 SuperZoo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Google Pixel 3a XL</text:p>
          </table:table-cell>
          <table:table-cell table:style-name="ce18" office:value-type="string" calcext:value-type="string">
            <text:p>Asus ROG Phone II</text:p>
          </table:table-cell>
          <table:table-cell table:style-name="ce21" office:value-type="string" calcext:value-type="string">
            <text:p>Huawei P40</text:p>
          </table:table-cell>
          <table:table-cell table:style-name="ce21" office:value-type="string" calcext:value-type="string">
            <text:p>Meizu 16S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Xiaomi Redmi K20 Pro</text:p>
          </table:table-cell>
          <table:table-cell table:style-name="ce18" office:value-type="string" calcext:value-type="string">
            <text:p>Xiaomi Black Shark 2 Pro</text:p>
          </table:table-cell>
          <table:table-cell table:style-name="ce21" office:value-type="string" calcext:value-type="string">
            <text:p>Huawei nova 5 Pro</text:p>
          </table:table-cell>
          <table:table-cell table:style-name="ce21" office:value-type="string" calcext:value-type="string">
            <text:p>Samsung Galaxy S20 (Exynos 990)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Xiaomi Mi 9T</text:p>
          </table:table-cell>
          <table:table-cell table:style-name="ce18" office:value-type="string" calcext:value-type="string">
            <text:p>OnePlus 7T</text:p>
          </table:table-cell>
          <table:table-cell table:style-name="ce18" office:value-type="string" calcext:value-type="string">
            <text:p>Huawei Honor 20</text:p>
          </table:table-cell>
          <table:table-cell table:style-name="ce21" office:value-type="string" calcext:value-type="string">
            <text:p>Xiaomi Redmi 10X Pro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Samsung Galaxy A30</text:p>
          </table:table-cell>
          <table:table-cell table:style-name="ce21" office:value-type="string" calcext:value-type="string">
            <text:p>Vivo iQOO Neo 855 Plus</text:p>
          </table:table-cell>
          <table:table-cell table:style-name="ce21" office:value-type="string" calcext:value-type="string">
            <text:p>Huawei Nova 6 5G</text:p>
          </table:table-cell>
          <table:table-cell table:style-name="ce21" office:value-type="string" calcext:value-type="string">
            <text:p>Samsung Galaxy S20 5G (Exynos 990)</text:p>
          </table:table-cell>
          <table:table-cell table:number-columns-repeated="60"/>
        </table:table-row>
        <table:table-row table:style-name="ro1">
          <table:table-cell table:style-name="ce22" office:value-type="string" calcext:value-type="string">
            <text:p>Samsung Galaxy A20</text:p>
          </table:table-cell>
          <table:table-cell table:style-name="ce21" office:value-type="string" calcext:value-type="string">
            <text:p>Vivo iQOO Pro 5G</text:p>
          </table:table-cell>
          <table:table-cell table:style-name="ce21" office:value-type="string" calcext:value-type="string">
            <text:p>Huawei Honor 30</text:p>
          </table:table-cell>
          <table:table-cell table:style-name="ce18" office:value-type="string" calcext:value-type="string">
            <text:p>Samsung Galaxy S20 5G (SDM865)</text:p>
          </table:table-cell>
          <table:table-cell table:number-columns-repeated="60"/>
        </table:table-row>
        <table:table-row table:style-name="ro1">
          <table:table-cell table:style-name="ce25" office:value-type="string" calcext:value-type="string">
            <text:p>Oppo R17 Pro</text:p>
          </table:table-cell>
          <table:table-cell table:style-name="ce21" office:value-type="string" calcext:value-type="string">
            <text:p>Vivo iQOO Pro</text:p>
          </table:table-cell>
          <table:table-cell table:style-name="ce21" office:value-type="string" calcext:value-type="string">
            <text:p>Vivo iQOO 3 5G</text:p>
          </table:table-cell>
          <table:table-cell table:style-name="ce21" office:value-type="string" calcext:value-type="string">
            <text:p>Realme X50 5G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Huawei Mate 20 Pro</text:p>
          </table:table-cell>
          <table:table-cell table:style-name="ce21" office:value-type="string" calcext:value-type="string">
            <text:p>Meizu 16s Pro</text:p>
          </table:table-cell>
          <table:table-cell table:number-columns-repeated="2" table:style-name="ce21" office:value-type="string" calcext:value-type="string">
            <text:p>OnePlus 8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Cat S41</text:p>
          </table:table-cell>
          <table:table-cell table:style-name="ce18" office:value-type="string" calcext:value-type="string">
            <text:p>Xiaomi Mi 9 Pro 5G</text:p>
          </table:table-cell>
          <table:table-cell table:style-name="ce21" office:value-type="string" calcext:value-type="string">
            <text:p>Huawei Honor 9X Pro</text:p>
          </table:table-cell>
          <table:table-cell table:style-name="ce21" office:value-type="string" calcext:value-type="string">
            <text:p>Realme 6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LG Q60</text:p>
          </table:table-cell>
          <table:table-cell table:style-name="ce21" office:value-type="string" calcext:value-type="string">
            <text:p>Apple iPhone 11 Pro</text:p>
          </table:table-cell>
          <table:table-cell table:style-name="ce18" office:value-type="string" calcext:value-type="string">
            <text:p>Huawei P30</text:p>
          </table:table-cell>
          <table:table-cell table:style-name="ce18" office:value-type="string" calcext:value-type="string">
            <text:p>OnePlus 7T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Xiaomi Mi Note 10</text:p>
          </table:table-cell>
          <table:table-cell table:style-name="ce21" office:value-type="string" calcext:value-type="string">
            <text:p>Apple iPhone 11 Pro Max</text:p>
          </table:table-cell>
          <table:table-cell table:style-name="ce21" office:value-type="string" calcext:value-type="string">
            <text:p>Oppo Ace2</text:p>
          </table:table-cell>
          <table:table-cell table:style-name="ce21" office:value-type="string" calcext:value-type="string">
            <text:p>Vivo iQOO Neo3 5G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Asus ZenFone 3 Zoom ZE553KL</text:p>
          </table:table-cell>
          <table:table-cell table:style-name="ce18" office:value-type="string" calcext:value-type="string">
            <text:p>Xiaomi Black Shark 2</text:p>
          </table:table-cell>
          <table:table-cell table:style-name="ce21" office:value-type="string" calcext:value-type="string">
            <text:p>General Mobile GM 9 Plus</text:p>
          </table:table-cell>
          <table:table-cell table:style-name="ce21" office:value-type="string" calcext:value-type="string">
            <text:p>Vivo iQOO 3 5G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LG X power</text:p>
          </table:table-cell>
          <table:table-cell table:style-name="ce21" office:value-type="string" calcext:value-type="string">
            <text:p>Samsung Galaxy Note 10 (SDM855)</text:p>
          </table:table-cell>
          <table:table-cell table:style-name="ce18" office:value-type="string" calcext:value-type="string">
            <text:p>Huawei P30 Pro</text:p>
          </table:table-cell>
          <table:table-cell table:style-name="ce21" office:value-type="string" calcext:value-type="string">
            <text:p>Oppo Ace2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Xiaomi Redmi 5 Plus</text:p>
          </table:table-cell>
          <table:table-cell table:style-name="ce18" office:value-type="string" calcext:value-type="string">
            <text:p>OnePlus 7</text:p>
          </table:table-cell>
          <table:table-cell table:style-name="ce18" office:value-type="string" calcext:value-type="string">
            <text:p>Huawei Honor View 20</text:p>
          </table:table-cell>
          <table:table-cell table:style-name="ce21" office:value-type="string" calcext:value-type="string">
            <text:p>Realme 6s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Xiaomi Redmi 7</text:p>
          </table:table-cell>
          <table:table-cell table:style-name="ce18" office:value-type="string" calcext:value-type="string">
            <text:p>Asus ZenFone 6 ZS630KL</text:p>
          </table:table-cell>
          <table:table-cell table:style-name="ce18" office:value-type="string" calcext:value-type="string">
            <text:p>Sony Xperia 1 II</text:p>
          </table:table-cell>
          <table:table-cell table:style-name="ce21" office:value-type="string" calcext:value-type="string">
            <text:p>Huawei Honor V30 Pro</text:p>
          </table:table-cell>
          <table:table-cell table:number-columns-repeated="60"/>
        </table:table-row>
        <table:table-row table:style-name="ro1">
          <table:table-cell table:style-name="ce28" office:value-type="string" calcext:value-type="string">
            <text:p>Realme 3 Pro</text:p>
          </table:table-cell>
          <table:table-cell table:style-name="ce21" office:value-type="string" calcext:value-type="string">
            <text:p>ZTE Axon 10 Pro</text:p>
          </table:table-cell>
          <table:table-cell table:style-name="ce18" office:value-type="string" calcext:value-type="string">
            <text:p>Samsung Galaxy S20 5G (SDM865)</text:p>
          </table:table-cell>
          <table:table-cell table:style-name="ce21" office:value-type="string" calcext:value-type="string">
            <text:p>Realme 6 P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Samsung Galaxy S10+ (Exynos 9 Octa)</text:p>
          </table:table-cell>
          <table:table-cell table:style-name="ce21" office:value-type="string" calcext:value-type="string">
            <text:p>Vivo iQOO Neo 855</text:p>
          </table:table-cell>
          <table:table-cell table:style-name="ce20" office:value-type="string" calcext:value-type="string">
            <text:p>Huawei Mate 20 Pro</text:p>
          </table:table-cell>
          <table:table-cell table:style-name="ce21" office:value-type="string" calcext:value-type="string">
            <text:p>Huawei Mate 30 Pro 5G</text:p>
          </table:table-cell>
          <table:table-cell table:number-columns-repeated="60"/>
        </table:table-row>
        <table:table-row table:style-name="ro1">
          <table:table-cell table:style-name="ce34" office:value-type="string" calcext:value-type="string">
            <text:p>OnePlus 5</text:p>
          </table:table-cell>
          <table:table-cell table:style-name="ce21" office:value-type="string" calcext:value-type="string">
            <text:p>Samsung Galaxy S10e (SDM855)</text:p>
          </table:table-cell>
          <table:table-cell table:style-name="ce21" office:value-type="string" calcext:value-type="string">
            <text:p>Huawei Honor V20</text:p>
          </table:table-cell>
          <table:table-cell table:style-name="ce21" office:value-type="string" calcext:value-type="string">
            <text:p>Google Pixel 4 XL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OnePlus 7</text:p>
          </table:table-cell>
          <table:table-cell table:style-name="ce18" office:value-type="string" calcext:value-type="string">
            <text:p>Samsung Galaxy S10+ (SDM855)</text:p>
          </table:table-cell>
          <table:table-cell table:style-name="ce21" office:value-type="string" calcext:value-type="string">
            <text:p>Huawei Mate 20</text:p>
          </table:table-cell>
          <table:table-cell table:style-name="ce21" office:value-type="string" calcext:value-type="string">
            <text:p>Sharp Aquos R3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Cat S61</text:p>
          </table:table-cell>
          <table:table-cell table:style-name="ce21" office:value-type="string" calcext:value-type="string">
            <text:p>Meizu 16S</text:p>
          </table:table-cell>
          <table:table-cell table:style-name="ce21" office:value-type="string" calcext:value-type="string">
            <text:p>Huawei nova 5T</text:p>
          </table:table-cell>
          <table:table-cell table:style-name="ce21" office:value-type="string" calcext:value-type="string">
            <text:p>Xiaomi Redmi Note 8 Pro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Xiaomi Mi 9</text:p>
          </table:table-cell>
          <table:table-cell table:style-name="ce21" office:value-type="string" calcext:value-type="string">
            <text:p>Vivo iQOO</text:p>
          </table:table-cell>
          <table:table-cell table:style-name="ce18" office:value-type="string" calcext:value-type="string">
            <text:p>Samsung Galaxy Note 10 (Exynos 9 Octa)</text:p>
          </table:table-cell>
          <table:table-cell table:style-name="ce18" office:value-type="string" calcext:value-type="string">
            <text:p>Sony Xperia 1 II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Sony Xperia XA2 Ultra</text:p>
          </table:table-cell>
          <table:table-cell table:style-name="ce21" office:value-type="string" calcext:value-type="string">
            <text:p>Oppo Reno 10x Zoom</text:p>
          </table:table-cell>
          <table:table-cell table:style-name="ce21" office:value-type="string" calcext:value-type="string">
            <text:p>Huawei Honor Magic 2</text:p>
          </table:table-cell>
          <table:table-cell table:style-name="ce21" office:value-type="string" calcext:value-type="string">
            <text:p>Samsung Galaxy Note 10 (SDM855)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Xiaomi Black Shark 2</text:p>
          </table:table-cell>
          <table:table-cell table:style-name="ce21" office:value-type="string" calcext:value-type="string">
            <text:p>Apple iPhone 11</text:p>
          </table:table-cell>
          <table:table-cell table:style-name="ce21" office:value-type="string" calcext:value-type="string">
            <text:p>Xiaomi Mi 10 Youth 5G</text:p>
          </table:table-cell>
          <table:table-cell table:style-name="ce21" office:value-type="string" calcext:value-type="string">
            <text:p>Sharp Aquos Zero2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Xiaomi Redmi 7A</text:p>
          </table:table-cell>
          <table:table-cell table:style-name="ce21" office:value-type="string" calcext:value-type="string">
            <text:p>Samsung Galaxy S10 (SDM855)</text:p>
          </table:table-cell>
          <table:table-cell table:style-name="ce21" office:value-type="string" calcext:value-type="string">
            <text:p>Samsung Galaxy Note 10 (SDM855)</text:p>
          </table:table-cell>
          <table:table-cell table:style-name="ce21" office:value-type="string" calcext:value-type="string">
            <text:p>Samsung Galaxy S10e (SDM855)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Xiaomi Mi A2 Lite</text:p>
          </table:table-cell>
          <table:table-cell table:style-name="ce18" office:value-type="string" calcext:value-type="string">
            <text:p>Xiaomi Mi 9</text:p>
          </table:table-cell>
          <table:table-cell table:style-name="ce21" office:value-type="string" calcext:value-type="string">
            <text:p>Alcatel 1SE 2020</text:p>
          </table:table-cell>
          <table:table-cell table:style-name="ce21" office:value-type="string" calcext:value-type="string">
            <text:p>Oppo Find X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Blackview BV9600 Pro</text:p>
          </table:table-cell>
          <table:table-cell table:style-name="ce21" office:value-type="string" calcext:value-type="string">
            <text:p>Samsung Galaxy S20 (Exynos 990)</text:p>
          </table:table-cell>
          <table:table-cell table:style-name="ce21" office:value-type="string" calcext:value-type="string">
            <text:p>Realme X50 5G</text:p>
          </table:table-cell>
          <table:table-cell table:style-name="ce21" office:value-type="string" calcext:value-type="string">
            <text:p>Samsung Galaxy S10 (SDM855)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Samsung Galaxy S10+ (SDM855)</text:p>
          </table:table-cell>
          <table:table-cell table:style-name="ce21" office:value-type="string" calcext:value-type="string">
            <text:p>Vivo iQOO Z1</text:p>
          </table:table-cell>
          <table:table-cell table:style-name="ce21" office:value-type="string" calcext:value-type="string">
            <text:p>Samsung Galaxy Note 10 5G (Exynos 9 Octa)</text:p>
          </table:table-cell>
          <table:table-cell table:style-name="ce18" office:value-type="string" calcext:value-type="string">
            <text:p>Asus ZenFone 6 ZS630KL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Vivo V7+</text:p>
          </table:table-cell>
          <table:table-cell table:style-name="ce18" office:value-type="string" calcext:value-type="string">
            <text:p>Sony Xperia 1</text:p>
          </table:table-cell>
          <table:table-cell table:style-name="ce21" office:value-type="string" calcext:value-type="string">
            <text:p>Xiaomi Mi 10 Lite 5G</text:p>
          </table:table-cell>
          <table:table-cell table:style-name="ce21" office:value-type="string" calcext:value-type="string">
            <text:p>Huawei Honor 30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Lenovo P2</text:p>
          </table:table-cell>
          <table:table-cell table:style-name="ce21" office:value-type="string" calcext:value-type="string">
            <text:p>Google Pixel 4</text:p>
          </table:table-cell>
          <table:table-cell table:style-name="ce18" office:value-type="string" calcext:value-type="string">
            <text:p>Oppo Reno3 Pro 5G</text:p>
          </table:table-cell>
          <table:table-cell table:style-name="ce21" office:value-type="string" calcext:value-type="string">
            <text:p>UleFone Armor 7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BlackBerry Motion</text:p>
          </table:table-cell>
          <table:table-cell table:style-name="ce21" office:value-type="string" calcext:value-type="string">
            <text:p>Samsung Galaxy S20 5G (Exynos 990)</text:p>
          </table:table-cell>
          <table:table-cell table:style-name="ce21" office:value-type="string" calcext:value-type="string">
            <text:p>Oppo Find X2 Lite</text:p>
          </table:table-cell>
          <table:table-cell table:style-name="ce18" office:value-type="string" calcext:value-type="string">
            <text:p>OnePlus 7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Samsung Galaxy A51</text:p>
          </table:table-cell>
          <table:table-cell table:style-name="ce18" office:value-type="string" calcext:value-type="string">
            <text:p>Xiaomi Mi 9 Transparent Edition</text:p>
          </table:table-cell>
          <table:table-cell table:style-name="ce21" office:value-type="string" calcext:value-type="string">
            <text:p>Samsung Galaxy S20 (Exynos 990)</text:p>
          </table:table-cell>
          <table:table-cell table:style-name="ce21" office:value-type="string" calcext:value-type="string">
            <text:p>UleFone Armor 7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Samsung Galaxy A9 (2018)</text:p>
          </table:table-cell>
          <table:table-cell table:style-name="ce21" office:value-type="string" calcext:value-type="string">
            <text:p>Oppo Reno Ace</text:p>
          </table:table-cell>
          <table:table-cell table:style-name="ce21" office:value-type="string" calcext:value-type="string">
            <text:p>Fairphone 3</text:p>
          </table:table-cell>
          <table:table-cell table:style-name="ce20" office:value-type="string" calcext:value-type="string">
            <text:p>Xiaomi Redmi K20 Pro</text:p>
          </table:table-cell>
          <table:table-cell table:number-columns-repeated="60"/>
        </table:table-row>
        <table:table-row table:style-name="ro1">
          <table:table-cell table:style-name="ce44" office:value-type="string" calcext:value-type="string">
            <text:p>Samsung Galaxy S10e (Exynos 9 Octa)</text:p>
          </table:table-cell>
          <table:table-cell table:style-name="ce20" office:value-type="string" calcext:value-type="string">
            <text:p>Xiaomi Redmi K20 Pro Premium</text:p>
          </table:table-cell>
          <table:table-cell table:style-name="ce21" office:value-type="string" calcext:value-type="string">
            <text:p>Google Pixel 4 XL</text:p>
          </table:table-cell>
          <table:table-cell table:style-name="ce21" office:value-type="string" calcext:value-type="string">
            <text:p>Smartisan Nut Pro 3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Cubot Dinosaur</text:p>
          </table:table-cell>
          <table:table-cell table:style-name="ce21" office:value-type="string" calcext:value-type="string">
            <text:p>Realme X2 Pro</text:p>
          </table:table-cell>
          <table:table-cell table:style-name="ce21" office:value-type="string" calcext:value-type="string">
            <text:p>Google Pixel 4</text:p>
          </table:table-cell>
          <table:table-cell table:style-name="ce21" office:value-type="string" calcext:value-type="string">
            <text:p>LG V50S ThinQ 5G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Asus ZenFone 4 ZE554KL S630</text:p>
          </table:table-cell>
          <table:table-cell table:style-name="ce21" office:value-type="string" calcext:value-type="string">
            <text:p>Realme X3 SuperZoom</text:p>
          </table:table-cell>
          <table:table-cell table:style-name="ce21" office:value-type="string" calcext:value-type="string">
            <text:p>Samsung Galaxy S20 5G (Exynos 990)</text:p>
          </table:table-cell>
          <table:table-cell table:style-name="ce18" office:value-type="string" calcext:value-type="string">
            <text:p>Samsung Galaxy S10+ (SDM855)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Samsung Galaxy A41</text:p>
          </table:table-cell>
          <table:table-cell table:style-name="ce18" office:value-type="string" calcext:value-type="string">
            <text:p>Xiaomi Mi 9T Pro</text:p>
          </table:table-cell>
          <table:table-cell table:style-name="ce18" office:value-type="string" calcext:value-type="string">
            <text:p>Asus ROG Phone II</text:p>
          </table:table-cell>
          <table:table-cell table:style-name="ce21" office:value-type="string" calcext:value-type="string">
            <text:p>Huawei P40 Pro+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Huawei Y9 2018</text:p>
          </table:table-cell>
          <table:table-cell table:style-name="ce21" office:value-type="string" calcext:value-type="string">
            <text:p>LG V50 ThinQ 5G</text:p>
          </table:table-cell>
          <table:table-cell table:style-name="ce21" office:value-type="string" calcext:value-type="string">
            <text:p>Gigaset GS195</text:p>
          </table:table-cell>
          <table:table-cell table:style-name="ce21" office:value-type="string" calcext:value-type="string">
            <text:p>Huawei P40 Pro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Xiaomi Redmi Note 4 (MSM8953)</text:p>
          </table:table-cell>
          <table:table-cell table:style-name="ce21" office:value-type="string" calcext:value-type="string">
            <text:p>LG G8s ThinQ</text:p>
          </table:table-cell>
          <table:table-cell table:style-name="ce21" office:value-type="string" calcext:value-type="string">
            <text:p>BQ Mobile BQ-5528L Strike Forward</text:p>
          </table:table-cell>
          <table:table-cell table:style-name="ce21" office:value-type="string" calcext:value-type="string">
            <text:p>Google Pixel 4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Samsung Galaxy A7 2017</text:p>
          </table:table-cell>
          <table:table-cell table:style-name="ce20" office:value-type="string" calcext:value-type="string">
            <text:p>Xiaomi Redmi K20 Pro</text:p>
          </table:table-cell>
          <table:table-cell table:style-name="ce18" office:value-type="string" calcext:value-type="string">
            <text:p>Asus ZenFone 6 ZS630KL</text:p>
          </table:table-cell>
          <table:table-cell table:style-name="ce21" office:value-type="string" calcext:value-type="string">
            <text:p>Sony Xperia 5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Samsung Galaxy S20 5G (SDM865)</text:p>
          </table:table-cell>
          <table:table-cell table:style-name="ce10" office:value-type="string" calcext:value-type="string">
            <text:p>Sony Xperia 5</text:p>
          </table:table-cell>
          <table:table-cell table:style-name="ce10" office:value-type="string" calcext:value-type="string">
            <text:p>Huawei Honor View 10</text:p>
          </table:table-cell>
          <table:table-cell table:style-name="ce10" office:value-type="string" calcext:value-type="string">
            <text:p>Vivo NEX Dual Display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Xiaomi Redmi Note 6 Pro</text:p>
          </table:table-cell>
          <table:table-cell table:style-name="ce10" office:value-type="string" calcext:value-type="string">
            <text:p>Google Pixel 4 XL</text:p>
          </table:table-cell>
          <table:table-cell table:style-name="ce11" office:value-type="string" calcext:value-type="string">
            <text:p>Asus ROG Phone</text:p>
          </table:table-cell>
          <table:table-cell table:style-name="ce10" office:value-type="string" calcext:value-type="string">
            <text:p>Meizu 16 Plus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Samsung Galaxy S10 (Exynos 9 Octa)</text:p>
          </table:table-cell>
          <table:table-cell table:style-name="ce10" office:value-type="string" calcext:value-type="string">
            <text:p>LG G8X ThinQ</text:p>
          </table:table-cell>
          <table:table-cell table:style-name="ce11" office:value-type="string" calcext:value-type="string">
            <text:p>Google Pixel 3 XL</text:p>
          </table:table-cell>
          <table:table-cell table:style-name="ce10" office:value-type="string" calcext:value-type="string">
            <text:p>Doogee S95 Pro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Samsung Galaxy J7 2016 (Exynos 7 Octa)</text:p>
          </table:table-cell>
          <table:table-cell table:style-name="ce10" office:value-type="string" calcext:value-type="string">
            <text:p>Asus ZenFone 5Z</text:p>
          </table:table-cell>
          <table:table-cell table:style-name="ce10" office:value-type="string" calcext:value-type="string">
            <text:p>ZTE Blade V10 Vita</text:p>
          </table:table-cell>
          <table:table-cell table:style-name="ce11" office:value-type="string" calcext:value-type="string">
            <text:p>Xiaomi Mi 9T Pro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Sony Xperia XZ1</text:p>
          </table:table-cell>
          <table:table-cell table:style-name="ce10" office:value-type="string" calcext:value-type="string">
            <text:p>ZTE Axon 9 Pro</text:p>
          </table:table-cell>
          <table:table-cell table:style-name="ce10" office:value-type="string" calcext:value-type="string">
            <text:p>Huawei Honor 9X (KIRIN 810)</text:p>
          </table:table-cell>
          <table:table-cell table:style-name="ce10" office:value-type="string" calcext:value-type="string">
            <text:p>Meizu Note 9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Huawei P Smart 2019</text:p>
          </table:table-cell>
          <table:table-cell table:style-name="ce10" office:value-type="string" calcext:value-type="string">
            <text:p>LG V50S ThinQ 5G</text:p>
          </table:table-cell>
          <table:table-cell table:style-name="ce11" office:value-type="string" calcext:value-type="string">
            <text:p>Google Pixel 3</text:p>
          </table:table-cell>
          <table:table-cell table:style-name="ce6" office:value-type="string" calcext:value-type="string">
            <text:p>Xiaomi Redmi K20 Pro Premium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Huawei Honor 8A</text:p>
          </table:table-cell>
          <table:table-cell table:style-name="ce123" office:value-type="string" calcext:value-type="string">
            <text:p>OnePlus 6T</text:p>
          </table:table-cell>
          <table:table-cell table:style-name="ce47" office:value-type="string" calcext:value-type="string">
            <text:p>Realme 6 Pro</text:p>
          </table:table-cell>
          <table:table-cell table:style-name="ce47" office:value-type="string" calcext:value-type="string">
            <text:p>ZTE Axon 10 Pro 5G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A50</text:p>
          </table:table-cell>
          <table:table-cell table:style-name="ce47" office:value-type="string" calcext:value-type="string">
            <text:p>ZTE Nubia Z18</text:p>
          </table:table-cell>
          <table:table-cell table:style-name="ce47" office:value-type="string" calcext:value-type="string">
            <text:p>Samsung Galaxy A51 5G</text:p>
          </table:table-cell>
          <table:table-cell table:style-name="ce47" office:value-type="string" calcext:value-type="string">
            <text:p>Razer Phone 2</text:p>
          </table:table-cell>
          <table:table-cell table:number-columns-repeated="60"/>
        </table:table-row>
        <table:table-row table:style-name="ro1">
          <table:table-cell table:style-name="ce49" office:value-type="string" calcext:value-type="string">
            <text:p>Blackview BV9700 Pro</text:p>
          </table:table-cell>
          <table:table-cell table:style-name="ce123" office:value-type="string" calcext:value-type="string">
            <text:p>Nokia 9 PureView</text:p>
          </table:table-cell>
          <table:table-cell table:style-name="ce49" office:value-type="string" calcext:value-type="string">
            <text:p>Huawei Mate 10 Pro</text:p>
          </table:table-cell>
          <table:table-cell table:style-name="ce47" office:value-type="string" calcext:value-type="string">
            <text:p>LG G8X ThinQ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Samsung Galaxy J7 Pro</text:p>
          </table:table-cell>
          <table:table-cell table:style-name="ce47" office:value-type="string" calcext:value-type="string">
            <text:p>Xiaomi Black Shark Helo</text:p>
          </table:table-cell>
          <table:table-cell table:style-name="ce47" office:value-type="string" calcext:value-type="string">
            <text:p>Huawei Mate 10</text:p>
          </table:table-cell>
          <table:table-cell table:style-name="ce47" office:value-type="string" calcext:value-type="string">
            <text:p>Vivo iQOO Neo 855 Plus</text:p>
          </table:table-cell>
          <table:table-cell table:number-columns-repeated="60"/>
        </table:table-row>
        <table:table-row table:style-name="ro1">
          <table:table-cell table:style-name="ce49" office:value-type="string" calcext:value-type="string">
            <text:p>Huawei P20 Pro</text:p>
          </table:table-cell>
          <table:table-cell table:style-name="ce47" office:value-type="string" calcext:value-type="string">
            <text:p>Vivo NEX S</text:p>
          </table:table-cell>
          <table:table-cell table:style-name="ce49" office:value-type="string" calcext:value-type="string">
            <text:p>Huawei P20 Pro</text:p>
          </table:table-cell>
          <table:table-cell table:style-name="ce47" office:value-type="string" calcext:value-type="string">
            <text:p>Oppo Reno Z</text:p>
          </table:table-cell>
          <table:table-cell table:number-columns-repeated="60"/>
        </table:table-row>
        <table:table-row table:style-name="ro1">
          <table:table-cell table:style-name="ce56" office:value-type="string" calcext:value-type="string">
            <text:p>Motorola One Zoom</text:p>
          </table:table-cell>
          <table:table-cell table:style-name="ce47" office:value-type="string" calcext:value-type="string">
            <text:p>ZTE Nubia Red Magic Mars</text:p>
          </table:table-cell>
          <table:table-cell table:style-name="ce49" office:value-type="string" calcext:value-type="string">
            <text:p>Huawei Honor 10</text:p>
          </table:table-cell>
          <table:table-cell table:style-name="ce47" office:value-type="string" calcext:value-type="string">
            <text:p>LG V50 ThinQ 5G</text:p>
          </table:table-cell>
          <table:table-cell table:number-columns-repeated="60"/>
        </table:table-row>
        <table:table-row table:style-name="ro1">
          <table:table-cell table:style-name="ce57" office:value-type="string" calcext:value-type="string">
            <text:p>Allview Soul X5 Style</text:p>
          </table:table-cell>
          <table:table-cell table:style-name="ce47" office:value-type="string" calcext:value-type="string">
            <text:p>Meizu 16 Plus</text:p>
          </table:table-cell>
          <table:table-cell table:style-name="ce47" office:value-type="string" calcext:value-type="string">
            <text:p>Huawei Honor Play</text:p>
          </table:table-cell>
          <table:table-cell table:style-name="ce47" office:value-type="string" calcext:value-type="string">
            <text:p>Vivo iQOO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Vsmart Joy 1+</text:p>
          </table:table-cell>
          <table:table-cell table:style-name="ce47" office:value-type="string" calcext:value-type="string">
            <text:p>Xiaomi Black Shark</text:p>
          </table:table-cell>
          <table:table-cell table:style-name="ce47" office:value-type="string" calcext:value-type="string">
            <text:p>Oppo Find X</text:p>
          </table:table-cell>
          <table:table-cell table:style-name="ce47" office:value-type="string" calcext:value-type="string">
            <text:p>ZTE Axon 10 Pro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Xiaomi Redmi Note 7</text:p>
          </table:table-cell>
          <table:table-cell table:style-name="ce47" office:value-type="string" calcext:value-type="string">
            <text:p>ZTE Nubia X</text:p>
          </table:table-cell>
          <table:table-cell table:style-name="ce47" office:value-type="string" calcext:value-type="string">
            <text:p>Huawei P20</text:p>
          </table:table-cell>
          <table:table-cell table:style-name="ce47" office:value-type="string" calcext:value-type="string">
            <text:p>Xiaomi Redmi 10X 5G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Google Pixel 4</text:p>
          </table:table-cell>
          <table:table-cell table:style-name="ce123" office:value-type="string" calcext:value-type="string">
            <text:p>OnePlus 6</text:p>
          </table:table-cell>
          <table:table-cell table:style-name="ce47" office:value-type="string" calcext:value-type="string">
            <text:p>Huawei Mate 9 Porsche Design</text:p>
          </table:table-cell>
          <table:table-cell table:style-name="ce47" office:value-type="string" calcext:value-type="string">
            <text:p>Blackview BV9900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A8+ 2018</text:p>
          </table:table-cell>
          <table:table-cell table:style-name="ce47" office:value-type="string" calcext:value-type="string">
            <text:p>Smartisan R1</text:p>
          </table:table-cell>
          <table:table-cell table:style-name="ce47" office:value-type="string" calcext:value-type="string">
            <text:p>Huawei Honor V10</text:p>
          </table:table-cell>
          <table:table-cell table:style-name="ce123" office:value-type="string" calcext:value-type="string">
            <text:p>Xiaomi Mi 9</text:p>
          </table:table-cell>
          <table:table-cell table:number-columns-repeated="60"/>
        </table:table-row>
        <table:table-row table:style-name="ro1">
          <table:table-cell table:style-name="ce123" office:value-type="string" calcext:value-type="string">
            <text:p>Xiaomi Pocophone F1</text:p>
          </table:table-cell>
          <table:table-cell table:style-name="ce47" office:value-type="string" calcext:value-type="string">
            <text:p>Meizu 16</text:p>
          </table:table-cell>
          <table:table-cell table:style-name="ce47" office:value-type="string" calcext:value-type="string">
            <text:p>Huawei Nova 3</text:p>
          </table:table-cell>
          <table:table-cell table:style-name="ce47" office:value-type="string" calcext:value-type="string">
            <text:p>Huawei Honor V30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Xiaomi Redmi 5</text:p>
          </table:table-cell>
          <table:table-cell table:style-name="ce47" office:value-type="string" calcext:value-type="string">
            <text:p>Sony Xperia XZ2 Premium</text:p>
          </table:table-cell>
          <table:table-cell table:style-name="ce47" office:value-type="string" calcext:value-type="string">
            <text:p>Vivo NEX Dual Display</text:p>
          </table:table-cell>
          <table:table-cell table:style-name="ce123" office:value-type="string" calcext:value-type="string">
            <text:p>Xiaomi Mi Mix 3 5G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S20 (Exynos 990)</text:p>
          </table:table-cell>
          <table:table-cell table:style-name="ce47" office:value-type="string" calcext:value-type="string">
            <text:p>Samsung Galaxy S9+ (SDM845)</text:p>
          </table:table-cell>
          <table:table-cell table:style-name="ce47" office:value-type="string" calcext:value-type="string">
            <text:p>Vsmart Active 3</text:p>
          </table:table-cell>
          <table:table-cell table:style-name="ce123" office:value-type="string" calcext:value-type="string">
            <text:p>Xiaomi Mi 9 Transparent Edition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Nokia 7</text:p>
          </table:table-cell>
          <table:table-cell table:style-name="ce49" office:value-type="string" calcext:value-type="string">
            <text:p>Samsung Galaxy S9 (SDM845)</text:p>
          </table:table-cell>
          <table:table-cell table:style-name="ce47" office:value-type="string" calcext:value-type="string">
            <text:p>Realme X3 SuperZoom</text:p>
          </table:table-cell>
          <table:table-cell table:style-name="ce47" office:value-type="string" calcext:value-type="string">
            <text:p>Vivo iQOO Neo 855</text:p>
          </table:table-cell>
          <table:table-cell table:number-columns-repeated="60"/>
        </table:table-row>
        <table:table-row table:style-name="ro1">
          <table:table-cell table:style-name="ce123" office:value-type="string" calcext:value-type="string">
            <text:p>Huawei P30 Pro</text:p>
          </table:table-cell>
          <table:table-cell table:style-name="ce47" office:value-type="string" calcext:value-type="string">
            <text:p>Samsung Galaxy Note 9 (SDM845)</text:p>
          </table:table-cell>
          <table:table-cell table:style-name="ce47" office:value-type="string" calcext:value-type="string">
            <text:p>Huawei Mate 9</text:p>
          </table:table-cell>
          <table:table-cell table:style-name="ce47" office:value-type="string" calcext:value-type="string">
            <text:p>ZTE Nubia Z20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Nokia 2.1</text:p>
          </table:table-cell>
          <table:table-cell table:style-name="ce47" office:value-type="string" calcext:value-type="string">
            <text:p>Vivo NEX Dual Display</text:p>
          </table:table-cell>
          <table:table-cell table:style-name="ce47" office:value-type="string" calcext:value-type="string">
            <text:p>Gigaset GS110</text:p>
          </table:table-cell>
          <table:table-cell table:style-name="ce47" office:value-type="string" calcext:value-type="string">
            <text:p>Meitu V7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A20e</text:p>
          </table:table-cell>
          <table:table-cell table:style-name="ce123" office:value-type="string" calcext:value-type="string">
            <text:p>Asus ROG Phone</text:p>
          </table:table-cell>
          <table:table-cell table:style-name="ce47" office:value-type="string" calcext:value-type="string">
            <text:p>LG G8X ThinQ</text:p>
          </table:table-cell>
          <table:table-cell table:style-name="ce47" office:value-type="string" calcext:value-type="string">
            <text:p>Realme X2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A8 2018</text:p>
          </table:table-cell>
          <table:table-cell table:style-name="ce47" office:value-type="string" calcext:value-type="string">
            <text:p>Vivo iQOO Neo</text:p>
          </table:table-cell>
          <table:table-cell table:style-name="ce47" office:value-type="string" calcext:value-type="string">
            <text:p>Vivo NEX S</text:p>
          </table:table-cell>
          <table:table-cell table:style-name="ce47" office:value-type="string" calcext:value-type="string">
            <text:p>Oppo Reno3 Pro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HTC U11+</text:p>
          </table:table-cell>
          <table:table-cell table:style-name="ce47" office:value-type="string" calcext:value-type="string">
            <text:p>Sony Xperia XZ2 Compact</text:p>
          </table:table-cell>
          <table:table-cell table:style-name="ce47" office:value-type="string" calcext:value-type="string">
            <text:p>Huawei P10</text:p>
          </table:table-cell>
          <table:table-cell table:style-name="ce123" office:value-type="string" calcext:value-type="string">
            <text:p>Sony Xperia 1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Cat S52</text:p>
          </table:table-cell>
          <table:table-cell table:style-name="ce47" office:value-type="string" calcext:value-type="string">
            <text:p>Razer Phone 2</text:p>
          </table:table-cell>
          <table:table-cell table:style-name="ce49" office:value-type="string" calcext:value-type="string">
            <text:p>Xiaomi Mi CC9 Pro</text:p>
          </table:table-cell>
          <table:table-cell table:style-name="ce47" office:value-type="string" calcext:value-type="string">
            <text:p>LG G8s ThinQ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S9 (Exynos 9 Octa)</text:p>
          </table:table-cell>
          <table:table-cell table:style-name="ce49" office:value-type="string" calcext:value-type="string">
            <text:p>LG G7 ThinQ</text:p>
          </table:table-cell>
          <table:table-cell table:style-name="ce47" office:value-type="string" calcext:value-type="string">
            <text:p>Meizu 16Xs</text:p>
          </table:table-cell>
          <table:table-cell table:style-name="ce123" office:value-type="string" calcext:value-type="string">
            <text:p>Google Pixel 3 XL</text:p>
          </table:table-cell>
          <table:table-cell table:number-columns-repeated="60"/>
        </table:table-row>
        <table:table-row table:style-name="ro1">
          <table:table-cell table:style-name="ce123" office:value-type="string" calcext:value-type="string">
            <text:p>Samsung Galaxy Note 10 (Exynos 9 Octa)</text:p>
          </table:table-cell>
          <table:table-cell table:style-name="ce47" office:value-type="string" calcext:value-type="string">
            <text:p>Apple iPhone XS</text:p>
          </table:table-cell>
          <table:table-cell table:style-name="ce47" office:value-type="string" calcext:value-type="string">
            <text:p>Motorola Moto Z4</text:p>
          </table:table-cell>
          <table:table-cell table:style-name="ce47" office:value-type="string" calcext:value-type="string">
            <text:p>Lenovo Z6 Pro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Huawei P8 Lite 2017</text:p>
          </table:table-cell>
          <table:table-cell table:style-name="ce47" office:value-type="string" calcext:value-type="string">
            <text:p>Apple iPhone XR</text:p>
          </table:table-cell>
          <table:table-cell table:style-name="ce47" office:value-type="string" calcext:value-type="string">
            <text:p>Huawei Honor 9X (KIRIN 710F)</text:p>
          </table:table-cell>
          <table:table-cell table:style-name="ce47" office:value-type="string" calcext:value-type="string">
            <text:p>LG G8 ThinQ</text:p>
          </table:table-cell>
          <table:table-cell table:number-columns-repeated="60"/>
        </table:table-row>
        <table:table-row table:style-name="ro1">
          <table:table-cell table:style-name="ce123" office:value-type="string" calcext:value-type="string">
            <text:p>Huawei Honor 20</text:p>
          </table:table-cell>
          <table:table-cell table:style-name="ce47" office:value-type="string" calcext:value-type="string">
            <text:p>Sharp Aquos R3</text:p>
          </table:table-cell>
          <table:table-cell table:style-name="ce47" office:value-type="string" calcext:value-type="string">
            <text:p>ZTE Nubia Red Magic Mars</text:p>
          </table:table-cell>
          <table:table-cell table:style-name="ce47" office:value-type="string" calcext:value-type="string">
            <text:p>Huawei Nova 6 5G</text:p>
          </table:table-cell>
          <table:table-cell table:number-columns-repeated="60"/>
        </table:table-row>
        <table:table-row table:style-name="ro1">
          <table:table-cell table:style-name="ce123" office:value-type="string" calcext:value-type="string">
            <text:p>Xiaomi Mi Mix 3</text:p>
          </table:table-cell>
          <table:table-cell table:style-name="ce47" office:value-type="string" calcext:value-type="string">
            <text:p>Apple iPhone XS Max</text:p>
          </table:table-cell>
          <table:table-cell table:style-name="ce123" office:value-type="string" calcext:value-type="string">
            <text:p>Xiaomi Mi 9T</text:p>
          </table:table-cell>
          <table:table-cell table:style-name="ce47" office:value-type="string" calcext:value-type="string">
            <text:p>Huawei Nova 6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Motorola Moto Z3 Play</text:p>
          </table:table-cell>
          <table:table-cell table:style-name="ce123" office:value-type="string" calcext:value-type="string">
            <text:p>Xiaomi Mi Mix 3</text:p>
          </table:table-cell>
          <table:table-cell table:style-name="ce47" office:value-type="string" calcext:value-type="string">
            <text:p>Huawei Mate 9 Pro</text:p>
          </table:table-cell>
          <table:table-cell table:style-name="ce123" office:value-type="string" calcext:value-type="string">
            <text:p>Asus ROG Phone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Samsung Galaxy A40</text:p>
          </table:table-cell>
          <table:table-cell table:style-name="ce47" office:value-type="string" calcext:value-type="string">
            <text:p>Sony Xperia XZ2</text:p>
          </table:table-cell>
          <table:table-cell table:style-name="ce47" office:value-type="string" calcext:value-type="string">
            <text:p>Vivo V17 (SDM675)</text:p>
          </table:table-cell>
          <table:table-cell table:style-name="ce123" office:value-type="string" calcext:value-type="string">
            <text:p>Google Pixel 3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Nokia 3.1</text:p>
          </table:table-cell>
          <table:table-cell table:style-name="ce47" office:value-type="string" calcext:value-type="string">
            <text:p>Xiaomi Redmi 10X Pro</text:p>
          </table:table-cell>
          <table:table-cell table:style-name="ce47" office:value-type="string" calcext:value-type="string">
            <text:p>Motorola One Action</text:p>
          </table:table-cell>
          <table:table-cell table:style-name="ce47" office:value-type="string" calcext:value-type="string">
            <text:p>Realme 6i</text:p>
          </table:table-cell>
          <table:table-cell table:number-columns-repeated="60"/>
        </table:table-row>
        <table:table-row table:style-name="ro1">
          <table:table-cell table:style-name="ce52" office:value-type="string" calcext:value-type="string">
            <text:p>Xiaomi Mi Max (MSM8976)</text:p>
          </table:table-cell>
          <table:table-cell table:style-name="ce47" office:value-type="string" calcext:value-type="string">
            <text:p>Sharp Aquos R2 Compact</text:p>
          </table:table-cell>
          <table:table-cell table:style-name="ce47" office:value-type="string" calcext:value-type="string">
            <text:p>Oppo F15</text:p>
          </table:table-cell>
          <table:table-cell table:style-name="ce47" office:value-type="string" calcext:value-type="string">
            <text:p>Realme C3</text:p>
          </table:table-cell>
          <table:table-cell table:number-columns-repeated="60"/>
        </table:table-row>
        <table:table-row table:style-name="ro1">
          <table:table-cell table:style-name="ce59" office:value-type="string" calcext:value-type="string">
            <text:p>Vsmart Active 1+</text:p>
          </table:table-cell>
          <table:table-cell table:style-name="ce47" office:value-type="string" calcext:value-type="string">
            <text:p>Sharp Aquos R2</text:p>
          </table:table-cell>
          <table:table-cell table:style-name="ce49" office:value-type="string" calcext:value-type="string">
            <text:p>Xiaomi Mi Note 10 Pro</text:p>
          </table:table-cell>
          <table:table-cell table:style-name="ce47" office:value-type="string" calcext:value-type="string">
            <text:p>Lenovo Z5 Pro GT</text:p>
          </table:table-cell>
          <table:table-cell table:number-columns-repeated="60"/>
        </table:table-row>
        <table:table-row table:style-name="ro1">
          <table:table-cell table:style-name="ce59" office:value-type="string" calcext:value-type="string">
            <text:p>Cubot X19</text:p>
          </table:table-cell>
          <table:table-cell table:style-name="ce47" office:value-type="string" calcext:value-type="string">
            <text:p>Xiaomi Redmi 10X 5G</text:p>
          </table:table-cell>
          <table:table-cell table:style-name="ce47" office:value-type="string" calcext:value-type="string">
            <text:p>Huawei P10 Plus</text:p>
          </table:table-cell>
          <table:table-cell table:style-name="ce47" office:value-type="string" calcext:value-type="string">
            <text:p>Oppo Reno 10x Zoom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Samsung Galaxy S8+ (MSM8998)</text:p>
          </table:table-cell>
          <table:table-cell table:style-name="ce123" office:value-type="string" calcext:value-type="string">
            <text:p>Xiaomi Mi 8 UD</text:p>
          </table:table-cell>
          <table:table-cell table:style-name="ce47" office:value-type="string" calcext:value-type="string">
            <text:p>Realme 6s</text:p>
          </table:table-cell>
          <table:table-cell table:style-name="ce47" office:value-type="string" calcext:value-type="string">
            <text:p>Huawei Mate 30 Pro</text:p>
          </table:table-cell>
          <table:table-cell table:number-columns-repeated="60"/>
        </table:table-row>
        <table:table-row table:style-name="ro1">
          <table:table-cell table:style-name="ce49" office:value-type="string" calcext:value-type="string">
            <text:p>Nokia 8.1</text:p>
          </table:table-cell>
          <table:table-cell table:style-name="ce123" office:value-type="string" calcext:value-type="string">
            <text:p>Google Pixel 3 XL</text:p>
          </table:table-cell>
          <table:table-cell table:style-name="ce49" office:value-type="string" calcext:value-type="string">
            <text:p>Xiaomi Mi Note 10</text:p>
          </table:table-cell>
          <table:table-cell table:style-name="ce47" office:value-type="string" calcext:value-type="string">
            <text:p>Huawei P40</text:p>
          </table:table-cell>
          <table:table-cell table:number-columns-repeated="60"/>
        </table:table-row>
        <table:table-row table:style-name="ro1">
          <table:table-cell table:style-name="ce49" office:value-type="string" calcext:value-type="string">
            <text:p>Nokia 8</text:p>
          </table:table-cell>
          <table:table-cell table:style-name="ce123" office:value-type="string" calcext:value-type="string">
            <text:p>Sony Xperia XZ3</text:p>
          </table:table-cell>
          <table:table-cell table:style-name="ce47" office:value-type="string" calcext:value-type="string">
            <text:p>BLU G5</text:p>
          </table:table-cell>
          <table:table-cell table:style-name="ce47" office:value-type="string" calcext:value-type="string">
            <text:p>Huawei nova 5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Xiaomi Redmi Note 3</text:p>
          </table:table-cell>
          <table:table-cell table:style-name="ce47" office:value-type="string" calcext:value-type="string">
            <text:p>Lenovo Z5 Pro GT</text:p>
          </table:table-cell>
          <table:table-cell table:style-name="ce47" office:value-type="string" calcext:value-type="string">
            <text:p>Motorola Moto E6 Play</text:p>
          </table:table-cell>
          <table:table-cell table:style-name="ce47" office:value-type="string" calcext:value-type="string">
            <text:p>Oppo Reno2 Z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Huawei Honor Play</text:p>
          </table:table-cell>
          <table:table-cell table:style-name="ce47" office:value-type="string" calcext:value-type="string">
            <text:p>HTC U12+</text:p>
          </table:table-cell>
          <table:table-cell table:style-name="ce47" office:value-type="string" calcext:value-type="string">
            <text:p>TCL 10 Pro</text:p>
          </table:table-cell>
          <table:table-cell table:style-name="ce47" office:value-type="string" calcext:value-type="string">
            <text:p>Samsung Galaxy Note 10 5G (Exynos 9 Octa)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Xiaomi Redmi Note 3 Pro</text:p>
          </table:table-cell>
          <table:table-cell table:style-name="ce47" office:value-type="string" calcext:value-type="string">
            <text:p>Sharp Aquos Zero</text:p>
          </table:table-cell>
          <table:table-cell table:style-name="ce47" office:value-type="string" calcext:value-type="string">
            <text:p>Motorola One Zoom</text:p>
          </table:table-cell>
          <table:table-cell table:style-name="ce123" office:value-type="string" calcext:value-type="string">
            <text:p>Oppo Reno3 Pro 5G</text:p>
          </table:table-cell>
          <table:table-cell table:number-columns-repeated="60"/>
        </table:table-row>
        <table:table-row table:style-name="ro1">
          <table:table-cell table:style-name="ce60" office:value-type="string" calcext:value-type="string">
            <text:p>Xiaomi Redmi 4X</text:p>
          </table:table-cell>
          <table:table-cell table:style-name="ce124" office:value-type="string" calcext:value-type="string">
            <text:p>Asus ZenFone 4 Pro</text:p>
          </table:table-cell>
          <table:table-cell table:style-name="ce127" office:value-type="string" calcext:value-type="string">
            <text:p>Xiaomi Mi 9</text:p>
          </table:table-cell>
          <table:table-cell table:style-name="ce127" office:value-type="string" calcext:value-type="string">
            <text:p>Xiaomi Black Shark 2 Pro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BQ Aquaris X2</text:p>
          </table:table-cell>
          <table:table-cell table:style-name="ce61" office:value-type="string" calcext:value-type="string">
            <text:p>Sharp Aquos V</text:p>
          </table:table-cell>
          <table:table-cell table:style-name="ce61" office:value-type="string" calcext:value-type="string">
            <text:p>Motorola Moto G7</text:p>
          </table:table-cell>
          <table:table-cell table:style-name="ce128" office:value-type="string" calcext:value-type="string">
            <text:p>Samsung Galaxy Note 10 (Exynos 9 Octa)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Xiaomi Redmi 3S</text:p>
          </table:table-cell>
          <table:table-cell table:style-name="ce88" office:value-type="string" calcext:value-type="string">
            <text:p>Huawei Mate 20 Pro (Performance mode)</text:p>
          </table:table-cell>
          <table:table-cell table:style-name="ce61" office:value-type="string" calcext:value-type="string">
            <text:p>ZTE Axon 10 Pro</text:p>
          </table:table-cell>
          <table:table-cell table:style-name="ce61" office:value-type="string" calcext:value-type="string">
            <text:p>Huawei Honor 30S</text:p>
          </table:table-cell>
          <table:table-cell table:number-columns-repeated="60"/>
        </table:table-row>
        <table:table-row table:style-name="ro1">
          <table:table-cell table:style-name="ce63" office:value-type="string" calcext:value-type="string">
            <text:p>Xiaomi Mi Mix 2</text:p>
          </table:table-cell>
          <table:table-cell table:style-name="ce128" office:value-type="string" calcext:value-type="string">
            <text:p>Xiaomi Mi 8</text:p>
          </table:table-cell>
          <table:table-cell table:style-name="ce128" office:value-type="string" calcext:value-type="string">
            <text:p>Google Pixel 3a</text:p>
          </table:table-cell>
          <table:table-cell table:style-name="ce128" office:value-type="string" calcext:value-type="string">
            <text:p>Xiaomi Black Shark 2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Oppo Reno3 Pro 5G</text:p>
          </table:table-cell>
          <table:table-cell table:style-name="ce61" office:value-type="string" calcext:value-type="string">
            <text:p>ZTE Nubia Red Devil</text:p>
          </table:table-cell>
          <table:table-cell table:style-name="ce61" office:value-type="string" calcext:value-type="string">
            <text:p>Vivo iQOO Neo 855</text:p>
          </table:table-cell>
          <table:table-cell table:style-name="ce128" office:value-type="string" calcext:value-type="string">
            <text:p>OnePlus 6T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Samsung Galaxy J7 Prime</text:p>
          </table:table-cell>
          <table:table-cell table:style-name="ce61" office:value-type="string" calcext:value-type="string">
            <text:p>Razer Phone</text:p>
          </table:table-cell>
          <table:table-cell table:style-name="ce61" office:value-type="string" calcext:value-type="string">
            <text:p>Oppo A72</text:p>
          </table:table-cell>
          <table:table-cell table:style-name="ce61" office:value-type="string" calcext:value-type="string">
            <text:p>Huawei Honor 30 Pro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Nokia 6</text:p>
          </table:table-cell>
          <table:table-cell table:style-name="ce61" office:value-type="string" calcext:value-type="string">
            <text:p>ZTE Nubia Z17S</text:p>
          </table:table-cell>
          <table:table-cell table:style-name="ce128" office:value-type="string" calcext:value-type="string">
            <text:p>Xiaomi Mi 9 Transparent Edition</text:p>
          </table:table-cell>
          <table:table-cell table:style-name="ce61" office:value-type="string" calcext:value-type="string">
            <text:p>Asus ZenFone 5Z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Xiaomi Mi Play</text:p>
          </table:table-cell>
          <table:table-cell table:style-name="ce61" office:value-type="string" calcext:value-type="string">
            <text:p>ZTE Nubia Z17</text:p>
          </table:table-cell>
          <table:table-cell table:style-name="ce61" office:value-type="string" calcext:value-type="string">
            <text:p>Motorola Moto G7 Power</text:p>
          </table:table-cell>
          <table:table-cell table:style-name="ce61" office:value-type="string" calcext:value-type="string">
            <text:p>Oppo R15 Dream Mirror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Vsmart Joy 1</text:p>
          </table:table-cell>
          <table:table-cell table:style-name="ce88" office:value-type="string" calcext:value-type="string">
            <text:p>Nokia 8</text:p>
          </table:table-cell>
          <table:table-cell table:style-name="ce61" office:value-type="string" calcext:value-type="string">
            <text:p>Sharp Aquos Zero2</text:p>
          </table:table-cell>
          <table:table-cell table:style-name="ce128" office:value-type="string" calcext:value-type="string">
            <text:p>Sony Xperia XZ3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Samsung Galaxy Note 9 (Exynos 9 Octa)</text:p>
          </table:table-cell>
          <table:table-cell table:style-name="ce61" office:value-type="string" calcext:value-type="string">
            <text:p>Motorola Moto Z2 Force</text:p>
          </table:table-cell>
          <table:table-cell table:style-name="ce61" office:value-type="string" calcext:value-type="string">
            <text:p>Xiaomi Mi CC9e</text:p>
          </table:table-cell>
          <table:table-cell table:style-name="ce61" office:value-type="string" calcext:value-type="string">
            <text:p>Smartisan R1</text:p>
          </table:table-cell>
          <table:table-cell table:number-columns-repeated="60"/>
        </table:table-row>
        <table:table-row table:style-name="ro1">
          <table:table-cell table:style-name="ce63" office:value-type="string" calcext:value-type="string">
            <text:p>Huawei Mate 10 Pro</text:p>
          </table:table-cell>
          <table:table-cell table:style-name="ce61" office:value-type="string" calcext:value-type="string">
            <text:p>OnePlus 5T</text:p>
          </table:table-cell>
          <table:table-cell table:style-name="ce128" office:value-type="string" calcext:value-type="string">
            <text:p>Xiaomi Mi Mix 3 5G</text:p>
          </table:table-cell>
          <table:table-cell table:style-name="ce61" office:value-type="string" calcext:value-type="string">
            <text:p>Vivo X30 Pro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Essential PH-1</text:p>
          </table:table-cell>
          <table:table-cell table:style-name="ce61" office:value-type="string" calcext:value-type="string">
            <text:p>Samsung Galaxy Note8 (MSM8998)</text:p>
          </table:table-cell>
          <table:table-cell table:style-name="ce61" office:value-type="string" calcext:value-type="string">
            <text:p>Vivo S1 Pro (SDM665)</text:p>
          </table:table-cell>
          <table:table-cell table:style-name="ce61" office:value-type="string" calcext:value-type="string">
            <text:p>Oppo R11s Plus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BQ Aquaris C</text:p>
          </table:table-cell>
          <table:table-cell table:style-name="ce88" office:value-type="string" calcext:value-type="string">
            <text:p>Xiaomi Mi Mix 2S</text:p>
          </table:table-cell>
          <table:table-cell table:style-name="ce61" office:value-type="string" calcext:value-type="string">
            <text:p>Oppo R15 Pro</text:p>
          </table:table-cell>
          <table:table-cell table:style-name="ce128" office:value-type="string" calcext:value-type="string">
            <text:p>OnePlus 6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Xiaomi Redmi Note 5A (MSM8940)</text:p>
          </table:table-cell>
          <table:table-cell table:style-name="ce128" office:value-type="string" calcext:value-type="string">
            <text:p>Xiaomi Mi 8 Explorer Edition</text:p>
          </table:table-cell>
          <table:table-cell table:style-name="ce61" office:value-type="string" calcext:value-type="string">
            <text:p>Huawei Y9 2019</text:p>
          </table:table-cell>
          <table:table-cell table:style-name="ce61" office:value-type="string" calcext:value-type="string">
            <text:p>Xiaomi Redmi Note 9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Sony Xperia 10 Plus</text:p>
          </table:table-cell>
          <table:table-cell table:style-name="ce128" office:value-type="string" calcext:value-type="string">
            <text:p>Google Pixel 3</text:p>
          </table:table-cell>
          <table:table-cell table:style-name="ce61" office:value-type="string" calcext:value-type="string">
            <text:p>Xiaomi Mi A3</text:p>
          </table:table-cell>
          <table:table-cell table:style-name="ce61" office:value-type="string" calcext:value-type="string">
            <text:p>Meizu 16X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Huawei Honor 9 Lite</text:p>
          </table:table-cell>
          <table:table-cell table:style-name="ce61" office:value-type="string" calcext:value-type="string">
            <text:p>LG G7 One</text:p>
          </table:table-cell>
          <table:table-cell table:style-name="ce128" office:value-type="string" calcext:value-type="string">
            <text:p>Google Pixel 3a XL</text:p>
          </table:table-cell>
          <table:table-cell table:style-name="ce61" office:value-type="string" calcext:value-type="string">
            <text:p>Xiaomi Black Shark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Huawei Nova 3</text:p>
          </table:table-cell>
          <table:table-cell table:style-name="ce128" office:value-type="string" calcext:value-type="string">
            <text:p>Xiaomi Pocophone F1</text:p>
          </table:table-cell>
          <table:table-cell table:style-name="ce61" office:value-type="string" calcext:value-type="string">
            <text:p>Huawei Nova 3i</text:p>
          </table:table-cell>
          <table:table-cell table:style-name="ce61" office:value-type="string" calcext:value-type="string">
            <text:p>Oppo R11s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Vsmart Active 1</text:p>
          </table:table-cell>
          <table:table-cell table:style-name="ce61" office:value-type="string" calcext:value-type="string">
            <text:p>Huawei Honor 30</text:p>
          </table:table-cell>
          <table:table-cell table:style-name="ce61" office:value-type="string" calcext:value-type="string">
            <text:p>Motorola Moto Z2 Force</text:p>
          </table:table-cell>
          <table:table-cell table:style-name="ce61" office:value-type="string" calcext:value-type="string">
            <text:p>AGM X3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BQ Aquaris U2 Lite</text:p>
          </table:table-cell>
          <table:table-cell table:style-name="ce61" office:value-type="string" calcext:value-type="string">
            <text:p>Xiaomi Mi 10 Lite 5G</text:p>
          </table:table-cell>
          <table:table-cell table:style-name="ce61" office:value-type="string" calcext:value-type="string">
            <text:p>Elephone U2</text:p>
          </table:table-cell>
          <table:table-cell table:style-name="ce61" office:value-type="string" calcext:value-type="string">
            <text:p>Oppo R15 Pro</text:p>
          </table:table-cell>
          <table:table-cell table:number-columns-repeated="60"/>
        </table:table-row>
        <table:table-row table:style-name="ro1">
          <table:table-cell table:style-name="ce78" office:value-type="string" calcext:value-type="string">
            <text:p>LG V30</text:p>
          </table:table-cell>
          <table:table-cell table:style-name="ce88" office:value-type="string" calcext:value-type="string">
            <text:p>LG V40 ThinQ</text:p>
          </table:table-cell>
          <table:table-cell table:style-name="ce61" office:value-type="string" calcext:value-type="string">
            <text:p>ZTE Nubia Z17S</text:p>
          </table:table-cell>
          <table:table-cell table:style-name="ce61" office:value-type="string" calcext:value-type="string">
            <text:p>Sony Xperia XZ2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Huawei Y7 2019</text:p>
          </table:table-cell>
          <table:table-cell table:style-name="ce61" office:value-type="string" calcext:value-type="string">
            <text:p>Motorola Moto Z3</text:p>
          </table:table-cell>
          <table:table-cell table:style-name="ce61" office:value-type="string" calcext:value-type="string">
            <text:p>ZTE Axon 9 Pro</text:p>
          </table:table-cell>
          <table:table-cell table:style-name="ce61" office:value-type="string" calcext:value-type="string">
            <text:p>Sony Xperia XZ2 Compact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Vivo V9</text:p>
          </table:table-cell>
          <table:table-cell table:style-name="ce61" office:value-type="string" calcext:value-type="string">
            <text:p>Xiaomi Mi 10 Youth 5G</text:p>
          </table:table-cell>
          <table:table-cell table:style-name="ce61" office:value-type="string" calcext:value-type="string">
            <text:p>Huawei Mate 20 Lite</text:p>
          </table:table-cell>
          <table:table-cell table:style-name="ce61" office:value-type="string" calcext:value-type="string">
            <text:p>Sharp Aquos R2</text:p>
          </table:table-cell>
          <table:table-cell table:number-columns-repeated="60"/>
        </table:table-row>
        <table:table-row table:style-name="ro1">
          <table:table-cell table:style-name="ce79" office:value-type="string" calcext:value-type="string">
            <text:p>Sony Xperia 1 II</text:p>
          </table:table-cell>
          <table:table-cell table:style-name="ce61" office:value-type="string" calcext:value-type="string">
            <text:p>Samsung Galaxy S8 (MSM8998)</text:p>
          </table:table-cell>
          <table:table-cell table:style-name="ce61" office:value-type="string" calcext:value-type="string">
            <text:p>Huawei Enjoy 7</text:p>
          </table:table-cell>
          <table:table-cell table:style-name="ce61" office:value-type="string" calcext:value-type="string">
            <text:p>ZTE Nubia X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Xiaomi Redmi 4 Prime</text:p>
          </table:table-cell>
          <table:table-cell table:style-name="ce61" office:value-type="string" calcext:value-type="string">
            <text:p>Google Pixel 2 XL</text:p>
          </table:table-cell>
          <table:table-cell table:style-name="ce61" office:value-type="string" calcext:value-type="string">
            <text:p>Oukitel C17 Pro</text:p>
          </table:table-cell>
          <table:table-cell table:style-name="ce61" office:value-type="string" calcext:value-type="string">
            <text:p>ZTE Nubia Red Magic Mars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otorola Moto G6 Play</text:p>
          </table:table-cell>
          <table:table-cell table:style-name="ce61" office:value-type="string" calcext:value-type="string">
            <text:p>Oppo Find X2 Lite</text:p>
          </table:table-cell>
          <table:table-cell table:style-name="ce61" office:value-type="string" calcext:value-type="string">
            <text:p>Realme X2 Pro</text:p>
          </table:table-cell>
          <table:table-cell table:style-name="ce61" office:value-type="string" calcext:value-type="string">
            <text:p>Sony Xperia XZ2 Premium</text:p>
          </table:table-cell>
          <table:table-cell table:number-columns-repeated="60"/>
        </table:table-row>
        <table:table-row table:style-name="ro1">
          <table:table-cell table:style-name="ce80" office:value-type="string" calcext:value-type="string">
            <text:p>HTC Desire 12s</text:p>
          </table:table-cell>
          <table:table-cell table:style-name="ce61" office:value-type="string" calcext:value-type="string">
            <text:p>LG V35 ThinQ</text:p>
          </table:table-cell>
          <table:table-cell table:style-name="ce61" office:value-type="string" calcext:value-type="string">
            <text:p>Vivo Y50</text:p>
          </table:table-cell>
          <table:table-cell table:style-name="ce88" office:value-type="string" calcext:value-type="string">
            <text:p>Xiaomi Mi Mix 2S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OnePlus 6</text:p>
          </table:table-cell>
          <table:table-cell table:style-name="ce61" office:value-type="string" calcext:value-type="string">
            <text:p>Samsung Galaxy S8+ (MSM8998)</text:p>
          </table:table-cell>
          <table:table-cell table:style-name="ce61" office:value-type="string" calcext:value-type="string">
            <text:p>Wiko View 3 Pro</text:p>
          </table:table-cell>
          <table:table-cell table:style-name="ce128" office:value-type="string" calcext:value-type="string">
            <text:p>Nokia 9 PureView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Google Pixel 3</text:p>
          </table:table-cell>
          <table:table-cell table:style-name="ce88" office:value-type="string" calcext:value-type="string">
            <text:p>Nokia 8 Sirocco</text:p>
          </table:table-cell>
          <table:table-cell table:style-name="ce61" office:value-type="string" calcext:value-type="string">
            <text:p>ZTE Blade V10</text:p>
          </table:table-cell>
          <table:table-cell table:style-name="ce128" office:value-type="string" calcext:value-type="string">
            <text:p>Xiaomi Mi 8 Explorer Edition</text:p>
          </table:table-cell>
          <table:table-cell table:number-columns-repeated="60"/>
        </table:table-row>
        <table:table-row table:style-name="ro1">
          <table:table-cell table:style-name="ce84" office:value-type="string" calcext:value-type="string">
            <text:p>HTC U11</text:p>
          </table:table-cell>
          <table:table-cell table:style-name="ce61" office:value-type="string" calcext:value-type="string">
            <text:p>HTC U11+</text:p>
          </table:table-cell>
          <table:table-cell table:style-name="ce128" office:value-type="string" calcext:value-type="string">
            <text:p>OnePlus 6T</text:p>
          </table:table-cell>
          <table:table-cell table:style-name="ce61" office:value-type="string" calcext:value-type="string">
            <text:p>Meizu 16</text:p>
          </table:table-cell>
          <table:table-cell table:number-columns-repeated="60"/>
        </table:table-row>
        <table:table-row table:style-name="ro1">
          <table:table-cell table:style-name="ce84" office:value-type="string" calcext:value-type="string">
            <text:p>Huawei P Smart</text:p>
          </table:table-cell>
          <table:table-cell table:style-name="ce61" office:value-type="string" calcext:value-type="string">
            <text:p>Samsung Galaxy S8 Active</text:p>
          </table:table-cell>
          <table:table-cell table:style-name="ce61" office:value-type="string" calcext:value-type="string">
            <text:p>Xiaomi Redmi Note 8</text:p>
          </table:table-cell>
          <table:table-cell table:style-name="ce128" office:value-type="string" calcext:value-type="string">
            <text:p>Xiaomi Mi Mix 3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Xiaomi Mi 8 UD</text:p>
          </table:table-cell>
          <table:table-cell table:style-name="ce128" office:value-type="string" calcext:value-type="string">
            <text:p>Oppo Reno3 Pro 5G</text:p>
          </table:table-cell>
          <table:table-cell table:style-name="ce61" office:value-type="string" calcext:value-type="string">
            <text:p>Xiaomi Redmi Note 8T</text:p>
          </table:table-cell>
          <table:table-cell table:style-name="ce61" office:value-type="string" calcext:value-type="string">
            <text:p>Samsung Galaxy A51 5G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eitu T9</text:p>
          </table:table-cell>
          <table:table-cell table:style-name="ce61" office:value-type="string" calcext:value-type="string">
            <text:p>Huawei Honor Magic 2</text:p>
          </table:table-cell>
          <table:table-cell table:style-name="ce61" office:value-type="string" calcext:value-type="string">
            <text:p>Meizu 16S</text:p>
          </table:table-cell>
          <table:table-cell table:style-name="ce128" office:value-type="string" calcext:value-type="string">
            <text:p>Xiaomi Mi 8</text:p>
          </table:table-cell>
          <table:table-cell table:number-columns-repeated="60"/>
        </table:table-row>
        <table:table-row table:style-name="ro1">
          <table:table-cell table:style-name="ce85" office:value-type="string" calcext:value-type="string">
            <text:p>Honeywell Dolphin CT40</text:p>
          </table:table-cell>
          <table:table-cell table:style-name="ce61" office:value-type="string" calcext:value-type="string">
            <text:p>Sony Xperia XZ1</text:p>
          </table:table-cell>
          <table:table-cell table:style-name="ce61" office:value-type="string" calcext:value-type="string">
            <text:p>Realme X2</text:p>
          </table:table-cell>
          <table:table-cell table:style-name="ce128" office:value-type="string" calcext:value-type="string">
            <text:p>Xiaomi Pocophone F1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Alcatel 5</text:p>
          </table:table-cell>
          <table:table-cell table:style-name="ce61" office:value-type="string" calcext:value-type="string">
            <text:p>HTC U11</text:p>
          </table:table-cell>
          <table:table-cell table:style-name="ce61" office:value-type="string" calcext:value-type="string">
            <text:p>Samsung Galaxy M30S</text:p>
          </table:table-cell>
          <table:table-cell table:style-name="ce61" office:value-type="string" calcext:value-type="string">
            <text:p>Vivo NEX S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bq Aquaris V</text:p>
          </table:table-cell>
          <table:table-cell table:style-name="ce61" office:value-type="string" calcext:value-type="string">
            <text:p>OnePlus 5</text:p>
          </table:table-cell>
          <table:table-cell table:style-name="ce61" office:value-type="string" calcext:value-type="string">
            <text:p>Motorola Moto G7 Play</text:p>
          </table:table-cell>
          <table:table-cell table:style-name="ce128" office:value-type="string" calcext:value-type="string">
            <text:p>Xiaomi Mi 8 UD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Nokia 9 PureView</text:p>
          </table:table-cell>
          <table:table-cell table:style-name="ce88" office:value-type="string" calcext:value-type="string">
            <text:p>Xiaomi Mi Mix 2</text:p>
          </table:table-cell>
          <table:table-cell table:style-name="ce61" office:value-type="string" calcext:value-type="string">
            <text:p>Xiaomi Redmi K20</text:p>
          </table:table-cell>
          <table:table-cell table:style-name="ce61" office:value-type="string" calcext:value-type="string">
            <text:p>Vivo S1 (Helio P65)</text:p>
          </table:table-cell>
          <table:table-cell table:number-columns-repeated="60"/>
        </table:table-row>
        <table:table-row table:style-name="ro1">
          <table:table-cell table:style-name="ce86" office:value-type="string" calcext:value-type="string">
            <text:p>Xiaomi Mi 8</text:p>
          </table:table-cell>
          <table:table-cell table:style-name="ce61" office:value-type="string" calcext:value-type="string">
            <text:p>Essential PH-1</text:p>
          </table:table-cell>
          <table:table-cell table:style-name="ce61" office:value-type="string" calcext:value-type="string">
            <text:p>Meizu Note 9</text:p>
          </table:table-cell>
          <table:table-cell table:style-name="ce61" office:value-type="string" calcext:value-type="string">
            <text:p>Oppo R11 Plus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Xiaomi Mi A1</text:p>
          </table:table-cell>
          <table:table-cell table:style-name="ce61" office:value-type="string" calcext:value-type="string">
            <text:p>Xiaomi Mi 6</text:p>
          </table:table-cell>
          <table:table-cell table:style-name="ce128" office:value-type="string" calcext:value-type="string">
            <text:p>OnePlus 7</text:p>
          </table:table-cell>
          <table:table-cell table:style-name="ce61" office:value-type="string" calcext:value-type="string">
            <text:p>Vestel Venus Z40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Wiko Wim</text:p>
          </table:table-cell>
          <table:table-cell table:style-name="ce61" office:value-type="string" calcext:value-type="string">
            <text:p>Huawei Nova 6 5G</text:p>
          </table:table-cell>
          <table:table-cell table:style-name="ce61" office:value-type="string" calcext:value-type="string">
            <text:p>UMIDIGI S3 Pro</text:p>
          </table:table-cell>
          <table:table-cell table:style-name="ce61" office:value-type="string" calcext:value-type="string">
            <text:p>Oukitel Y4800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Samsung Galaxy S9+ (Exynos 9 Octa)</text:p>
          </table:table-cell>
          <table:table-cell table:style-name="ce61" office:value-type="string" calcext:value-type="string">
            <text:p>Sony Xperia XZ Premium</text:p>
          </table:table-cell>
          <table:table-cell table:style-name="ce61" office:value-type="string" calcext:value-type="string">
            <text:p>Huawei Honor 6C Pro</text:p>
          </table:table-cell>
          <table:table-cell table:style-name="ce61" office:value-type="string" calcext:value-type="string">
            <text:p>Huawei nova 5T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Samsung Galaxy A6 (2018)</text:p>
          </table:table-cell>
          <table:table-cell table:style-name="ce128" office:value-type="string" calcext:value-type="string">
            <text:p>Samsung Galaxy S10+ (Exynos 9 Octa)</text:p>
          </table:table-cell>
          <table:table-cell table:style-name="ce61" office:value-type="string" calcext:value-type="string">
            <text:p>Huawei Honor 8X</text:p>
          </table:table-cell>
          <table:table-cell table:style-name="ce61" office:value-type="string" calcext:value-type="string">
            <text:p>Elephone U2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Huawei Honor View 20</text:p>
          </table:table-cell>
          <table:table-cell table:style-name="ce61" office:value-type="string" calcext:value-type="string">
            <text:p>Huawei Mate 30 Pro</text:p>
          </table:table-cell>
          <table:table-cell table:style-name="ce61" office:value-type="string" calcext:value-type="string">
            <text:p>Sharp Aquos Zero</text:p>
          </table:table-cell>
          <table:table-cell table:style-name="ce61" office:value-type="string" calcext:value-type="string">
            <text:p>Xiaomi Black Shark Helo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Asus ZenFone 5 ZE620KL</text:p>
          </table:table-cell>
          <table:table-cell table:style-name="ce61" office:value-type="string" calcext:value-type="string">
            <text:p>Google Pixel 2</text:p>
          </table:table-cell>
          <table:table-cell table:style-name="ce61" office:value-type="string" calcext:value-type="string">
            <text:p>LG G8 ThinQ</text:p>
          </table:table-cell>
          <table:table-cell table:style-name="ce61" office:value-type="string" calcext:value-type="string">
            <text:p>UleFone Armor 3W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Asus ROG Phone</text:p>
          </table:table-cell>
          <table:table-cell table:style-name="ce61" office:value-type="string" calcext:value-type="string">
            <text:p>Huawei Honor 30S</text:p>
          </table:table-cell>
          <table:table-cell table:style-name="ce61" office:value-type="string" calcext:value-type="string">
            <text:p>Samsung Galaxy A50S</text:p>
          </table:table-cell>
          <table:table-cell table:style-name="ce61" office:value-type="string" calcext:value-type="string">
            <text:p>ZTE Nubia Z18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bq Aquaris X Pro</text:p>
          </table:table-cell>
          <table:table-cell table:style-name="ce88" office:value-type="string" calcext:value-type="string">
            <text:p>Samsung Galaxy S10 (Exynos 9 Octa)</text:p>
          </table:table-cell>
          <table:table-cell table:style-name="ce61" office:value-type="string" calcext:value-type="string">
            <text:p>Xiaomi Redmi Note 9</text:p>
          </table:table-cell>
          <table:table-cell table:style-name="ce61" office:value-type="string" calcext:value-type="string">
            <text:p>Allview Soul X6 Xtreme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Nokia X5</text:p>
          </table:table-cell>
          <table:table-cell table:style-name="ce61" office:value-type="string" calcext:value-type="string">
            <text:p>Huawei Honor V30</text:p>
          </table:table-cell>
          <table:table-cell table:style-name="ce129" office:value-type="string" calcext:value-type="string">
            <text:p>Samsung Galaxy A21s</text:p>
          </table:table-cell>
          <table:table-cell table:style-name="ce61" office:value-type="string" calcext:value-type="string">
            <text:p>HTC U12+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otorola Moto X4</text:p>
          </table:table-cell>
          <table:table-cell table:style-name="ce61" office:value-type="string" calcext:value-type="string">
            <text:p>Huawei Honor V30 Pro</text:p>
          </table:table-cell>
          <table:table-cell table:style-name="ce61" office:value-type="string" calcext:value-type="string">
            <text:p>Oppo F11</text:p>
          </table:table-cell>
          <table:table-cell table:style-name="ce61" office:value-type="string" calcext:value-type="string">
            <text:p>Vivo iQOO Neo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otorola One</text:p>
          </table:table-cell>
          <table:table-cell table:style-name="ce61" office:value-type="string" calcext:value-type="string">
            <text:p>Samsung Galaxy Note 9 (Exynos 9 Octa)</text:p>
          </table:table-cell>
          <table:table-cell table:style-name="ce61" office:value-type="string" calcext:value-type="string">
            <text:p>UleFone Armor 3WT</text:p>
          </table:table-cell>
          <table:table-cell table:style-name="ce61" office:value-type="string" calcext:value-type="string">
            <text:p>HTC Exodus 1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Xiaomi Redmi S2</text:p>
          </table:table-cell>
          <table:table-cell table:style-name="ce88" office:value-type="string" calcext:value-type="string">
            <text:p>LG V30</text:p>
          </table:table-cell>
          <table:table-cell table:style-name="ce128" office:value-type="string" calcext:value-type="string">
            <text:p>Sony Xperia XZ3</text:p>
          </table:table-cell>
          <table:table-cell table:style-name="ce128" office:value-type="string" calcext:value-type="string">
            <text:p>Huawei Honor 20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Huawei Nova 3i</text:p>
          </table:table-cell>
          <table:table-cell table:style-name="ce128" office:value-type="string" calcext:value-type="string">
            <text:p>Huawei Honor 20 Pro</text:p>
          </table:table-cell>
          <table:table-cell table:style-name="ce88" office:value-type="string" calcext:value-type="string">
            <text:p>Blackview BV9700 Pro</text:p>
          </table:table-cell>
          <table:table-cell table:style-name="ce128" office:value-type="string" calcext:value-type="string">
            <text:p>Huawei Honor 20 Pro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Asus ZenFone 4 Pro</text:p>
          </table:table-cell>
          <table:table-cell table:style-name="ce128" office:value-type="string" calcext:value-type="string">
            <text:p>Huawei P30 Pro</text:p>
          </table:table-cell>
          <table:table-cell table:style-name="ce61" office:value-type="string" calcext:value-type="string">
            <text:p>Cubot X20 Pro</text:p>
          </table:table-cell>
          <table:table-cell table:style-name="ce128" office:value-type="string" calcext:value-type="string">
            <text:p>Huawei P30 Pro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LG V40 ThinQ</text:p>
          </table:table-cell>
          <table:table-cell table:style-name="ce61" office:value-type="string" calcext:value-type="string">
            <text:p>Apple iPhone 8 Plus</text:p>
          </table:table-cell>
          <table:table-cell table:style-name="ce128" office:value-type="string" calcext:value-type="string">
            <text:p>Xiaomi Black Shark 2 Pro</text:p>
          </table:table-cell>
          <table:table-cell table:style-name="ce61" office:value-type="string" calcext:value-type="string">
            <text:p>Oppo Find X2 Lite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Sony Xperia XZ Premium</text:p>
          </table:table-cell>
          <table:table-cell table:style-name="ce61" office:value-type="string" calcext:value-type="string">
            <text:p>Huawei Mate 30 Pro 5G</text:p>
          </table:table-cell>
          <table:table-cell table:style-name="ce61" office:value-type="string" calcext:value-type="string">
            <text:p>Samsung Galaxy M31</text:p>
          </table:table-cell>
          <table:table-cell table:style-name="ce61" office:value-type="string" calcext:value-type="string">
            <text:p>Doogee S90 Pro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OnePlus 5T</text:p>
          </table:table-cell>
          <table:table-cell table:style-name="ce61" office:value-type="string" calcext:value-type="string">
            <text:p>Huawei Honor V20</text:p>
          </table:table-cell>
          <table:table-cell table:style-name="ce61" office:value-type="string" calcext:value-type="string">
            <text:p>Doogee S68 Pro</text:p>
          </table:table-cell>
          <table:table-cell table:style-name="ce61" office:value-type="string" calcext:value-type="string">
            <text:p>Oppo R15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Lenovo Phab 2 Pro</text:p>
          </table:table-cell>
          <table:table-cell table:style-name="ce61" office:value-type="string" calcext:value-type="string">
            <text:p>Huawei Honor 30 Pro+</text:p>
          </table:table-cell>
          <table:table-cell table:style-name="ce61" office:value-type="string" calcext:value-type="string">
            <text:p>Vivo iQOO</text:p>
          </table:table-cell>
          <table:table-cell table:style-name="ce128" office:value-type="string" calcext:value-type="string">
            <text:p>Huawei Honor 20S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Samsung Galaxy S9 (SDM845)</text:p>
          </table:table-cell>
          <table:table-cell table:style-name="ce61" office:value-type="string" calcext:value-type="string">
            <text:p>Apple iPhone X</text:p>
          </table:table-cell>
          <table:table-cell table:style-name="ce61" office:value-type="string" calcext:value-type="string">
            <text:p>UMIDIGI X</text:p>
          </table:table-cell>
          <table:table-cell table:style-name="ce61" office:value-type="string" calcext:value-type="string">
            <text:p>UleFone Armor 6E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otorola Moto Z Play</text:p>
          </table:table-cell>
          <table:table-cell table:style-name="ce128" office:value-type="string" calcext:value-type="string">
            <text:p>Samsung Galaxy S10e (Exynos 9 Octa)</text:p>
          </table:table-cell>
          <table:table-cell table:style-name="ce61" office:value-type="string" calcext:value-type="string">
            <text:p>LG G8s ThinQ</text:p>
          </table:table-cell>
          <table:table-cell table:style-name="ce88" office:value-type="string" calcext:value-type="string">
            <text:p>Xiaomi Mi CC9 Pro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Sony Xperia 1</text:p>
          </table:table-cell>
          <table:table-cell table:style-name="ce61" office:value-type="string" calcext:value-type="string">
            <text:p>Huawei P40 Pro</text:p>
          </table:table-cell>
          <table:table-cell table:style-name="ce61" office:value-type="string" calcext:value-type="string">
            <text:p>Lenovo Z5 Pro GT</text:p>
          </table:table-cell>
          <table:table-cell table:style-name="ce61" office:value-type="string" calcext:value-type="string">
            <text:p>ZTE Nubia Red Devil</text:p>
          </table:table-cell>
          <table:table-cell table:number-columns-repeated="60"/>
        </table:table-row>
        <table:table-row table:style-name="ro1">
          <table:table-cell table:style-name="ce128" office:value-type="string" calcext:value-type="string">
            <text:p>Sony Xperia XZ3</text:p>
          </table:table-cell>
          <table:table-cell table:style-name="ce128" office:value-type="string" calcext:value-type="string">
            <text:p>Huawei P30</text:p>
          </table:table-cell>
          <table:table-cell table:style-name="ce61" office:value-type="string" calcext:value-type="string">
            <text:p>Samsung Galaxy M40</text:p>
          </table:table-cell>
          <table:table-cell table:style-name="ce61" office:value-type="string" calcext:value-type="string">
            <text:p>Samsung Galaxy Note 9 (SDM845)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LG Q6</text:p>
          </table:table-cell>
          <table:table-cell table:style-name="ce61" office:value-type="string" calcext:value-type="string">
            <text:p>Huawei P40</text:p>
          </table:table-cell>
          <table:table-cell table:style-name="ce61" office:value-type="string" calcext:value-type="string">
            <text:p>Motorola Moto Z3</text:p>
          </table:table-cell>
          <table:table-cell table:style-name="ce128" office:value-type="string" calcext:value-type="string">
            <text:p>Huawei P30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Motorola Moto E5</text:p>
          </table:table-cell>
          <table:table-cell table:style-name="ce88" office:value-type="string" calcext:value-type="string">
            <text:p>LG V30+</text:p>
          </table:table-cell>
          <table:table-cell table:style-name="ce61" office:value-type="string" calcext:value-type="string">
            <text:p>UMIDIGI F1</text:p>
          </table:table-cell>
          <table:table-cell table:style-name="ce61" office:value-type="string" calcext:value-type="string">
            <text:p>Blackview BV9600</text:p>
          </table:table-cell>
          <table:table-cell table:number-columns-repeated="60"/>
        </table:table-row>
        <table:table-row table:style-name="ro1">
          <table:table-cell table:style-name="ce61" office:value-type="string" calcext:value-type="string">
            <text:p>Samsung Galaxy Note8 (Exynos 9 Octa)</text:p>
          </table:table-cell>
          <table:table-cell table:style-name="ce61" office:value-type="string" calcext:value-type="string">
            <text:p>Samsung Galaxy S9+ (Exynos 9 Octa)</text:p>
          </table:table-cell>
          <table:table-cell table:style-name="ce128" office:value-type="string" calcext:value-type="string">
            <text:p>OnePlus 6</text:p>
          </table:table-cell>
          <table:table-cell table:style-name="ce88" office:value-type="string" calcext:value-type="string">
            <text:p>Blackview BV9700 Pro</text:p>
          </table:table-cell>
          <table:table-cell table:number-columns-repeated="60"/>
        </table:table-row>
        <table:table-row table:style-name="ro1">
          <table:table-cell table:style-name="ce130" office:value-type="string" calcext:value-type="string">
            <text:p>Huawei Honor 10</text:p>
          </table:table-cell>
          <table:table-cell table:style-name="ce94" office:value-type="string" calcext:value-type="string">
            <text:p>Samsung Galaxy S9 (Exynos 9 Octa)</text:p>
          </table:table-cell>
          <table:table-cell table:style-name="ce94" office:value-type="string" calcext:value-type="string">
            <text:p>Xiaomi Mi CC9</text:p>
          </table:table-cell>
          <table:table-cell table:style-name="ce94" office:value-type="string" calcext:value-type="string">
            <text:p>General Mobile GM 9 Plus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uawei Mate 10 Lite</text:p>
          </table:table-cell>
          <table:table-cell table:style-name="ce94" office:value-type="string" calcext:value-type="string">
            <text:p>Sharp Aquos R</text:p>
          </table:table-cell>
          <table:table-cell table:style-name="ce94" office:value-type="string" calcext:value-type="string">
            <text:p>Huawei Honor 6A</text:p>
          </table:table-cell>
          <table:table-cell table:style-name="ce130" office:value-type="string" calcext:value-type="string">
            <text:p>LG V40 ThinQ</text:p>
          </table:table-cell>
          <table:table-cell table:number-columns-repeated="60"/>
        </table:table-row>
        <table:table-row table:style-name="ro1">
          <table:table-cell table:style-name="ce95" office:value-type="string" calcext:value-type="string">
            <text:p>Nokia 6 (2018)</text:p>
          </table:table-cell>
          <table:table-cell table:style-name="ce125" office:value-type="string" calcext:value-type="string">
            <text:p>Huawei Honor View 20</text:p>
          </table:table-cell>
          <table:table-cell table:style-name="ce94" office:value-type="string" calcext:value-type="string">
            <text:p>LG V50 ThinQ 5G</text:p>
          </table:table-cell>
          <table:table-cell table:style-name="ce130" office:value-type="string" calcext:value-type="string">
            <text:p>Huawei Mate 20 Pro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bq Aquaris V Plus</text:p>
          </table:table-cell>
          <table:table-cell table:style-name="ce125" office:value-type="string" calcext:value-type="string">
            <text:p>Huawei Honor 20</text:p>
          </table:table-cell>
          <table:table-cell table:style-name="ce94" office:value-type="string" calcext:value-type="string">
            <text:p>Motorola Moto G7 Plus</text:p>
          </table:table-cell>
          <table:table-cell table:style-name="ce130" office:value-type="string" calcext:value-type="string">
            <text:p>LG G7 ThinQ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Oppo F5</text:p>
          </table:table-cell>
          <table:table-cell table:style-name="ce94" office:value-type="string" calcext:value-type="string">
            <text:p>RED Hydrogen One</text:p>
          </table:table-cell>
          <table:table-cell table:style-name="ce125" office:value-type="string" calcext:value-type="string">
            <text:p>Samsung Galaxy S10+ (SDM855)</text:p>
          </table:table-cell>
          <table:table-cell table:style-name="ce94" office:value-type="string" calcext:value-type="string">
            <text:p>Vivo Z6 5G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Oppo A77</text:p>
          </table:table-cell>
          <table:table-cell table:style-name="ce94" office:value-type="string" calcext:value-type="string">
            <text:p>Huawei nova 5T</text:p>
          </table:table-cell>
          <table:table-cell table:style-name="ce94" office:value-type="string" calcext:value-type="string">
            <text:p>Vivo Z3</text:p>
          </table:table-cell>
          <table:table-cell table:style-name="ce94" office:value-type="string" calcext:value-type="string">
            <text:p>Huawei Mate 20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Nokia 5</text:p>
          </table:table-cell>
          <table:table-cell table:style-name="ce94" office:value-type="string" calcext:value-type="string">
            <text:p>Huawei Mate 20</text:p>
          </table:table-cell>
          <table:table-cell table:style-name="ce125" office:value-type="string" calcext:value-type="string">
            <text:p>Samsung Galaxy S10+ (Exynos 9 Octa)</text:p>
          </table:table-cell>
          <table:table-cell table:style-name="ce94" office:value-type="string" calcext:value-type="string">
            <text:p>UMIDIGI X</text:p>
          </table:table-cell>
          <table:table-cell table:number-columns-repeated="60"/>
        </table:table-row>
        <table:table-row table:style-name="ro1">
          <table:table-cell table:style-name="ce130" office:value-type="string" calcext:value-type="string">
            <text:p>Nokia 8 Sirocco</text:p>
          </table:table-cell>
          <table:table-cell table:style-name="ce94" office:value-type="string" calcext:value-type="string">
            <text:p>Huawei nova 5 Pro</text:p>
          </table:table-cell>
          <table:table-cell table:style-name="ce125" office:value-type="string" calcext:value-type="string">
            <text:p>Samsung Galaxy S10e (Exynos 9 Octa)</text:p>
          </table:table-cell>
          <table:table-cell table:style-name="ce94" office:value-type="string" calcext:value-type="string">
            <text:p>Sharp Aquos Zero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bq Aquaris U Plus</text:p>
          </table:table-cell>
          <table:table-cell table:style-name="ce94" office:value-type="string" calcext:value-type="string">
            <text:p>Vivo X30 Pro</text:p>
          </table:table-cell>
          <table:table-cell table:style-name="ce94" office:value-type="string" calcext:value-type="string">
            <text:p>Samsung Galaxy S10 (SDM855)</text:p>
          </table:table-cell>
          <table:table-cell table:style-name="ce94" office:value-type="string" calcext:value-type="string">
            <text:p>Oppo F11 Pro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TC Desire 12+</text:p>
          </table:table-cell>
          <table:table-cell table:style-name="ce94" office:value-type="string" calcext:value-type="string">
            <text:p>Samsung Galaxy A51 5G</text:p>
          </table:table-cell>
          <table:table-cell table:style-name="ce125" office:value-type="string" calcext:value-type="string">
            <text:p>Xiaomi Mi Mix 3</text:p>
          </table:table-cell>
          <table:table-cell table:style-name="ce94" office:value-type="string" calcext:value-type="string">
            <text:p>Huawei Honor V20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bq Aquaris U</text:p>
          </table:table-cell>
          <table:table-cell table:style-name="ce94" office:value-type="string" calcext:value-type="string">
            <text:p>ZTE Axon M</text:p>
          </table:table-cell>
          <table:table-cell table:style-name="ce94" office:value-type="string" calcext:value-type="string">
            <text:p>Huawei Y7p</text:p>
          </table:table-cell>
          <table:table-cell table:style-name="ce94" office:value-type="string" calcext:value-type="string">
            <text:p>Blackview BV9600E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Oppo F9</text:p>
          </table:table-cell>
          <table:table-cell table:style-name="ce94" office:value-type="string" calcext:value-type="string">
            <text:p>Samsung Galaxy Note 10 5G (Exynos 9 Octa)</text:p>
          </table:table-cell>
          <table:table-cell table:style-name="ce94" office:value-type="string" calcext:value-type="string">
            <text:p>Huawei Enjoy 8 Plus</text:p>
          </table:table-cell>
          <table:table-cell table:style-name="ce94" office:value-type="string" calcext:value-type="string">
            <text:p>Oppo F11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Samsung Galaxy A8s</text:p>
          </table:table-cell>
          <table:table-cell table:style-name="ce125" office:value-type="string" calcext:value-type="string">
            <text:p>Samsung Galaxy Note 10 (Exynos 9 Octa)</text:p>
          </table:table-cell>
          <table:table-cell table:style-name="ce94" office:value-type="string" calcext:value-type="string">
            <text:p>Lenovo Z6 Pro</text:p>
          </table:table-cell>
          <table:table-cell table:style-name="ce94" office:value-type="string" calcext:value-type="string">
            <text:p>Razer Phone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Oppo Find X</text:p>
          </table:table-cell>
          <table:table-cell table:style-name="ce94" office:value-type="string" calcext:value-type="string">
            <text:p>Realme 6 Pro</text:p>
          </table:table-cell>
          <table:table-cell table:style-name="ce94" office:value-type="string" calcext:value-type="string">
            <text:p>Sony Xperia 5</text:p>
          </table:table-cell>
          <table:table-cell table:style-name="ce125" office:value-type="string" calcext:value-type="string">
            <text:p>Samsung Galaxy S10e (Exynos 9 Octa)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uawei Honor 7C Pro</text:p>
          </table:table-cell>
          <table:table-cell table:style-name="ce94" office:value-type="string" calcext:value-type="string">
            <text:p>Asus ZenFone 3 Deluxe ZS570KL (MSM8996 Pro)</text:p>
          </table:table-cell>
          <table:table-cell table:style-name="ce94" office:value-type="string" calcext:value-type="string">
            <text:p>Huawei Ascend XT2</text:p>
          </table:table-cell>
          <table:table-cell table:style-name="ce94" office:value-type="string" calcext:value-type="string">
            <text:p>Oppo Realme 1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ZTE Nubia M2 Lite</text:p>
          </table:table-cell>
          <table:table-cell table:style-name="ce94" office:value-type="string" calcext:value-type="string">
            <text:p>Smartisan M1</text:p>
          </table:table-cell>
          <table:table-cell table:style-name="ce94" office:value-type="string" calcext:value-type="string">
            <text:p>Samsung Galaxy M21</text:p>
          </table:table-cell>
          <table:table-cell table:style-name="ce94" office:value-type="string" calcext:value-type="string">
            <text:p>LG V35 ThinQ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Cubot P20</text:p>
          </table:table-cell>
          <table:table-cell table:style-name="ce94" office:value-type="string" calcext:value-type="string">
            <text:p>Lenovo Z2 Plus</text:p>
          </table:table-cell>
          <table:table-cell table:style-name="ce94" office:value-type="string" calcext:value-type="string">
            <text:p>Huawei Mate SE</text:p>
          </table:table-cell>
          <table:table-cell table:style-name="ce125" office:value-type="string" calcext:value-type="string">
            <text:p>Huawei Honor View 20</text:p>
          </table:table-cell>
          <table:table-cell table:number-columns-repeated="60"/>
        </table:table-row>
        <table:table-row table:style-name="ro1">
          <table:table-cell table:style-name="ce97" office:value-type="string" calcext:value-type="string">
            <text:p>Asus ZenFone 3 ZE520KL</text:p>
          </table:table-cell>
          <table:table-cell table:style-name="ce94" office:value-type="string" calcext:value-type="string">
            <text:p>Realme X2</text:p>
          </table:table-cell>
          <table:table-cell table:style-name="ce94" office:value-type="string" calcext:value-type="string">
            <text:p>Huawei P Smart+</text:p>
          </table:table-cell>
          <table:table-cell table:style-name="ce94" office:value-type="string" calcext:value-type="string">
            <text:p>Huawei Honor 9X (KIRIN 810)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bq Aquaris M5.5</text:p>
          </table:table-cell>
          <table:table-cell table:style-name="ce94" office:value-type="string" calcext:value-type="string">
            <text:p>LeTV Le Max Pro</text:p>
          </table:table-cell>
          <table:table-cell table:style-name="ce94" office:value-type="string" calcext:value-type="string">
            <text:p>Xiaomi Redmi Note 5A (MSM8940)</text:p>
          </table:table-cell>
          <table:table-cell table:style-name="ce94" office:value-type="string" calcext:value-type="string">
            <text:p>Sharp Aquos R2 Compact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Xiaomi Mi 5</text:p>
          </table:table-cell>
          <table:table-cell table:style-name="ce94" office:value-type="string" calcext:value-type="string">
            <text:p>Oppo Reno2</text:p>
          </table:table-cell>
          <table:table-cell table:style-name="ce94" office:value-type="string" calcext:value-type="string">
            <text:p>Alcatel 1S</text:p>
          </table:table-cell>
          <table:table-cell table:style-name="ce94" office:value-type="string" calcext:value-type="string">
            <text:p>Oppo F9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Xiaomi Redmi 4A</text:p>
          </table:table-cell>
          <table:table-cell table:style-name="ce130" office:value-type="string" calcext:value-type="string">
            <text:p>Huawei P20 Pro (Performance mode)</text:p>
          </table:table-cell>
          <table:table-cell table:style-name="ce94" office:value-type="string" calcext:value-type="string">
            <text:p>Xiaomi Redmi Note 7 Pro</text:p>
          </table:table-cell>
          <table:table-cell table:style-name="ce94" office:value-type="string" calcext:value-type="string">
            <text:p>Doogee S68 Pro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bq Aquaris U Lite</text:p>
          </table:table-cell>
          <table:table-cell table:style-name="ce94" office:value-type="string" calcext:value-type="string">
            <text:p>Huawei P20 (Performance mode)</text:p>
          </table:table-cell>
          <table:table-cell table:style-name="ce94" office:value-type="string" calcext:value-type="string">
            <text:p>ZTE Blade A7</text:p>
          </table:table-cell>
          <table:table-cell table:style-name="ce94" office:value-type="string" calcext:value-type="string">
            <text:p>Vsmart Live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uawei Honor 5C</text:p>
          </table:table-cell>
          <table:table-cell table:style-name="ce130" office:value-type="string" calcext:value-type="string">
            <text:p>Xiaomi Mi Note 10</text:p>
          </table:table-cell>
          <table:table-cell table:style-name="ce125" office:value-type="string" calcext:value-type="string">
            <text:p>Xiaomi Mi 8 UD</text:p>
          </table:table-cell>
          <table:table-cell table:style-name="ce94" office:value-type="string" calcext:value-type="string">
            <text:p>Casper VIA A3 Plus</text:p>
          </table:table-cell>
          <table:table-cell table:number-columns-repeated="60"/>
        </table:table-row>
        <table:table-row table:style-name="ro1">
          <table:table-cell table:style-name="ce98" office:value-type="string" calcext:value-type="string">
            <text:p>Xiaomi Redmi Note 5A (MSM8917)</text:p>
          </table:table-cell>
          <table:table-cell table:style-name="ce130" office:value-type="string" calcext:value-type="string">
            <text:p>Xiaomi Mi Note 10 Pro</text:p>
          </table:table-cell>
          <table:table-cell table:style-name="ce130" office:value-type="string" calcext:value-type="string">
            <text:p>Xiaomi Mi Mix 2S</text:p>
          </table:table-cell>
          <table:table-cell table:style-name="ce94" office:value-type="string" calcext:value-type="string">
            <text:p>Vivo S6 5G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Razer Phone 2</text:p>
          </table:table-cell>
          <table:table-cell table:style-name="ce94" office:value-type="string" calcext:value-type="string">
            <text:p>Asus ZenFone AR</text:p>
          </table:table-cell>
          <table:table-cell table:style-name="ce94" office:value-type="string" calcext:value-type="string">
            <text:p>Oppo F11 Pro</text:p>
          </table:table-cell>
          <table:table-cell table:style-name="ce94" office:value-type="string" calcext:value-type="string">
            <text:p>Panasonic Eluga X1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Alcatel 1S</text:p>
          </table:table-cell>
          <table:table-cell table:style-name="ce94" office:value-type="string" calcext:value-type="string">
            <text:p>Asus ZenFone 3 Deluxe ZS570KL (MSM8996)</text:p>
          </table:table-cell>
          <table:table-cell table:style-name="ce94" office:value-type="string" calcext:value-type="string">
            <text:p>Samsung Galaxy S10e (SDM855)</text:p>
          </table:table-cell>
          <table:table-cell table:style-name="ce94" office:value-type="string" calcext:value-type="string">
            <text:p>Oppo F7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Xiaomi MI-4</text:p>
          </table:table-cell>
          <table:table-cell table:style-name="ce94" office:value-type="string" calcext:value-type="string">
            <text:p>Smartisan M1L</text:p>
          </table:table-cell>
          <table:table-cell table:style-name="ce130" office:value-type="string" calcext:value-type="string">
            <text:p>Samsung Galaxy S10 (Exynos 9 Octa)</text:p>
          </table:table-cell>
          <table:table-cell table:style-name="ce94" office:value-type="string" calcext:value-type="string">
            <text:p>Vivo V17 Pro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uawei Honor 9</text:p>
          </table:table-cell>
          <table:table-cell table:style-name="ce94" office:value-type="string" calcext:value-type="string">
            <text:p>Huawei Mate 10</text:p>
          </table:table-cell>
          <table:table-cell table:style-name="ce94" office:value-type="string" calcext:value-type="string">
            <text:p>Samsung Galaxy A51</text:p>
          </table:table-cell>
          <table:table-cell table:style-name="ce94" office:value-type="string" calcext:value-type="string">
            <text:p>UleFone Armor 3WT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Xiaomi Mi A2</text:p>
          </table:table-cell>
          <table:table-cell table:style-name="ce94" office:value-type="string" calcext:value-type="string">
            <text:p>Samsung Galaxy Note8 (Exynos 9 Octa)</text:p>
          </table:table-cell>
          <table:table-cell table:style-name="ce94" office:value-type="string" calcext:value-type="string">
            <text:p>Realme 6i</text:p>
          </table:table-cell>
          <table:table-cell table:style-name="ce94" office:value-type="string" calcext:value-type="string">
            <text:p>Xiaomi Mi 10 Lite 5G</text:p>
          </table:table-cell>
          <table:table-cell table:number-columns-repeated="60"/>
        </table:table-row>
        <table:table-row table:style-name="ro1">
          <table:table-cell table:style-name="ce99" office:value-type="string" calcext:value-type="string">
            <text:p>Samsung Galaxy A5 2016 (Exynos 7 Octa)</text:p>
          </table:table-cell>
          <table:table-cell table:style-name="ce94" office:value-type="string" calcext:value-type="string">
            <text:p>Vivo Xplay6</text:p>
          </table:table-cell>
          <table:table-cell table:style-name="ce125" office:value-type="string" calcext:value-type="string">
            <text:p>Xiaomi Black Shark 2</text:p>
          </table:table-cell>
          <table:table-cell table:style-name="ce94" office:value-type="string" calcext:value-type="string">
            <text:p>ZTE Axon 9 Pro</text:p>
          </table:table-cell>
          <table:table-cell table:number-columns-repeated="60"/>
        </table:table-row>
        <table:table-row table:style-name="ro1">
          <table:table-cell table:style-name="ce99" office:value-type="string" calcext:value-type="string">
            <text:p>Huawei Mate 20 Lite</text:p>
          </table:table-cell>
          <table:table-cell table:style-name="ce94" office:value-type="string" calcext:value-type="string">
            <text:p>Vivo Xplay5 Ultimate</text:p>
          </table:table-cell>
          <table:table-cell table:style-name="ce125" office:value-type="string" calcext:value-type="string">
            <text:p>OnePlus 7T</text:p>
          </table:table-cell>
          <table:table-cell table:style-name="ce130" office:value-type="string" calcext:value-type="string">
            <text:p>Asus ZenFone 4 Pro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HTC One (M8) (MSM8974AB v3)</text:p>
          </table:table-cell>
          <table:table-cell table:style-name="ce10" office:value-type="string" calcext:value-type="string">
            <text:p>Huawei Mate RS Porsche Design</text:p>
          </table:table-cell>
          <table:table-cell table:style-name="ce10" office:value-type="string" calcext:value-type="string">
            <text:p>Vivo V15 Pro</text:p>
          </table:table-cell>
          <table:table-cell table:style-name="ce10" office:value-type="string" calcext:value-type="string">
            <text:p>Vivo Z1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LeEco Le S3</text:p>
          </table:table-cell>
          <table:table-cell table:style-name="ce10" office:value-type="string" calcext:value-type="string">
            <text:p>Zuk Edge</text:p>
          </table:table-cell>
          <table:table-cell table:style-name="ce11" office:value-type="string" calcext:value-type="string">
            <text:p>Nokia 9 PureView</text:p>
          </table:table-cell>
          <table:table-cell table:style-name="ce11" office:value-type="string" calcext:value-type="string">
            <text:p>Samsung Galaxy S10+ (Exynos 9 Octa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Meizu M5 Note</text:p>
          </table:table-cell>
          <table:table-cell table:style-name="ce10" office:value-type="string" calcext:value-type="string">
            <text:p>Coolpad Cool C105</text:p>
          </table:table-cell>
          <table:table-cell table:style-name="ce10" office:value-type="string" calcext:value-type="string">
            <text:p>Cat S42</text:p>
          </table:table-cell>
          <table:table-cell table:style-name="ce10" office:value-type="string" calcext:value-type="string">
            <text:p>Huawei nova 5 Pro</text:p>
          </table:table-cell>
          <table:table-cell table:number-columns-repeated="60"/>
        </table:table-row>
        <table:table-row table:style-name="ro1">
          <table:table-cell table:style-name="ce100" office:value-type="string" calcext:value-type="string">
            <text:p>Xiaomi Redmi Pro (MT6797T)</text:p>
          </table:table-cell>
          <table:table-cell table:style-name="ce10" office:value-type="string" calcext:value-type="string">
            <text:p>Huawei Honor V10</text:p>
          </table:table-cell>
          <table:table-cell table:style-name="ce11" office:value-type="string" calcext:value-type="string">
            <text:p>Xiaomi Pocophone F1</text:p>
          </table:table-cell>
          <table:table-cell table:style-name="ce10" office:value-type="string" calcext:value-type="string">
            <text:p>Realme 5i</text:p>
          </table:table-cell>
          <table:table-cell table:number-columns-repeated="60"/>
        </table:table-row>
        <table:table-row table:style-name="ro1">
          <table:table-cell table:style-name="ce100" office:value-type="string" calcext:value-type="string">
            <text:p>Xiaomi Redmi 5A</text:p>
          </table:table-cell>
          <table:table-cell table:style-name="ce10" office:value-type="string" calcext:value-type="string">
            <text:p>OnePlus 3</text:p>
          </table:table-cell>
          <table:table-cell table:style-name="ce11" office:value-type="string" calcext:value-type="string">
            <text:p>Xiaomi Mi 8</text:p>
          </table:table-cell>
          <table:table-cell table:style-name="ce10" office:value-type="string" calcext:value-type="string">
            <text:p>Vivo X27 (SMD675)</text:p>
          </table:table-cell>
          <table:table-cell table:number-columns-repeated="60"/>
        </table:table-row>
        <table:table-row table:style-name="ro1">
          <table:table-cell table:style-name="ce100" office:value-type="string" calcext:value-type="string">
            <text:p>HTC U Ultra</text:p>
          </table:table-cell>
          <table:table-cell table:style-name="ce10" office:value-type="string" calcext:value-type="string">
            <text:p>Google Pixel XL</text:p>
          </table:table-cell>
          <table:table-cell table:style-name="ce11" office:value-type="string" calcext:value-type="string">
            <text:p>Sony Xperia 1</text:p>
          </table:table-cell>
          <table:table-cell table:style-name="ce10" office:value-type="string" calcext:value-type="string">
            <text:p>UMIDIGI F1</text:p>
          </table:table-cell>
          <table:table-cell table:number-columns-repeated="60"/>
        </table:table-row>
        <table:table-row table:style-name="ro1">
          <table:table-cell table:style-name="ce102" office:value-type="string" calcext:value-type="string">
            <text:p>Huawei P9</text:p>
          </table:table-cell>
          <table:table-cell table:style-name="ce6" office:value-type="string" calcext:value-type="string">
            <text:p>Huawei Mate 10 Pro</text:p>
          </table:table-cell>
          <table:table-cell table:style-name="ce10" office:value-type="string" calcext:value-type="string">
            <text:p>Sharp Aquos R3</text:p>
          </table:table-cell>
          <table:table-cell table:style-name="ce10" office:value-type="string" calcext:value-type="string">
            <text:p>BQ Mobile BQ-6200L Aurora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LG G7 ThinQ</text:p>
          </table:table-cell>
          <table:table-cell table:style-name="ce10" office:value-type="string" calcext:value-type="string">
            <text:p>ZTE Axon 7S</text:p>
          </table:table-cell>
          <table:table-cell table:style-name="ce10" office:value-type="string" calcext:value-type="string">
            <text:p>M-Horse Pure 3</text:p>
          </table:table-cell>
          <table:table-cell table:style-name="ce10" office:value-type="string" calcext:value-type="string">
            <text:p>Realme 5s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Asus ZenFone 4 ZE554KL S660</text:p>
          </table:table-cell>
          <table:table-cell table:style-name="ce10" office:value-type="string" calcext:value-type="string">
            <text:p>Google Pixel</text:p>
          </table:table-cell>
          <table:table-cell table:style-name="ce6" office:value-type="string" calcext:value-type="string">
            <text:p>Xiaomi Redmi K20 Pro Premium</text:p>
          </table:table-cell>
          <table:table-cell table:style-name="ce10" office:value-type="string" calcext:value-type="string">
            <text:p>Realme U1</text:p>
          </table:table-cell>
          <table:table-cell table:number-columns-repeated="60"/>
        </table:table-row>
        <table:table-row table:style-name="ro1">
          <table:table-cell table:style-name="ce103" office:value-type="string" calcext:value-type="string">
            <text:p>Samsung Galaxy S5 Neo</text:p>
          </table:table-cell>
          <table:table-cell table:style-name="ce11" office:value-type="string" calcext:value-type="string">
            <text:p>Xiaomi Mi 9T</text:p>
          </table:table-cell>
          <table:table-cell table:style-name="ce10" office:value-type="string" calcext:value-type="string">
            <text:p>Meizu Pro 7 (MT6799)</text:p>
          </table:table-cell>
          <table:table-cell table:style-name="ce6" office:value-type="string" calcext:value-type="string">
            <text:p>Samsung Galaxy S9 (SDM845)</text:p>
          </table:table-cell>
          <table:table-cell table:number-columns-repeated="60"/>
        </table:table-row>
        <table:table-row table:style-name="ro1">
          <table:table-cell table:style-name="ce103" office:value-type="string" calcext:value-type="string">
            <text:p>Asus ZenFone 3 Deluxe ZS570KL (MSM8996)</text:p>
          </table:table-cell>
          <table:table-cell table:style-name="ce6" office:value-type="string" calcext:value-type="string">
            <text:p>Huawei Honor 10</text:p>
          </table:table-cell>
          <table:table-cell table:style-name="ce10" office:value-type="string" calcext:value-type="string">
            <text:p>Vivo Z5x</text:p>
          </table:table-cell>
          <table:table-cell table:style-name="ce10" office:value-type="string" calcext:value-type="string">
            <text:p>Vivo V15 Pro</text:p>
          </table:table-cell>
          <table:table-cell table:number-columns-repeated="60"/>
        </table:table-row>
        <table:table-row table:style-name="ro1">
          <table:table-cell table:style-name="ce104" office:value-type="string" calcext:value-type="string">
            <text:p>Huawei Honor 8X</text:p>
          </table:table-cell>
          <table:table-cell table:style-name="ce10" office:value-type="string" calcext:value-type="string">
            <text:p>Xiaomi Redmi K20</text:p>
          </table:table-cell>
          <table:table-cell table:style-name="ce10" office:value-type="string" calcext:value-type="string">
            <text:p>Oppo Reno 10x Zoom</text:p>
          </table:table-cell>
          <table:table-cell table:style-name="ce10" office:value-type="string" calcext:value-type="string">
            <text:p>Huawei Nova 5z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HTC Desire 12</text:p>
          </table:table-cell>
          <table:table-cell table:style-name="ce10" office:value-type="string" calcext:value-type="string">
            <text:p>Lenovo Z6</text:p>
          </table:table-cell>
          <table:table-cell table:style-name="ce10" office:value-type="string" calcext:value-type="string">
            <text:p>Oukitel K12</text:p>
          </table:table-cell>
          <table:table-cell table:style-name="ce10" office:value-type="string" calcext:value-type="string">
            <text:p>Huawei Honor Magic 2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Samsung Galaxy S8 (Exynos 9 Octa)</text:p>
          </table:table-cell>
          <table:table-cell table:style-name="ce10" office:value-type="string" calcext:value-type="string">
            <text:p>Asus ZenFone V</text:p>
          </table:table-cell>
          <table:table-cell table:style-name="ce10" office:value-type="string" calcext:value-type="string">
            <text:p>LG V35 ThinQ</text:p>
          </table:table-cell>
          <table:table-cell table:style-name="ce10" office:value-type="string" calcext:value-type="string">
            <text:p>Samsung Galaxy S9+ (SDM845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Xiaomi Redmi 6</text:p>
          </table:table-cell>
          <table:table-cell table:style-name="ce10" office:value-type="string" calcext:value-type="string">
            <text:p>ZTE Axon 7</text:p>
          </table:table-cell>
          <table:table-cell table:style-name="ce11" office:value-type="string" calcext:value-type="string">
            <text:p>Sony Xperia 10 II</text:p>
          </table:table-cell>
          <table:table-cell table:style-name="ce10" office:value-type="string" calcext:value-type="string">
            <text:p>Vivo Y97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107"/>
          <table:table-cell table:number-columns-repeated="63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style-name="ce111"/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 table:number-rows-repeated="10">
          <table:table-cell table:style-name="ce11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ce117"/>
          <table:table-cell table:number-columns-repeated="63"/>
        </table:table-row>
        <table:table-row table:style-name="ro1" table:number-rows-repeated="14">
          <table:table-cell table:number-columns-repeated="64"/>
        </table:table-row>
        <table:table-row table:style-name="ro1" table:number-rows-repeated="2">
          <table:table-cell table:style-name="ce11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8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10">
          <table:table-cell table:style-name="ce117"/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17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18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 table:number-rows-repeated="6">
          <table:table-cell table:style-name="ce117"/>
          <table:table-cell table:number-columns-repeated="63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 table:style-name="ce119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117"/>
          <table:table-cell table:number-columns-repeated="63"/>
        </table:table-row>
        <table:table-row table:style-name="ro1" table:number-rows-repeated="2">
          <table:table-cell table:style-name="ce118"/>
          <table:table-cell table:number-columns-repeated="63"/>
        </table:table-row>
        <table:table-row table:style-name="ro1" table:number-rows-repeated="2">
          <table:table-cell table:style-name="ce117"/>
          <table:table-cell table:number-columns-repeated="63"/>
        </table:table-row>
        <table:table-row table:style-name="ro1" table:number-rows-repeated="104824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Первые 200'.$A$1" table:expression="#REF!"/>
          <table:named-expression table:name="Sheet_Title" table:base-cell-address="$'Первые 200'.$A$1" table:expression="&quot;Повторение&quot;"/>
        </table:named-expressions>
        <calcext:conditional-formats>
          <calcext:conditional-format calcext:target-range-address="'Первые 200'.A95:'Первые 200'.D201 'Первые 200'.A1:'Первые 200'.D10 'Первые 200'.A50:'Первые 200'.D55">
            <calcext:condition calcext:apply-style-name="Highlighted" calcext:value="duplicate" calcext:base-cell-address="'Первые 200'.A1"/>
          </calcext:conditional-format>
          <calcext:conditional-format calcext:target-range-address="'Первые 200'.A11:'Первые 200'.D49">
            <calcext:condition calcext:apply-style-name="Highlighted" calcext:value="duplicate" calcext:base-cell-address="'Первые 200'.A11"/>
          </calcext:conditional-format>
          <calcext:conditional-format calcext:target-range-address="'Первые 200'.A56:'Первые 200'.D93">
            <calcext:condition calcext:apply-style-name="Highlighted" calcext:value="duplicate" calcext:base-cell-address="'Первые 200'.A56"/>
          </calcext:conditional-format>
          <calcext:conditional-format calcext:target-range-address="'Первые 200'.A95:'Первые 200'.D186">
            <calcext:condition calcext:apply-style-name="Highlighted" calcext:value="duplicate" calcext:base-cell-address="'Первые 200'.A95"/>
          </calcext:conditional-format>
          <calcext:conditional-format calcext:target-range-address="'Первые 200'.A156:'Первые 200'.D186">
            <calcext:condition calcext:apply-style-name="Highlighted" calcext:value="duplicate" calcext:base-cell-address="'Первые 200'.A156"/>
          </calcext:conditional-format>
          <calcext:conditional-format calcext:target-range-address="'Первые 200'.A94:'Первые 200'.D155">
            <calcext:condition calcext:apply-style-name="Highlighted" calcext:value="duplicate" calcext:base-cell-address="'Первые 200'.A94"/>
          </calcext:conditional-format>
        </calcext:conditional-formats>
      </table:table>
      <table:table table:name="Самые оптимальные из первых 200" table:style-name="ta2">
        <office:forms form:automatic-focus="false" form:apply-design-mode="false"/>
        <table:table-column table:style-name="co1" table:default-cell-style-name="ce106"/>
        <table:table-column table:style-name="co6" table:default-cell-style-name="ce145"/>
        <table:table-column table:style-name="co7" table:default-cell-style-name="ce145"/>
        <table:table-column table:style-name="co8" table:number-columns-repeated="4" table:default-cell-style-name="ce145"/>
        <table:table-column table:style-name="co5" table:number-columns-repeated="57" table:default-cell-style-name="ce145"/>
        <table:table-row table:style-name="ro1">
          <table:table-cell table:style-name="ce132" office:value-type="string" calcext:value-type="string">
            <text:p>Most optimal phones</text:p>
          </table:table-cell>
          <table:table-cell office:value-type="string" calcext:value-type="string">
            <text:p>Мин Цена за Новый (грн)</text:p>
          </table:table-cell>
          <table:table-cell office:value-type="string" calcext:value-type="string">
            <text:p>Макс цена за Новый (грн)</text:p>
          </table:table-cell>
          <table:table-cell office:value-type="string" calcext:value-type="string">
            <text:p>Комментарий к цене</text:p>
          </table:table-cell>
          <table:table-cell office:value-type="string" calcext:value-type="string">
            <text:p>Цена на разбитый</text:p>
          </table:table-cell>
          <table:table-cell office:value-type="string" calcext:value-type="string">
            <text:p>Цена на норм. Б у.</text:p>
          </table:table-cell>
          <table:table-cell office:value-type="string" calcext:value-type="string">
            <text:p>Ревью (по поводу камеры)</text:p>
          </table:table-cell>
          <table:table-cell table:number-columns-repeated="57"/>
        </table:table-row>
        <table:table-row table:style-name="ro1">
          <table:table-cell table:style-name="ce133" office:value-type="string" calcext:value-type="string">
            <text:p>Xiaomi Mi Max 2</text:p>
          </table:table-cell>
          <table:table-cell/>
          <table:table-cell office:value-type="string" calcext:value-type="string">
            <text:p>5000 вроде</text:p>
          </table:table-cell>
          <table:table-cell office:value-type="string" calcext:value-type="string">
            <text:p>новый тоже шото не могу найти.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table:number-columns-repeated="58"/>
        </table:table-row>
        <table:table-row table:style-name="ro1">
          <table:table-cell table:style-name="ce134" office:value-type="string" calcext:value-type="string">
            <text:p>Huawei P3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/>
          <table:table-cell table:style-name="Default" office:value-type="string" calcext:value-type="string">
            <text:p>не попадался пока</text:p>
          </table:table-cell>
          <table:table-cell office:value-type="float" office:value="11000" calcext:value-type="float">
            <text:p>11000</text:p>
          </table:table-cell>
          <table:table-cell table:number-columns-repeated="58"/>
        </table:table-row>
        <table:table-row table:style-name="ro1">
          <table:table-cell table:style-name="ce170" office:value-type="string" calcext:value-type="string">
            <text:p>Sony Xperia 10 II</text:p>
          </table:table-cell>
          <table:table-cell table:number-columns-repeated="2"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попадается другая десятка. За 4000. но это не то. Говно. Этой не было.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Asus ZenFone 6 ZS630KL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number-columns-repeated="61"/>
        </table:table-row>
        <table:table-row table:style-name="ro1">
          <table:table-cell table:style-name="ce171" office:value-type="string" calcext:value-type="string">
            <text:p>Google Pixel 3a XL</text:p>
          </table:table-cell>
          <table:table-cell office:value-type="float" office:value="8000" calcext:value-type="float">
            <text:p>8000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Xiaomi Mi 9T</text:p>
          </table:table-cell>
          <table:table-cell office:value-type="string" calcext:value-type="string">
            <text:p>хз не могу найти</text:p>
          </table:table-cell>
          <table:table-cell table:number-columns-repeated="3"/>
          <table:table-cell office:value-type="float" office:value="5200" calcext:value-type="float">
            <text:p>5200</text:p>
          </table:table-cell>
          <table:table-cell table:number-columns-repeated="58"/>
        </table:table-row>
        <table:table-row table:style-name="ro1">
          <table:table-cell table:style-name="ce137" office:value-type="string" calcext:value-type="string">
            <text:p>Samsung Galaxy S10+ (Exynos 9 Octa)</text:p>
          </table:table-cell>
          <table:table-cell office:value-type="float" office:value="17000" calcext:value-type="float">
            <text:p>17000</text:p>
          </table:table-cell>
          <table:table-cell office:value-type="float" office:value="22000" calcext:value-type="float">
            <text:p>22000</text:p>
          </table:table-cell>
          <table:table-cell table:number-columns-repeated="2"/>
          <table:table-cell office:value-type="string" calcext:value-type="string">
            <text:p>3200 или 6200. цены блядь скачут.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OnePlus 7</text:p>
          </table:table-cell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  <table:table-cell office:value-type="string" calcext:value-type="string">
            <text:p>8-9-12 тыс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Xiaomi Mi 9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2"/>
          <table:table-cell office:value-type="string" calcext:value-type="string">
            <text:p>6000. но есть и по 2000. но я боюсь что я с моделью ошибаюсь.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Xiaomi Black Shark 2</text:p>
          </table:table-cell>
          <table:table-cell office:value-type="float" office:value="12500" calcext:value-type="float">
            <text:p>125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7-9-12-14 тыс.</text:p>
          </table:table-cell>
          <table:table-cell table:number-columns-repeated="58"/>
        </table:table-row>
        <table:table-row table:style-name="ro1">
          <table:table-cell table:style-name="ce171" office:value-type="string" calcext:value-type="string">
            <text:p>Samsung Galaxy S10+ (SDM855)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/>
          <table:table-cell office:value-type="string" calcext:value-type="string">
            <text:p>хз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Samsung Galaxy S10e (Exynos 9 Octa)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хз. засерают блядь спамом. Нихера найти нельзя. Пишут все модели в тайтл лишь бы кликнули. Все эти барыги.</text:p>
          </table:table-cell>
          <table:table-cell table:number-columns-repeated="58"/>
        </table:table-row>
        <table:table-row table:style-name="ro1">
          <table:table-cell table:style-name="ce170" office:value-type="string" calcext:value-type="string">
            <text:p>Samsung Galaxy S20 5G (SDM865)</text:p>
          </table:table-cell>
          <table:table-cell office:value-type="float" office:value="20000" calcext:value-type="float">
            <text:p>20000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office:value-type="string" calcext:value-type="string">
            <text:p>тоже хз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Xiaomi Pocophone F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инцересно..</text:p>
          </table:table-cell>
          <table:table-cell table:number-columns-repeated="57"/>
        </table:table-row>
        <table:table-row table:style-name="ro1">
          <table:table-cell table:style-name="ce174" office:value-type="string" calcext:value-type="string">
            <text:p>Huawei P30 Pro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сука опять мне кажется что я не ту модель нахожу. Или развод. Ну как блядь у них телефон такой в идеале 1700 может стоить если взяли за 15. не понимаю. хз. Я не знаю товар. Сука куча позиций б у и все почти новые и по 2 тысячи. Что за бред блядь. Кирпичи шлют чи шо сука.</text:p>
          </table:table-cell>
          <table:table-cell table:number-columns-repeated="57"/>
        </table:table-row>
        <table:table-row table:style-name="ro1">
          <table:table-cell table:style-name="ce174" office:value-type="string" calcext:value-type="string">
            <text:p>Samsung Galaxy Note 10 (Exynos 9 Octa)</text:p>
          </table:table-cell>
          <table:table-cell office:value-type="float" office:value="18000" calcext:value-type="float">
            <text:p>18000</text:p>
          </table:table-cell>
          <table:table-cell office:value-type="float" office:value="19500" calcext:value-type="float">
            <text:p>19500</text:p>
          </table:table-cell>
          <table:table-cell table:number-columns-repeated="3"/>
          <table:table-cell office:value-type="string" calcext:value-type="string">
            <text:p>тоже один спам</text:p>
          </table:table-cell>
          <table:table-cell table:number-columns-repeated="57"/>
        </table:table-row>
        <table:table-row table:style-name="ro1">
          <table:table-cell table:style-name="ce174" office:value-type="string" calcext:value-type="string">
            <text:p>Huawei Honor 2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174" office:value-type="string" calcext:value-type="string">
            <text:p>Xiaomi Mi Mix 3</text:p>
          </table:table-cell>
          <table:table-cell office:value-type="float" office:value="6000" calcext:value-type="float">
            <text:p>600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не mix a max мне находит, либо микс 2с. хз.</text:p>
          </table:table-cell>
          <table:table-cell office:value-type="string" calcext:value-type="string">
            <text:p>3800 (там маленький скол)</text:p>
          </table:table-cell>
          <table:table-cell office:value-type="string" calcext:value-type="string">
            <text:p>5 или 6 тыс.</text:p>
          </table:table-cell>
          <table:table-cell table:number-columns-repeated="58"/>
        </table:table-row>
        <table:table-row table:style-name="ro1">
          <table:table-cell table:style-name="ce140" office:value-type="string" calcext:value-type="string">
            <text:p>Oppo Reno3 Pro 5G</text:p>
          </table:table-cell>
          <table:table-cell office:value-type="float" office:value="15000" calcext:value-type="float">
            <text:p>1500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string" calcext:value-type="string">
            <text:p>11-12-13 тыс</text:p>
          </table:table-cell>
          <table:table-cell table:number-columns-repeated="58"/>
        </table:table-row>
        <table:table-row table:style-name="ro1">
          <table:table-cell table:style-name="ce176" office:value-type="string" calcext:value-type="string">
            <text:p>Sony Xperia 10 Plus</text:p>
          </table:table-cell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142" office:value-type="string" calcext:value-type="string">
            <text:p>Sony Xperia 1 II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  <table:table-cell table:number-columns-repeated="61"/>
        </table:table-row>
        <table:table-row table:style-name="ro1">
          <table:table-cell table:style-name="ce143" office:value-type="string" calcext:value-type="string">
            <text:p>OnePlus 6</text:p>
          </table:table-cell>
          <table:table-cell table:number-columns-repeated="2" office:value-type="float" office:value="13000" calcext:value-type="float">
            <text:p>1300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143" office:value-type="string" calcext:value-type="string">
            <text:p>Google Pixel 3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4000" calcext:value-type="float">
            <text:p>4000</text:p>
          </table:table-cell>
          <table:table-cell table:style-name="Default"/>
          <table:table-cell office:value-type="string" calcext:value-type="string">
            <text:p>блядь они ещё и выгорают… много обьявлений с выгораниями… ой ёбтвою мать. И ещё и америка. Веризон, неверлок, вся эта терминология снова всплыла. Короче гугл пиксель нахуй. Все модели.</text:p>
          </table:table-cell>
          <table:table-cell table:number-columns-repeated="57"/>
        </table:table-row>
        <table:table-row table:style-name="ro1">
          <table:table-cell table:style-name="ce176" office:value-type="string" calcext:value-type="string">
            <text:p>Xiaomi Mi 8 UD</text:p>
          </table:table-cell>
          <table:table-cell office:value-type="float" office:value="4000" calcext:value-type="float">
            <text:p>4000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4000 это оно мне редми советует а не ми. А по ми 8 только одно предложение за 10 тыс.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ce176" office:value-type="string" calcext:value-type="string">
            <text:p>Nokia 9 PureView</text:p>
          </table:table-cell>
          <table:table-cell table:number-columns-repeated="2" office:value-type="float" office:value="16700" calcext:value-type="float">
            <text:p>167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  <table:table-cell table:number-columns-repeated="58"/>
        </table:table-row>
        <table:table-row table:style-name="ro1">
          <table:table-cell table:style-name="ce144" office:value-type="string" calcext:value-type="string">
            <text:p>Xiaomi Mi 8</text:p>
          </table:table-cell>
          <table:table-cell table:number-columns-repeated="2"/>
          <table:table-cell office:value-type="string" calcext:value-type="string">
            <text:p>опять таки. Советует редми за 4тыс.</text:p>
          </table:table-cell>
          <table:table-cell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number-columns-repeated="58"/>
        </table:table-row>
        <table:table-row table:style-name="ro1">
          <table:table-cell table:style-name="ce176" office:value-type="string" calcext:value-type="string">
            <text:p>Huawei Honor View 2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office:value-type="string" calcext:value-type="string">
            <text:p>их нету на сайте вообще. Одно обьявление.</text:p>
          </table:table-cell>
          <table:table-cell table:number-columns-repeated="57"/>
        </table:table-row>
        <table:table-row table:style-name="ro1">
          <table:table-cell table:style-name="ce176" office:value-type="string" calcext:value-type="string">
            <text:p>Asus ROG Phone</text:p>
          </table:table-cell>
          <table:table-cell table:number-columns-repeated="2"/>
          <table:table-cell office:value-type="string" calcext:value-type="string">
            <text:p>не нашел цены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string" calcext:value-type="string">
            <text:p>тоже нету вообще. Одно обьявление.</text:p>
          </table:table-cell>
          <table:table-cell table:number-columns-repeated="57"/>
        </table:table-row>
        <table:table-row table:style-name="ro1">
          <table:table-cell table:style-name="ce176" office:value-type="string" calcext:value-type="string">
            <text:p>Sony Xperia 1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string" calcext:value-type="string">
            <text:p>так. Все сони ксперия наверно нахуй. Я путаю модели.</text:p>
          </table:table-cell>
          <table:table-cell table:number-columns-repeated="57"/>
        </table:table-row>
        <table:table-row table:style-name="ro1">
          <table:table-cell table:style-name="ce176" office:value-type="string" calcext:value-type="string">
            <text:p>Sony Xperia XZ3</text:p>
          </table:table-cell>
          <table:table-cell office:value-type="float" office:value="14000" calcext:value-type="float">
            <text:p>14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не понял чего такой размах. Может года разные. хз. Не вникал.</text:p>
          </table:table-cell>
          <table:table-cell table:number-columns-repeated="2"/>
          <table:table-cell office:value-type="string" calcext:value-type="string">
            <text:p>то же самое. Их нету. Модели путаю. Где 1 где не 1 не понятно. </text:p>
          </table:table-cell>
          <table:table-cell table:number-columns-repeated="57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107"/>
          <table:table-cell table:number-columns-repeated="63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style-name="ce111"/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 table:number-rows-repeated="10">
          <table:table-cell table:style-name="ce11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ce117"/>
          <table:table-cell table:number-columns-repeated="63"/>
        </table:table-row>
        <table:table-row table:style-name="ro1" table:number-rows-repeated="14">
          <table:table-cell table:number-columns-repeated="64"/>
        </table:table-row>
        <table:table-row table:style-name="ro1" table:number-rows-repeated="2">
          <table:table-cell table:style-name="ce11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8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10">
          <table:table-cell table:style-name="ce117"/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17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18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 table:number-rows-repeated="6">
          <table:table-cell table:style-name="ce117"/>
          <table:table-cell table:number-columns-repeated="63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 table:style-name="ce119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117"/>
          <table:table-cell table:number-columns-repeated="63"/>
        </table:table-row>
        <table:table-row table:style-name="ro1" table:number-rows-repeated="2">
          <table:table-cell table:style-name="ce118"/>
          <table:table-cell table:number-columns-repeated="63"/>
        </table:table-row>
        <table:table-row table:style-name="ro1" table:number-rows-repeated="2">
          <table:table-cell table:style-name="ce117"/>
          <table:table-cell table:number-columns-repeated="63"/>
        </table:table-row>
        <table:table-row table:style-name="ro1" table:number-rows-repeated="10484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Самые оптимальные из первых 200'.A20:'Самые оптимальные из первых 200'.A31 'Самые оптимальные из первых 200'.A1:'Самые оптимальные из первых 200'.A4 'Самые оптимальные из первых 200'.A14:'Самые оптимальные из первых 200'.A14">
            <calcext:condition calcext:apply-style-name="Highlighted" calcext:value="duplicate" calcext:base-cell-address="'Самые оптимальные из первых 200'.A1"/>
          </calcext:conditional-format>
          <calcext:conditional-format calcext:target-range-address="'Самые оптимальные из первых 200'.A5:'Самые оптимальные из первых 200'.A13">
            <calcext:condition calcext:apply-style-name="Highlighted" calcext:value="duplicate" calcext:base-cell-address="'Самые оптимальные из первых 200'.A5"/>
          </calcext:conditional-format>
          <calcext:conditional-format calcext:target-range-address="'Самые оптимальные из первых 200'.A15:'Самые оптимальные из первых 200'.A19">
            <calcext:condition calcext:apply-style-name="Highlighted" calcext:value="duplicate" calcext:base-cell-address="'Самые оптимальные из первых 200'.A15"/>
          </calcext:conditional-format>
          <calcext:conditional-format calcext:target-range-address="'Самые оптимальные из первых 200'.A20:'Самые оптимальные из первых 200'.A31">
            <calcext:condition calcext:apply-style-name="Highlighted" calcext:value="duplicate" calcext:base-cell-address="'Самые оптимальные из первых 200'.A20"/>
          </calcext:conditional-format>
          <calcext:conditional-format calcext:target-range-address="'Самые оптимальные из первых 200'.A20:'Самые оптимальные из первых 200'.A31">
            <calcext:condition calcext:apply-style-name="Highlighted" calcext:value="duplicate" calcext:base-cell-address="'Самые оптимальные из первых 200'.A20"/>
          </calcext:conditional-format>
        </calcext:conditional-formats>
      </table:table>
      <table:table table:name="Самые оптимальные из всех (согласно 4 тестам)" table:style-name="ta2">
        <office:forms form:automatic-focus="false" form:apply-design-mode="false"/>
        <table:table-column table:style-name="co9" table:default-cell-style-name="ce184"/>
        <table:table-column table:style-name="co10" table:default-cell-style-name="ce184"/>
        <table:table-column table:style-name="co11" table:number-columns-repeated="4" table:default-cell-style-name="ce184"/>
        <table:table-column table:style-name="co12" table:default-cell-style-name="ce184"/>
        <table:table-column table:style-name="co13" table:default-cell-style-name="ce184"/>
        <table:table-column table:style-name="co5" table:default-cell-style-name="ce184"/>
        <table:table-column table:style-name="co14" table:default-cell-style-name="ce184"/>
        <table:table-column table:style-name="co5" table:number-columns-repeated="54" table:default-cell-style-name="ce184"/>
        <table:table-row table:style-name="ro1">
          <table:table-cell table:style-name="ce183" office:value-type="string" calcext:value-type="string">
            <text:p>Телефон</text:p>
          </table:table-cell>
          <table:table-cell table:style-name="ce183" office:value-type="string" calcext:value-type="string">
            <text:p>Ранг</text:p>
          </table:table-cell>
          <table:table-cell table:style-name="ce183" office:value-type="string" calcext:value-type="string">
            <text:p>Батарея</text:p>
          </table:table-cell>
          <table:table-cell table:style-name="ce183" office:value-type="string" calcext:value-type="string">
            <text:p>Работа</text:p>
          </table:table-cell>
          <table:table-cell table:style-name="ce183" office:value-type="string" calcext:value-type="string">
            <text:p>Графика</text:p>
          </table:table-cell>
          <table:table-cell table:style-name="ce183" office:value-type="string" calcext:value-type="string">
            <text:p>Память</text:p>
          </table:table-cell>
          <table:table-cell table:style-name="ce183" office:value-type="string" calcext:value-type="string">
            <text:p>Цена за новый</text:p>
          </table:table-cell>
          <table:table-cell table:style-name="ce183" office:value-type="string" calcext:value-type="string">
            <text:p>Выгодность нового</text:p>
          </table:table-cell>
          <table:table-cell table:style-name="ce183" office:value-type="string" calcext:value-type="string">
            <text:p>Цена за б у</text:p>
          </table:table-cell>
          <table:table-cell table:style-name="ce183" office:value-type="string" calcext:value-type="string">
            <text:p>Выгодность за б у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office:annotation draw:style-name="gr1" draw:text-style-name="P2" svg:width="2.899cm" svg:height="2.667cm" svg:x="9.093cm" svg:y="0cm" draw:caption-point-x="-0.61cm" draw:caption-point-y="0.461cm">
              <dc:date>2020-08-14T00:00:00</dc:date>
              <text:p text:style-name="P1"><text:span text:style-name="T1">Все самсунг гелекси вычеркнул потому что их не найдёшь. Куча спама.</text:span></text:p>
            </office:annotation>
            <text:p>Samsung Galaxy S20 5G (SDM865)</text:p>
          </table:table-cell>
          <table:table-cell office:value-type="float" office:value="49.9799959983992" calcext:value-type="float">
            <text:p>49,979995998399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000" calcext:value-type="float">
            <text:p>24000</text:p>
          </table:table-cell>
          <table:table-cell table:formula="of:=[.G2]*[.B2]" office:value-type="float" office:value="1199519.90396158" calcext:value-type="float">
            <text:p>1199519,90396158</text:p>
          </table:table-cell>
          <table:table-cell/>
          <table:table-cell table:formula="of:=[.I2]*[.B2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office:annotation draw:style-name="gr2" draw:text-style-name="P2" svg:width="2.899cm" svg:height="3.9cm" svg:x="9.093cm" svg:y="0cm" draw:caption-point-x="-0.61cm" draw:caption-point-y="0.913cm">
              <dc:date>2020-08-14T00:00:00</dc:date>
              <text:p text:style-name="P1"><text:span text:style-name="T1">Все Google Pixel тоже вытер потому что было много таких что “выгорают”. И они все американцы.</text:span></text:p>
            </office:annotation>
            <text:p>Google Pixel 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000" calcext:value-type="float">
            <text:p>20000</text:p>
          </table:table-cell>
          <table:table-cell table:formula="of:=[.G3]*[.B3]" office:value-type="float" office:value="1500000" calcext:value-type="float">
            <text:p>1500000</text:p>
          </table:table-cell>
          <table:table-cell/>
          <table:table-cell table:formula="of:=[.I3]*[.B3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6" office:value-type="string" calcext:value-type="string">
            <text:p>Samsung Galaxy S20 (Exynos 990)</text:p>
          </table:table-cell>
          <table:table-cell office:value-type="float" office:value="75.6240702422185" calcext:value-type="float">
            <text:p>75,624070242218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000" calcext:value-type="float">
            <text:p>24000</text:p>
          </table:table-cell>
          <table:table-cell table:formula="of:=[.G4]*[.B4]" office:value-type="float" office:value="1814977.68581324" calcext:value-type="float">
            <text:p>1814977,68581324</text:p>
          </table:table-cell>
          <table:table-cell/>
          <table:table-cell table:formula="of:=[.I4]*[.B4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7" office:value-type="string" calcext:value-type="string">
            <text:p>Xiaomi Mi 9</text:p>
          </table:table-cell>
          <table:table-cell office:value-type="float" office:value="88.8087833493963" calcext:value-type="float">
            <text:p>88,808783349396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  <table:table-cell table:formula="of:=[.G5]*[.B5]" office:value-type="float" office:value="976896.616843359" calcext:value-type="float">
            <text:p>976896,616843359</text:p>
          </table:table-cell>
          <table:table-cell/>
          <table:table-cell table:formula="of:=[.I5]*[.B5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office:annotation draw:style-name="gr2" draw:text-style-name="P2" svg:width="2.899cm" svg:height="3.9cm" svg:x="9.093cm" svg:y="0.757cm" draw:caption-point-x="-0.61cm" draw:caption-point-y="1.51cm">
              <dc:date>2020-08-14T00:00:00</dc:date>
              <text:p text:style-name="P1"><text:span text:style-name="T1">Все сони ксперия ушли потому что я путаю модели. Трудно вычислить норм предложения.</text:span></text:p>
            </office:annotation>
            <text:p>Sony Xperia 1 II</text:p>
          </table:table-cell>
          <table:table-cell office:value-type="float" office:value="115.073889305959" calcext:value-type="float">
            <text:p>115,073889305959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000" calcext:value-type="float">
            <text:p>19000</text:p>
          </table:table-cell>
          <table:table-cell table:formula="of:=[.G6]*[.B6]" office:value-type="float" office:value="2186403.89681322" calcext:value-type="float">
            <text:p>2186403,89681322</text:p>
          </table:table-cell>
          <table:table-cell/>
          <table:table-cell table:formula="of:=[.I6]*[.B6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amsung Galaxy S10+ (SDM855)</text:p>
          </table:table-cell>
          <table:table-cell office:value-type="float" office:value="141.354165131417" calcext:value-type="float">
            <text:p>141,3541651314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0000" calcext:value-type="float">
            <text:p>20000</text:p>
          </table:table-cell>
          <table:table-cell table:formula="of:=[.G7]*[.B7]" office:value-type="float" office:value="2827083.30262834" calcext:value-type="float">
            <text:p>2827083,30262834</text:p>
          </table:table-cell>
          <table:table-cell/>
          <table:table-cell table:formula="of:=[.I7]*[.B7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Google Pixel 3</text:p>
          </table:table-cell>
          <table:table-cell office:value-type="float" office:value="158.505520408597" calcext:value-type="float">
            <text:p>158,505520408597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11000" calcext:value-type="float">
            <text:p>11000</text:p>
          </table:table-cell>
          <table:table-cell table:formula="of:=[.G8]*[.B8]" office:value-type="float" office:value="1743560.72449457" calcext:value-type="float">
            <text:p>1743560,72449457</text:p>
          </table:table-cell>
          <table:table-cell/>
          <table:table-cell table:formula="of:=[.I8]*[.B8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amsung Galaxy Note 10 (Exynos 9 Octa)</text:p>
          </table:table-cell>
          <table:table-cell office:value-type="float" office:value="169.106475334329" calcext:value-type="float">
            <text:p>169,10647533432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3000" calcext:value-type="float">
            <text:p>13000</text:p>
          </table:table-cell>
          <table:table-cell table:formula="of:=[.G9]*[.B9]" office:value-type="float" office:value="2198384.17934628" calcext:value-type="float">
            <text:p>2198384,17934628</text:p>
          </table:table-cell>
          <table:table-cell/>
          <table:table-cell table:formula="of:=[.I9]*[.B9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amsung Galaxy S10+ (Exynos 9 Octa)</text:p>
          </table:table-cell>
          <table:table-cell office:value-type="float" office:value="209.785604844565" calcext:value-type="float">
            <text:p>209,785604844565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20000" calcext:value-type="float">
            <text:p>20000</text:p>
          </table:table-cell>
          <table:table-cell table:formula="of:=[.G10]*[.B10]" office:value-type="float" office:value="4195712.0968913" calcext:value-type="float">
            <text:p>4195712,0968913</text:p>
          </table:table-cell>
          <table:table-cell/>
          <table:table-cell table:formula="of:=[.I10]*[.B10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ony Xperia XZ3</text:p>
          </table:table-cell>
          <table:table-cell office:value-type="float" office:value="213.721781763114" calcext:value-type="float">
            <text:p>213,721781763114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4000" calcext:value-type="float">
            <text:p>14000</text:p>
          </table:table-cell>
          <table:table-cell table:formula="of:=[.G11]*[.B11]" office:value-type="float" office:value="2992104.9446836" calcext:value-type="float">
            <text:p>2992104,9446836</text:p>
          </table:table-cell>
          <table:table-cell/>
          <table:table-cell table:formula="of:=[.I11]*[.B11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amsung Galaxy S10e (Exynos 9 Octa)</text:p>
          </table:table-cell>
          <table:table-cell office:value-type="float" office:value="214.771972100644" calcext:value-type="float">
            <text:p>214,77197210064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G12]*[.B12]" office:value-type="float" office:value="0" calcext:value-type="float">
            <text:p>0</text:p>
          </table:table-cell>
          <table:table-cell/>
          <table:table-cell table:formula="of:=[.I12]*[.B12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Huawei Honor View 20</text:p>
          </table:table-cell>
          <table:table-cell office:value-type="float" office:value="216.134217559367" calcext:value-type="float">
            <text:p>216,134217559367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9000" calcext:value-type="float">
            <text:p>9000</text:p>
          </table:table-cell>
          <table:table-cell table:formula="of:=[.G13]*[.B13]" office:value-type="float" office:value="1945207.9580343" calcext:value-type="float">
            <text:p>1945207,9580343</text:p>
          </table:table-cell>
          <table:table-cell/>
          <table:table-cell table:formula="of:=[.I13]*[.B13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amsung Galaxy S10 (Exynos 9 Octa)</text:p>
          </table:table-cell>
          <table:table-cell office:value-type="float" office:value="223.984374455005" calcext:value-type="float">
            <text:p>223,98437445500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G14]*[.B14]" office:value-type="float" office:value="0" calcext:value-type="float">
            <text:p>0</text:p>
          </table:table-cell>
          <table:table-cell/>
          <table:table-cell table:formula="of:=[.I14]*[.B14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Xiaomi Mi 8 UD</text:p>
          </table:table-cell>
          <table:table-cell office:value-type="float" office:value="224.066954279296" calcext:value-type="float">
            <text:p>224,066954279296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задрало. 10+тыс короче.</text:p>
          </table:table-cell>
          <table:table-cell table:number-columns-repeated="2"/>
          <table:table-cell table:formula="of:=[.I15]*[.B15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ony Xperia 1</text:p>
          </table:table-cell>
          <table:table-cell office:value-type="float" office:value="227.708146538502" calcext:value-type="float">
            <text:p>227,708146538502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[.I16]*[.B16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Xiaomi Redmi K20 Pro</text:p>
          </table:table-cell>
          <table:table-cell office:value-type="float" office:value="278.221135070648" calcext:value-type="float">
            <text:p>278,2211350706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I17]*[.B17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Google Pixel 3a XL</text:p>
          </table:table-cell>
          <table:table-cell office:value-type="float" office:value="286.890222907648" calcext:value-type="float">
            <text:p>286,8902229076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I18]*[.B18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ony Xperia XZ1</text:p>
          </table:table-cell>
          <table:table-cell office:value-type="float" office:value="311.411303584183" calcext:value-type="float">
            <text:p>311,411303584183</text:p>
          </table:table-cell>
          <table:table-cell office:value-type="float" office:value="52" calcext:value-type="float">
            <text:p>52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formula="of:=[.I19]*[.B19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Asus ZenFone 4 Pro</text:p>
          </table:table-cell>
          <table:table-cell office:value-type="float" office:value="384.656990057376" calcext:value-type="float">
            <text:p>384,656990057376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[.I20]*[.B20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Realme 3 Pro</text:p>
          </table:table-cell>
          <table:table-cell office:value-type="float" office:value="387.990979276581" calcext:value-type="float">
            <text:p>387,990979276581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formula="of:=[.I21]*[.B21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85" office:value-type="string" calcext:value-type="string">
            <text:p>Sony Xperia XZ Premium</text:p>
          </table:table-cell>
          <table:table-cell office:value-type="float" office:value="403.105445262155" calcext:value-type="float">
            <text:p>403,105445262155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table:formula="of:=[.I22]*[.B22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us ZenFone 6 ZS630KL</text:p>
          </table:table-cell>
          <table:table-cell office:value-type="float" office:value="36.5650105975644" calcext:value-type="float">
            <text:p>36,56501059756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formula="of:=[.G23]*[.B23]" office:value-type="float" office:value="658170.190756159" calcext:value-type="float">
            <text:p>658170,190756159</text:p>
          </table:table-cell>
          <table:table-cell office:value-type="float" office:value="9000" calcext:value-type="float">
            <text:p>9000</text:p>
          </table:table-cell>
          <table:table-cell table:formula="of:=[.I23]*[.B23]" office:value-type="float" office:value="329085.09537808" calcext:value-type="float">
            <text:p>329085,095378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P30</text:p>
          </table:table-cell>
          <table:table-cell office:value-type="float" office:value="164.310681332651" calcext:value-type="float">
            <text:p>164,31068133265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4000" calcext:value-type="float">
            <text:p>14000</text:p>
          </table:table-cell>
          <table:table-cell table:formula="of:=[.G24]*[.B24]" office:value-type="float" office:value="2300349.53865711" calcext:value-type="float">
            <text:p>2300349,53865711</text:p>
          </table:table-cell>
          <table:table-cell office:value-type="float" office:value="6000" calcext:value-type="float">
            <text:p>6000</text:p>
          </table:table-cell>
          <table:table-cell table:formula="of:=[.I24]*[.B24]" office:value-type="float" office:value="985864.087995906" calcext:value-type="float">
            <text:p>985864,0879959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us ROG Phone</text:p>
          </table:table-cell>
          <table:table-cell office:value-type="float" office:value="164.541788005357" calcext:value-type="float">
            <text:p>164,54178800535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table:formula="of:=[.G25]*[.B25]" office:value-type="string" office:string-value="" calcext:value-type="error">
            <text:p>#ЗНАЧ!</text:p>
          </table:table-cell>
          <table:table-cell office:value-type="float" office:value="6000" calcext:value-type="float">
            <text:p>6000</text:p>
          </table:table-cell>
          <table:table-cell table:formula="of:=[.I25]*[.B25]" office:value-type="float" office:value="987250.728032142" calcext:value-type="float">
            <text:p>987250,7280321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P30 Pro</text:p>
          </table:table-cell>
          <table:table-cell office:value-type="float" office:value="166.811270602439" calcext:value-type="float">
            <text:p>166,811270602439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  <table:table-cell table:formula="of:=[.G26]*[.B26]" office:value-type="float" office:value="3002602.8708439" calcext:value-type="float">
            <text:p>3002602,8708439</text:p>
          </table:table-cell>
          <table:table-cell office:value-type="float" office:value="6000" calcext:value-type="float">
            <text:p>6000</text:p>
          </table:table-cell>
          <table:table-cell table:formula="of:=[.I26]*[.B26]" office:value-type="float" office:value="1000867.62361463" calcext:value-type="float">
            <text:p>1000867,623614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nePlus 7</text:p>
          </table:table-cell>
          <table:table-cell office:value-type="float" office:value="113.903467901553" calcext:value-type="float">
            <text:p>113,90346790155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5000" calcext:value-type="float">
            <text:p>15000</text:p>
          </table:table-cell>
          <table:table-cell table:formula="of:=[.G27]*[.B27]" office:value-type="float" office:value="1708552.0185233" calcext:value-type="float">
            <text:p>1708552,0185233</text:p>
          </table:table-cell>
          <table:table-cell office:value-type="float" office:value="9000" calcext:value-type="float">
            <text:p>9000</text:p>
          </table:table-cell>
          <table:table-cell table:formula="of:=[.I27]*[.B27]" office:value-type="float" office:value="1025131.21111398" calcext:value-type="float">
            <text:p>1025131,211113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Honor 20</text:p>
          </table:table-cell>
          <table:table-cell office:value-type="float" office:value="183.491144200476" calcext:value-type="float">
            <text:p>183,491144200476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500" calcext:value-type="float">
            <text:p>8500</text:p>
          </table:table-cell>
          <table:table-cell table:formula="of:=[.G28]*[.B28]" office:value-type="float" office:value="1559674.72570405" calcext:value-type="float">
            <text:p>1559674,72570405</text:p>
          </table:table-cell>
          <table:table-cell office:value-type="float" office:value="6000" calcext:value-type="float">
            <text:p>6000</text:p>
          </table:table-cell>
          <table:table-cell table:formula="of:=[.I28]*[.B28]" office:value-type="float" office:value="1100946.86520286" calcext:value-type="float">
            <text:p>1100946,86520286</text:p>
          </table:table-cell>
          <table:table-cell table:number-columns-repeated="54"/>
        </table:table-row>
        <table:table-row table:style-name="ro1">
          <table:table-cell table:style-name="ce189" office:value-type="string" calcext:value-type="string">
            <text:p>Huawei Mate 10 Pro</text:p>
          </table:table-cell>
          <table:table-cell office:value-type="float" office:value="250.475547708753" calcext:value-type="float">
            <text:p>250,475547708753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I29]*[.B29]" office:value-type="float" office:value="1127139.96468939" calcext:value-type="float">
            <text:p>1127139,96468939</text:p>
          </table:table-cell>
          <table:table-cell table:number-columns-repeated="54"/>
        </table:table-row>
        <table:table-row table:style-name="ro1">
          <table:table-cell table:style-name="ce189" office:value-type="string" calcext:value-type="string">
            <text:p>Xiaomi Pocophone F1</text:p>
          </table:table-cell>
          <table:table-cell office:value-type="float" office:value="226.660539132863" calcext:value-type="float">
            <text:p>226,660539132863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30]*[.B30]" office:value-type="float" office:value="1133302.69566432" calcext:value-type="float">
            <text:p>1133302,695664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nePlus 6</text:p>
          </table:table-cell>
          <table:table-cell office:value-type="float" office:value="197.984847905086" calcext:value-type="float">
            <text:p>197,98484790508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7000" calcext:value-type="float">
            <text:p>7000</text:p>
          </table:table-cell>
          <table:table-cell table:formula="of:=[.G31]*[.B31]" office:value-type="float" office:value="1385893.9353356" calcext:value-type="float">
            <text:p>1385893,9353356</text:p>
          </table:table-cell>
          <table:table-cell office:value-type="float" office:value="6000" calcext:value-type="float">
            <text:p>6000</text:p>
          </table:table-cell>
          <table:table-cell table:formula="of:=[.I31]*[.B31]" office:value-type="float" office:value="1187909.08743052" calcext:value-type="float">
            <text:p>1187909,08743052</text:p>
          </table:table-cell>
          <table:table-cell table:number-columns-repeated="54"/>
        </table:table-row>
        <table:table-row table:style-name="ro1">
          <table:table-cell table:style-name="ce189" office:value-type="string" calcext:value-type="string">
            <text:p>Xiaomi Mi 8</text:p>
          </table:table-cell>
          <table:table-cell office:value-type="float" office:value="241.507763850357" calcext:value-type="float">
            <text:p>241,50776385035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32]*[.B32]" office:value-type="float" office:value="1207538.81925179" calcext:value-type="float">
            <text:p>1207538,819251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ssential PH-1</text:p>
          </table:table-cell>
          <table:table-cell office:value-type="float" office:value="350.024284871779" calcext:value-type="float">
            <text:p>350,024284871779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I33]*[.B33]" office:value-type="float" office:value="1225084.99705123" calcext:value-type="float">
            <text:p>1225084,997051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Honor 10</text:p>
          </table:table-cell>
          <table:table-cell office:value-type="float" office:value="275.363396260287" calcext:value-type="float">
            <text:p>275,363396260287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34]*[.B34]" office:value-type="float" office:value="1376816.98130144" calcext:value-type="float">
            <text:p>1376816,98130144</text:p>
          </table:table-cell>
          <table:table-cell table:number-columns-repeated="54"/>
        </table:table-row>
        <table:table-row table:style-name="ro1">
          <table:table-cell table:style-name="ce189" office:value-type="string" calcext:value-type="string">
            <text:p>Xiaomi Mi Mix 3</text:p>
          </table:table-cell>
          <table:table-cell office:value-type="float" office:value="204.381995293128" calcext:value-type="float">
            <text:p>204,381995293128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</text:p>
          </table:table-cell>
          <table:table-cell table:formula="of:=[.G35]*[.B35]" office:value-type="string" office:string-value="" calcext:value-type="error">
            <text:p>#ЗНАЧ!</text:p>
          </table:table-cell>
          <table:table-cell office:value-type="float" office:value="7000" calcext:value-type="float">
            <text:p>7000</text:p>
          </table:table-cell>
          <table:table-cell table:formula="of:=[.I35]*[.B35]" office:value-type="float" office:value="1430673.9670519" calcext:value-type="float">
            <text:p>1430673,9670519</text:p>
          </table:table-cell>
          <table:table-cell table:number-columns-repeated="54"/>
        </table:table-row>
        <table:table-row table:style-name="ro1">
          <table:table-cell table:style-name="ce189" office:value-type="string" calcext:value-type="string">
            <text:p>Huawei P20 Pro</text:p>
          </table:table-cell>
          <table:table-cell office:value-type="float" office:value="298.646948753876" calcext:value-type="float">
            <text:p>298,646948753876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36]*[.B36]" office:value-type="float" office:value="1493234.74376938" calcext:value-type="float">
            <text:p>1493234,74376938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office:annotation draw:style-name="gr3" draw:text-style-name="P2" svg:width="2.899cm" svg:height="0.612cm" svg:x="9.093cm" svg:y="14.756cm" draw:caption-point-x="-0.61cm" draw:caption-point-y="1.51cm">
              <dc:date>2020-08-14T00:00:00</dc:date>
              <text:p text:style-name="P1"><text:span text:style-name="T1">Мало позиций</text:span></text:p>
            </office:annotation>
            <text:p>Xiaomi Black Shark 2</text:p>
          </table:table-cell>
          <table:table-cell office:value-type="float" office:value="169.097604950514" calcext:value-type="float">
            <text:p>169,0976049505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2600" calcext:value-type="float">
            <text:p>12600</text:p>
          </table:table-cell>
          <table:table-cell table:formula="of:=[.G37]*[.B37]" office:value-type="float" office:value="2130629.82237648" calcext:value-type="float">
            <text:p>2130629,82237648</text:p>
          </table:table-cell>
          <table:table-cell office:value-type="float" office:value="9000" calcext:value-type="float">
            <text:p>9000</text:p>
          </table:table-cell>
          <table:table-cell table:formula="of:=[.I37]*[.B37]" office:value-type="float" office:value="1521878.44455463" calcext:value-type="float">
            <text:p>1521878,444554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G G7 ThinQ</text:p>
          </table:table-cell>
          <table:table-cell office:value-type="float" office:value="346.340872551883" calcext:value-type="float">
            <text:p>346,340872551883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I38]*[.B38]" office:value-type="float" office:value="1558533.92648347" calcext:value-type="float">
            <text:p>1558533,926483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Mate 10</text:p>
          </table:table-cell>
          <table:table-cell office:value-type="float" office:value="312.192248462386" calcext:value-type="float">
            <text:p>312,192248462386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39]*[.B39]" office:value-type="float" office:value="1560961.24231193" calcext:value-type="float">
            <text:p>1560961,242311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awei Mate 20 Pro</text:p>
          </table:table-cell>
          <table:table-cell office:value-type="float" office:value="195.460993551143" calcext:value-type="float">
            <text:p>195,46099355114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5000" calcext:value-type="float">
            <text:p>15000</text:p>
          </table:table-cell>
          <table:table-cell table:formula="of:=[.G40]*[.B40]" office:value-type="float" office:value="2931914.90326714" calcext:value-type="float">
            <text:p>2931914,90326714</text:p>
          </table:table-cell>
          <table:table-cell office:value-type="float" office:value="8000" calcext:value-type="float">
            <text:p>8000</text:p>
          </table:table-cell>
          <table:table-cell table:formula="of:=[.I40]*[.B40]" office:value-type="float" office:value="1563687.94840914" calcext:value-type="float">
            <text:p>1563687,948409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iaomi Mi Note 10</text:p>
          </table:table-cell>
          <table:table-cell office:value-type="float" office:value="211.686088347817" calcext:value-type="float">
            <text:p>211,686088347817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11000" calcext:value-type="float">
            <text:p>11000</text:p>
          </table:table-cell>
          <table:table-cell table:formula="of:=[.G41]*[.B41]" office:value-type="float" office:value="2328546.97182599" calcext:value-type="float">
            <text:p>2328546,97182599</text:p>
          </table:table-cell>
          <table:table-cell office:value-type="float" office:value="8000" calcext:value-type="float">
            <text:p>8000</text:p>
          </table:table-cell>
          <table:table-cell table:formula="of:=[.I41]*[.B41]" office:value-type="float" office:value="1693488.70678254" calcext:value-type="float">
            <text:p>1693488,706782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iaomi Mi 9T</text:p>
          </table:table-cell>
          <table:table-cell office:value-type="float" office:value="224.00669632848" calcext:value-type="float">
            <text:p>224,00669632848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0200" calcext:value-type="float">
            <text:p>10200</text:p>
          </table:table-cell>
          <table:table-cell table:formula="of:=[.G42]*[.B42]" office:value-type="float" office:value="2284868.3025505" calcext:value-type="float">
            <text:p>2284868,3025505</text:p>
          </table:table-cell>
          <table:table-cell office:value-type="float" office:value="8000" calcext:value-type="float">
            <text:p>8000</text:p>
          </table:table-cell>
          <table:table-cell table:formula="of:=[.I42]*[.B42]" office:value-type="float" office:value="1792053.57062784" calcext:value-type="float">
            <text:p>1792053,57062784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Razer Phone 2</text:p>
          </table:table-cell>
          <table:table-cell office:value-type="float" office:value="311.406486766092" calcext:value-type="float">
            <text:p>311,406486766092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I43]*[.B43]" office:value-type="float" office:value="1868438.92059655" calcext:value-type="float">
            <text:p>1868438,92059655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Nokia 8 Sirocco</text:p>
          </table:table-cell>
          <table:table-cell office:value-type="float" office:value="315.732481699302" calcext:value-type="float">
            <text:p>315,732481699302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I44]*[.B44]" office:value-type="float" office:value="1894394.89019581" calcext:value-type="float">
            <text:p>1894394,890195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nePlus 5T</text:p>
          </table:table-cell>
          <table:table-cell office:value-type="float" office:value="394.915180766706" calcext:value-type="float">
            <text:p>394,91518076670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45]*[.B45]" office:value-type="float" office:value="1974575.90383353" calcext:value-type="float">
            <text:p>1974575,903833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G V40 ThinQ</text:p>
          </table:table-cell>
          <table:table-cell office:value-type="float" office:value="372.3694402069" calcext:value-type="float">
            <text:p>372,3694402069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I46]*[.B46]" office:value-type="float" office:value="2048031.92113795" calcext:value-type="float">
            <text:p>2048031,921137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nePlus 5</text:p>
          </table:table-cell>
          <table:table-cell office:value-type="float" office:value="415.245710393256" calcext:value-type="float">
            <text:p>415,245710393256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I47]*[.B47]" office:value-type="float" office:value="2076228.55196628" calcext:value-type="float">
            <text:p>2076228,55196628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Oppo Reno3 Pro 5G</text:p>
          </table:table-cell>
          <table:table-cell office:value-type="float" office:value="177.488027765255" calcext:value-type="float">
            <text:p>177,48802776525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8000" calcext:value-type="float">
            <text:p>18000</text:p>
          </table:table-cell>
          <table:table-cell table:formula="of:=[.G48]*[.B48]" office:value-type="float" office:value="3194784.49977459" calcext:value-type="float">
            <text:p>3194784,49977459</text:p>
          </table:table-cell>
          <table:table-cell office:value-type="float" office:value="12000" calcext:value-type="float">
            <text:p>12000</text:p>
          </table:table-cell>
          <table:table-cell table:formula="of:=[.I48]*[.B48]" office:value-type="float" office:value="2129856.33318306" calcext:value-type="float">
            <text:p>2129856,33318306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Nokia 9 PureView</text:p>
          </table:table-cell>
          <table:table-cell office:value-type="float" office:value="222.757715915746" calcext:value-type="float">
            <text:p>222,75771591574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6700" calcext:value-type="float">
            <text:p>16700</text:p>
          </table:table-cell>
          <table:table-cell table:formula="of:=[.G49]*[.B49]" office:value-type="float" office:value="3720053.85579296" calcext:value-type="float">
            <text:p>3720053,85579296</text:p>
          </table:table-cell>
          <table:table-cell office:value-type="float" office:value="11000" calcext:value-type="float">
            <text:p>11000</text:p>
          </table:table-cell>
          <table:table-cell table:formula="of:=[.I49]*[.B49]" office:value-type="float" office:value="2450334.87507321" calcext:value-type="float">
            <text:p>2450334,87507321</text:p>
          </table:table-cell>
          <table:table-cell table:number-columns-repeated="54"/>
        </table:table-row>
        <table:table-row table:style-name="ro1">
          <table:table-cell table:style-name="ce188" office:value-type="string" calcext:value-type="string">
            <text:p>Motorola One Zoom</text:p>
          </table:table-cell>
          <table:table-cell office:value-type="float" office:value="373.638863075029" calcext:value-type="float">
            <text:p>373,638863075029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I50]*[.B50]" office:value-type="float" office:value="3400113.65398276" calcext:value-type="float">
            <text:p>3400113,653982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iaomi Mi Mix 2</text:p>
          </table:table-cell>
          <table:table-cell office:value-type="float" office:value="425.142329108735" calcext:value-type="float">
            <text:p>425,14232910873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70" calcext:value-type="float">
            <text:p>3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8</text:p>
          </table:table-cell>
          <table:table-cell office:value-type="float" office:value="426.52198067626" calcext:value-type="float">
            <text:p>426,52198067626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372" calcext:value-type="float">
            <text:p>37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8+ (MSM8998)</text:p>
          </table:table-cell>
          <table:table-cell office:value-type="float" office:value="431.075399437268" calcext:value-type="float">
            <text:p>431,075399437268</text:p>
          </table:table-cell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349" calcext:value-type="float">
            <text:p>34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10 II</text:p>
          </table:table-cell>
          <table:table-cell office:value-type="float" office:value="433.83752719192" calcext:value-type="float">
            <text:p>433,8375271919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337" calcext:value-type="float">
            <text:p>337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8.1</text:p>
          </table:table-cell>
          <table:table-cell office:value-type="float" office:value="458.434291911065" calcext:value-type="float">
            <text:p>458,434291911065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220" calcext:value-type="float">
            <text:p>220</text:p>
          </table:table-cell>
          <table:table-cell office:value-type="float" office:value="353" calcext:value-type="float">
            <text:p>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Nova 3i</text:p>
          </table:table-cell>
          <table:table-cell office:value-type="float" office:value="470.796134223721" calcext:value-type="float">
            <text:p>470,796134223721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416" calcext:value-type="float">
            <text:p>416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view BV9700 Pro</text:p>
          </table:table-cell>
          <table:table-cell office:value-type="float" office:value="472.937628022977" calcext:value-type="float">
            <text:p>472,93762802297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54" calcext:value-type="float">
            <text:p>454</text:p>
          </table:table-cell>
          <table:table-cell office:value-type="float" office:value="117" calcext:value-type="float">
            <text:p>1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Mate 20 Lite</text:p>
          </table:table-cell>
          <table:table-cell office:value-type="float" office:value="475.779360628432" calcext:value-type="float">
            <text:p>475,779360628432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V30</text:p>
          </table:table-cell>
          <table:table-cell office:value-type="float" office:value="477.168733259001" calcext:value-type="float">
            <text:p>477,168733259001</text:p>
          </table:table-cell>
          <table:table-cell office:value-type="float" office:value="111" calcext:value-type="float">
            <text:p>111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U11+</text:p>
          </table:table-cell>
          <table:table-cell office:value-type="float" office:value="477.555232407729" calcext:value-type="float">
            <text:p>477,555232407729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  <table:table-cell office:value-type="float" office:value="417" calcext:value-type="float">
            <text:p>4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U11</text:p>
          </table:table-cell>
          <table:table-cell office:value-type="float" office:value="478.695101290999" calcext:value-type="float">
            <text:p>478,695101290999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412" calcext:value-type="float">
            <text:p>4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8X</text:p>
          </table:table-cell>
          <table:table-cell office:value-type="float" office:value="479.789537193132" calcext:value-type="float">
            <text:p>479,789537193132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405" calcext:value-type="float">
            <text:p>405</text:p>
          </table:table-cell>
          <table:table-cell office:value-type="float" office:value="109" calcext:value-type="float">
            <text:p>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po F9</text:p>
          </table:table-cell>
          <table:table-cell office:value-type="float" office:value="492.132096088032" calcext:value-type="float">
            <text:p>492,132096088032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372" calcext:value-type="float">
            <text:p>372</text:p>
          </table:table-cell>
          <table:table-cell office:value-type="float" office:value="261" calcext:value-type="float">
            <text:p>261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9 (SDM845)</text:p>
          </table:table-cell>
          <table:table-cell office:value-type="float" office:value="500.667554371162" calcext:value-type="float">
            <text:p>500,667554371162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459" calcext:value-type="float">
            <text:p>45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Google Pixel 2</text:p>
          </table:table-cell>
          <table:table-cell office:value-type="float" office:value="504.377834564526" calcext:value-type="float">
            <text:p>504,377834564526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421" calcext:value-type="float">
            <text:p>421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8s</text:p>
          </table:table-cell>
          <table:table-cell office:value-type="float" office:value="507.066070645631" calcext:value-type="float">
            <text:p>507,066070645631</text:p>
          </table:table-cell>
          <table:table-cell office:value-type="float" office:value="166" calcext:value-type="float">
            <text:p>166</text:p>
          </table:table-cell>
          <table:table-cell office:value-type="float" office:value="308" calcext:value-type="float">
            <text:p>308</text:p>
          </table:table-cell>
          <table:table-cell office:value-type="float" office:value="230" calcext:value-type="float">
            <text:p>230</text:p>
          </table:table-cell>
          <table:table-cell office:value-type="float" office:value="286" calcext:value-type="float">
            <text:p>2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po R17 Pro</text:p>
          </table:table-cell>
          <table:table-cell office:value-type="float" office:value="509.417314193383" calcext:value-type="float">
            <text:p>509,417314193383</text:p>
          </table:table-cell>
          <table:table-cell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403" calcext:value-type="float">
            <text:p>4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7</text:p>
          </table:table-cell>
          <table:table-cell office:value-type="float" office:value="511.919915611807" calcext:value-type="float">
            <text:p>511,919915611807</text:p>
          </table:table-cell>
          <table:table-cell office:value-type="float" office:value="62" calcext:value-type="float">
            <text:p>62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8 (MSM8998)</text:p>
          </table:table-cell>
          <table:table-cell office:value-type="float" office:value="516.531702802451" calcext:value-type="float">
            <text:p>516,531702802451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404" calcext:value-type="float">
            <text:p>40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 9 (Exynos 9 Octa)</text:p>
          </table:table-cell>
          <table:table-cell office:value-type="float" office:value="529.262694698956" calcext:value-type="float">
            <text:p>529,262694698956</text:p>
          </table:table-cell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office:value-type="float" office:value="119" calcext:value-type="float">
            <text:p>119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9 (2018)</text:p>
          </table:table-cell>
          <table:table-cell office:value-type="float" office:value="534.185361087329" calcext:value-type="float">
            <text:p>534,185361087329</text:p>
          </table:table-cell>
          <table:table-cell office:value-type="float" office:value="40" calcext:value-type="float">
            <text:p>40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41</text:p>
          </table:table-cell>
          <table:table-cell office:value-type="float" office:value="539.370929880356" calcext:value-type="float">
            <text:p>539,370929880356</text:p>
          </table:table-cell>
          <table:table-cell office:value-type="float" office:value="44" calcext:value-type="float">
            <text:p>44</text:p>
          </table:table-cell>
          <table:table-cell office:value-type="float" office:value="216" calcext:value-type="float">
            <text:p>216</text:p>
          </table:table-cell>
          <table:table-cell office:value-type="float" office:value="452" calcext:value-type="float">
            <text:p>452</text:p>
          </table:table-cell>
          <table:table-cell office:value-type="float" office:value="195" calcext:value-type="float">
            <text:p>195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31</text:p>
          </table:table-cell>
          <table:table-cell office:value-type="float" office:value="540.951938715446" calcext:value-type="float">
            <text:p>540,95193871544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9 (Exynos 9 Octa)</text:p>
          </table:table-cell>
          <table:table-cell office:value-type="float" office:value="554.836912975336" calcext:value-type="float">
            <text:p>554,836912975336</text:p>
          </table:table-cell>
          <table:table-cell office:value-type="float" office:value="75" calcext:value-type="float">
            <text:p>75</text:p>
          </table:table-cell>
          <table:table-cell office:value-type="float" office:value="397" calcext:value-type="float">
            <text:p>397</text:p>
          </table:table-cell>
          <table:table-cell office:value-type="float" office:value="131" calcext:value-type="float">
            <text:p>131</text:p>
          </table:table-cell>
          <table:table-cell office:value-type="float" office:value="357" calcext:value-type="float">
            <text:p>3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Z3 Play</text:p>
          </table:table-cell>
          <table:table-cell office:value-type="float" office:value="563.796062419737" calcext:value-type="float">
            <text:p>563,796062419737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427" calcext:value-type="float">
            <text:p>427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51</text:p>
          </table:table-cell>
          <table:table-cell office:value-type="float" office:value="564.488263828399" calcext:value-type="float">
            <text:p>564,48826382839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office:value-type="float" office:value="286" calcext:value-type="float">
            <text:p>286</text:p>
          </table:table-cell>
          <table:table-cell office:value-type="float" office:value="157" calcext:value-type="float">
            <text:p>15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9+ (Exynos 9 Octa)</text:p>
          </table:table-cell>
          <table:table-cell office:value-type="float" office:value="570.405119191615" calcext:value-type="float">
            <text:p>570,405119191615</text:p>
          </table:table-cell>
          <table:table-cell office:value-type="float" office:value="131" calcext:value-type="float">
            <text:p>131</text:p>
          </table:table-cell>
          <table:table-cell office:value-type="float" office:value="410" calcext:value-type="float">
            <text:p>410</text:p>
          </table:table-cell>
          <table:table-cell office:value-type="float" office:value="130" calcext:value-type="float">
            <text:p>130</text:p>
          </table:table-cell>
          <table:table-cell office:value-type="float" office:value="351" calcext:value-type="float">
            <text:p>3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6 Pro</text:p>
          </table:table-cell>
          <table:table-cell office:value-type="float" office:value="588.801324726771" calcext:value-type="float">
            <text:p>588,801324726771</text:p>
          </table:table-cell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float" office:value="431" calcext:value-type="float">
            <text:p>431</text:p>
          </table:table-cell>
          <table:table-cell office:value-type="float" office:value="230" calcext:value-type="float">
            <text:p>230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10 Plus</text:p>
          </table:table-cell>
          <table:table-cell office:value-type="float" office:value="598.428776046072" calcext:value-type="float">
            <text:p>598,428776046072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434" calcext:value-type="float">
            <text:p>434</text:p>
          </table:table-cell>
          <table:table-cell office:value-type="float" office:value="346" calcext:value-type="float">
            <text:p>34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21s</text:p>
          </table:table-cell>
          <table:table-cell office:value-type="float" office:value="610.485053052079" calcext:value-type="float">
            <text:p>610,485053052079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4 ZE554KL S660</text:p>
          </table:table-cell>
          <table:table-cell office:value-type="float" office:value="615.414494466941" calcext:value-type="float">
            <text:p>615,414494466941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91" calcext:value-type="float">
            <text:p>291</text:p>
          </table:table-cell>
          <table:table-cell office:value-type="float" office:value="463" calcext:value-type="float">
            <text:p>4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9</text:p>
          </table:table-cell>
          <table:table-cell office:value-type="float" office:value="622.847493372174" calcext:value-type="float">
            <text:p>622,847493372174</text:p>
          </table:table-cell>
          <table:table-cell office:value-type="float" office:value="181" calcext:value-type="float">
            <text:p>181</text:p>
          </table:table-cell>
          <table:table-cell office:value-type="float" office:value="309" calcext:value-type="float">
            <text:p>309</text:p>
          </table:table-cell>
          <table:table-cell office:value-type="float" office:value="409" calcext:value-type="float">
            <text:p>409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 Smart 2019</text:p>
          </table:table-cell>
          <table:table-cell office:value-type="float" office:value="633.20217940244" calcext:value-type="float">
            <text:p>633,20217940244</text:p>
          </table:table-cell>
          <table:table-cell office:value-type="float" office:value="53" calcext:value-type="float">
            <text:p>53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5 ZE620KL</text:p>
          </table:table-cell>
          <table:table-cell office:value-type="float" office:value="646.289408856435" calcext:value-type="float">
            <text:p>646,289408856435</text:p>
          </table:table-cell>
          <table:table-cell office:value-type="float" office:value="134" calcext:value-type="float">
            <text:p>134</text:p>
          </table:table-cell>
          <table:table-cell office:value-type="float" office:value="242" calcext:value-type="float">
            <text:p>242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8 (Exynos 9 Octa)</text:p>
          </table:table-cell>
          <table:table-cell office:value-type="float" office:value="647.628751677997" calcext:value-type="float">
            <text:p>647,628751677997</text:p>
          </table:table-cell>
          <table:table-cell office:value-type="float" office:value="153" calcext:value-type="float">
            <text:p>153</text:p>
          </table:table-cell>
          <table:table-cell office:value-type="float" office:value="474" calcext:value-type="float">
            <text:p>474</text:p>
          </table:table-cell>
          <table:table-cell office:value-type="float" office:value="157" calcext:value-type="float">
            <text:p>157</text:p>
          </table:table-cell>
          <table:table-cell office:value-type="float" office:value="383" calcext:value-type="float">
            <text:p>3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A2</text:p>
          </table:table-cell>
          <table:table-cell office:value-type="float" office:value="666.974512256653" calcext:value-type="float">
            <text:p>666,974512256653</text:p>
          </table:table-cell>
          <table:table-cell office:value-type="float" office:value="182" calcext:value-type="float">
            <text:p>182</text:p>
          </table:table-cell>
          <table:table-cell office:value-type="float" office:value="253" calcext:value-type="float">
            <text:p>253</text:p>
          </table:table-cell>
          <table:table-cell office:value-type="float" office:value="311" calcext:value-type="float">
            <text:p>311</text:p>
          </table:table-cell>
          <table:table-cell office:value-type="float" office:value="501" calcext:value-type="float">
            <text:p>5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view BV9600 Pro</text:p>
          </table:table-cell>
          <table:table-cell office:value-type="float" office:value="670.754798715596" calcext:value-type="float">
            <text:p>670,75479871559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08" calcext:value-type="float">
            <text:p>608</text:p>
          </table:table-cell>
          <table:table-cell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50</text:p>
          </table:table-cell>
          <table:table-cell office:value-type="float" office:value="675.599733570107" calcext:value-type="float">
            <text:p>675,599733570107</text:p>
          </table:table-cell>
          <table:table-cell office:value-type="float" office:value="55" calcext:value-type="float">
            <text:p>55</text:p>
          </table:table-cell>
          <table:table-cell office:value-type="float" office:value="383" calcext:value-type="float">
            <text:p>383</text:p>
          </table:table-cell>
          <table:table-cell office:value-type="float" office:value="420" calcext:value-type="float">
            <text:p>420</text:p>
          </table:table-cell>
          <table:table-cell office:value-type="float" office:value="361" calcext:value-type="float">
            <text:p>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X5</text:p>
          </table:table-cell>
          <table:table-cell office:value-type="float" office:value="697.829492068084" calcext:value-type="float">
            <text:p>697,829492068084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561" calcext:value-type="float">
            <text:p>561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5</text:p>
          </table:table-cell>
          <table:table-cell office:value-type="float" office:value="703.867885330763" calcext:value-type="float">
            <text:p>703,867885330763</text:p>
          </table:table-cell>
          <table:table-cell office:value-type="float" office:value="231" calcext:value-type="float">
            <text:p>231</text:p>
          </table:table-cell>
          <table:table-cell office:value-type="float" office:value="327" calcext:value-type="float">
            <text:p>327</text:p>
          </table:table-cell>
          <table:table-cell office:value-type="float" office:value="426" calcext:value-type="float">
            <text:p>426</text:p>
          </table:table-cell>
          <table:table-cell office:value-type="float" office:value="392" calcext:value-type="float">
            <text:p>39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8+ (Exynos 9 Octa)</text:p>
          </table:table-cell>
          <table:table-cell office:value-type="float" office:value="706.604557018988" calcext:value-type="float">
            <text:p>706,604557018988</text:p>
          </table:table-cell>
          <table:table-cell office:value-type="float" office:value="212" calcext:value-type="float">
            <text:p>212</text:p>
          </table:table-cell>
          <table:table-cell office:value-type="float" office:value="444" calcext:value-type="float">
            <text:p>444</text:p>
          </table:table-cell>
          <table:table-cell office:value-type="float" office:value="193" calcext:value-type="float">
            <text:p>193</text:p>
          </table:table-cell>
          <table:table-cell office:value-type="float" office:value="469" calcext:value-type="float">
            <text:p>46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8 (Exynos 9 Octa)</text:p>
          </table:table-cell>
          <table:table-cell office:value-type="float" office:value="730.502566730604" calcext:value-type="float">
            <text:p>730,502566730604</text:p>
          </table:table-cell>
          <table:table-cell office:value-type="float" office:value="198" calcext:value-type="float">
            <text:p>198</text:p>
          </table:table-cell>
          <table:table-cell office:value-type="float" office:value="482" calcext:value-type="float">
            <text:p>482</text:p>
          </table:table-cell>
          <table:table-cell office:value-type="float" office:value="191" calcext:value-type="float">
            <text:p>191</text:p>
          </table:table-cell>
          <table:table-cell office:value-type="float" office:value="475" calcext:value-type="float">
            <text:p>4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8</text:p>
          </table:table-cell>
          <table:table-cell office:value-type="float" office:value="749.630575683783" calcext:value-type="float">
            <text:p>749,630575683783</text:p>
          </table:table-cell>
          <table:table-cell office:value-type="float" office:value="240" calcext:value-type="float">
            <text:p>240</text:p>
          </table:table-cell>
          <table:table-cell office:value-type="float" office:value="315" calcext:value-type="float">
            <text:p>315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6.1 Plus</text:p>
          </table:table-cell>
          <table:table-cell office:value-type="float" office:value="763.751923074502" calcext:value-type="float">
            <text:p>763,751923074502</text:p>
          </table:table-cell>
          <table:table-cell office:value-type="float" office:value="224" calcext:value-type="float">
            <text:p>224</text:p>
          </table:table-cell>
          <table:table-cell office:value-type="float" office:value="274" calcext:value-type="float">
            <text:p>274</text:p>
          </table:table-cell>
          <table:table-cell office:value-type="float" office:value="432" calcext:value-type="float">
            <text:p>432</text:p>
          </table:table-cell>
          <table:table-cell office:value-type="float" office:value="521" calcext:value-type="float">
            <text:p>5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X4</text:p>
          </table:table-cell>
          <table:table-cell office:value-type="float" office:value="771.313814215719" calcext:value-type="float">
            <text:p>771,313814215719</text:p>
          </table:table-cell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309" calcext:value-type="float">
            <text:p>3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7</text:p>
          </table:table-cell>
          <table:table-cell office:value-type="float" office:value="772.174850665314" calcext:value-type="float">
            <text:p>772,174850665314</text:p>
          </table:table-cell>
          <table:table-cell office:value-type="float" office:value="23" calcext:value-type="float">
            <text:p>23</text:p>
          </table:table-cell>
          <table:table-cell office:value-type="float" office:value="302" calcext:value-type="float">
            <text:p>302</text:p>
          </table:table-cell>
          <table:table-cell office:value-type="float" office:value="661" calcext:value-type="float">
            <text:p>661</text:p>
          </table:table-cell>
          <table:table-cell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4 ZE554KL S630</text:p>
          </table:table-cell>
          <table:table-cell office:value-type="float" office:value="782.855669967332" calcext:value-type="float">
            <text:p>782,855669967332</text:p>
          </table:table-cell>
          <table:table-cell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float" office:value="477" calcext:value-type="float">
            <text:p>477</text:p>
          </table:table-cell>
          <table:table-cell office:value-type="float" office:value="506" calcext:value-type="float">
            <text:p>5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DROID Turbo 2</text:p>
          </table:table-cell>
          <table:table-cell office:value-type="float" office:value="791.54785073298" calcext:value-type="float">
            <text:p>791,54785073298</text:p>
          </table:table-cell>
          <table:table-cell office:value-type="float" office:value="217" calcext:value-type="float">
            <text:p>217</text:p>
          </table:table-cell>
          <table:table-cell office:value-type="float" office:value="635" calcext:value-type="float">
            <text:p>635</text:p>
          </table:table-cell>
          <table:table-cell office:value-type="float" office:value="253" calcext:value-type="float">
            <text:p>253</text:p>
          </table:table-cell>
          <table:table-cell office:value-type="float" office:value="335" calcext:value-type="float">
            <text:p>3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9</text:p>
          </table:table-cell>
          <table:table-cell office:value-type="float" office:value="803.459395364819" calcext:value-type="float">
            <text:p>803,459395364819</text:p>
          </table:table-cell>
          <table:table-cell office:value-type="float" office:value="191" calcext:value-type="float">
            <text:p>191</text:p>
          </table:table-cell>
          <table:table-cell office:value-type="float" office:value="304" calcext:value-type="float">
            <text:p>304</text:p>
          </table:table-cell>
          <table:table-cell office:value-type="float" office:value="659" calcext:value-type="float">
            <text:p>659</text:p>
          </table:table-cell>
          <table:table-cell office:value-type="float" office:value="287" calcext:value-type="float">
            <text:p>28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6 Edge</text:p>
          </table:table-cell>
          <table:table-cell office:value-type="float" office:value="836.667795483966" calcext:value-type="float">
            <text:p>836,667795483966</text:p>
          </table:table-cell>
          <table:table-cell office:value-type="float" office:value="266" calcext:value-type="float">
            <text:p>266</text:p>
          </table:table-cell>
          <table:table-cell office:value-type="float" office:value="528" calcext:value-type="float">
            <text:p>528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XA2 Ultra</text:p>
          </table:table-cell>
          <table:table-cell office:value-type="float" office:value="838.14378241445" calcext:value-type="float">
            <text:p>838,14378241445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office:value-type="float" office:value="515" calcext:value-type="float">
            <text:p>5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t S52</text:p>
          </table:table-cell>
          <table:table-cell office:value-type="float" office:value="847.72047279749" calcext:value-type="float">
            <text:p>847,72047279749</text:p>
          </table:table-cell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office:value-type="float" office:value="787" calcext:value-type="float">
            <text:p>787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 5</text:p>
          </table:table-cell>
          <table:table-cell office:value-type="float" office:value="858.711243666927" calcext:value-type="float">
            <text:p>858,711243666927</text:p>
          </table:table-cell>
          <table:table-cell office:value-type="float" office:value="218" calcext:value-type="float">
            <text:p>218</text:p>
          </table:table-cell>
          <table:table-cell office:value-type="float" office:value="511" calcext:value-type="float">
            <text:p>511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One</text:p>
          </table:table-cell>
          <table:table-cell office:value-type="float" office:value="863.381144107282" calcext:value-type="float">
            <text:p>863,381144107282</text:p>
          </table:table-cell>
          <table:table-cell office:value-type="float" office:value="139" calcext:value-type="float">
            <text:p>139</text:p>
          </table:table-cell>
          <table:table-cell office:value-type="float" office:value="461" calcext:value-type="float">
            <text:p>461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G5</text:p>
          </table:table-cell>
          <table:table-cell office:value-type="float" office:value="872.044723623737" calcext:value-type="float">
            <text:p>872,044723623737</text:p>
          </table:table-cell>
          <table:table-cell office:value-type="float" office:value="235" calcext:value-type="float">
            <text:p>235</text:p>
          </table:table-cell>
          <table:table-cell office:value-type="float" office:value="424" calcext:value-type="float">
            <text:p>424</text:p>
          </table:table-cell>
          <table:table-cell office:value-type="float" office:value="206" calcext:value-type="float">
            <text:p>206</text:p>
          </table:table-cell>
          <table:table-cell office:value-type="float" office:value="695" calcext:value-type="float">
            <text:p>6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3 Zoom ZE553KL</text:p>
          </table:table-cell>
          <table:table-cell office:value-type="float" office:value="881.408531839805" calcext:value-type="float">
            <text:p>881,40853183980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710" calcext:value-type="float">
            <text:p>710</text:p>
          </table:table-cell>
          <table:table-cell office:value-type="float" office:value="466" calcext:value-type="float">
            <text:p>46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6</text:p>
          </table:table-cell>
          <table:table-cell office:value-type="float" office:value="885.104513602772" calcext:value-type="float">
            <text:p>885,104513602772</text:p>
          </table:table-cell>
          <table:table-cell office:value-type="float" office:value="258" calcext:value-type="float">
            <text:p>258</text:p>
          </table:table-cell>
          <table:table-cell office:value-type="float" office:value="546" calcext:value-type="float">
            <text:p>546</text:p>
          </table:table-cell>
          <table:table-cell office:value-type="float" office:value="397" calcext:value-type="float">
            <text:p>397</text:p>
          </table:table-cell>
          <table:table-cell office:value-type="float" office:value="511" calcext:value-type="float">
            <text:p>5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q Aquaris X Pro</text:p>
          </table:table-cell>
          <table:table-cell office:value-type="float" office:value="889.265989454224" calcext:value-type="float">
            <text:p>889,265989454224</text:p>
          </table:table-cell>
          <table:table-cell office:value-type="float" office:value="136" calcext:value-type="float">
            <text:p>136</text:p>
          </table:table-cell>
          <table:table-cell office:value-type="float" office:value="455" calcext:value-type="float">
            <text:p>455</text:p>
          </table:table-cell>
          <table:table-cell office:value-type="float" office:value="708" calcext:value-type="float">
            <text:p>708</text:p>
          </table:table-cell>
          <table:table-cell office:value-type="float" office:value="253" calcext:value-type="float">
            <text:p>2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6 (2018)</text:p>
          </table:table-cell>
          <table:table-cell office:value-type="float" office:value="897.886407069402" calcext:value-type="float">
            <text:p>897,886407069402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58" calcext:value-type="float">
            <text:p>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A1</text:p>
          </table:table-cell>
          <table:table-cell office:value-type="float" office:value="905.950881670745" calcext:value-type="float">
            <text:p>905,950881670745</text:p>
          </table:table-cell>
          <table:table-cell office:value-type="float" office:value="129" calcext:value-type="float">
            <text:p>129</text:p>
          </table:table-cell>
          <table:table-cell office:value-type="float" office:value="432" calcext:value-type="float">
            <text:p>432</text:p>
          </table:table-cell>
          <table:table-cell office:value-type="float" office:value="699" calcext:value-type="float">
            <text:p>699</text:p>
          </table:table-cell>
          <table:table-cell office:value-type="float" office:value="359" calcext:value-type="float">
            <text:p>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novo P2</text:p>
          </table:table-cell>
          <table:table-cell office:value-type="float" office:value="908.344648247569" calcext:value-type="float">
            <text:p>908,344648247569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714" calcext:value-type="float">
            <text:p>714</text:p>
          </table:table-cell>
          <table:table-cell office:value-type="float" office:value="223" calcext:value-type="float">
            <text:p>2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A2 Lite</text:p>
          </table:table-cell>
          <table:table-cell office:value-type="float" office:value="913.206438873489" calcext:value-type="float">
            <text:p>913,206438873489</text:p>
          </table:table-cell>
          <table:table-cell office:value-type="float" office:value="33" calcext:value-type="float">
            <text:p>33</text:p>
          </table:table-cell>
          <table:table-cell office:value-type="float" office:value="488" calcext:value-type="float">
            <text:p>488</text:p>
          </table:table-cell>
          <table:table-cell office:value-type="float" office:value="707" calcext:value-type="float">
            <text:p>707</text:p>
          </table:table-cell>
          <table:table-cell office:value-type="float" office:value="308" calcext:value-type="float">
            <text:p>30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8+ 2018</text:p>
          </table:table-cell>
          <table:table-cell office:value-type="float" office:value="936.479044079471" calcext:value-type="float">
            <text:p>936,479044079471</text:p>
          </table:table-cell>
          <table:table-cell office:value-type="float" office:value="64" calcext:value-type="float">
            <text:p>64</text:p>
          </table:table-cell>
          <table:table-cell office:value-type="float" office:value="363" calcext:value-type="float">
            <text:p>363</text:p>
          </table:table-cell>
          <table:table-cell office:value-type="float" office:value="638" calcext:value-type="float">
            <text:p>638</text:p>
          </table:table-cell>
          <table:table-cell office:value-type="float" office:value="578" calcext:value-type="float">
            <text:p>57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6 Active</text:p>
          </table:table-cell>
          <table:table-cell office:value-type="float" office:value="937.908844184764" calcext:value-type="float">
            <text:p>937,908844184764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398" calcext:value-type="float">
            <text:p>398</text:p>
          </table:table-cell>
          <table:table-cell office:value-type="float" office:value="537" calcext:value-type="float">
            <text:p>53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40</text:p>
          </table:table-cell>
          <table:table-cell office:value-type="float" office:value="939.337000229417" calcext:value-type="float">
            <text:p>939,337000229417</text:p>
          </table:table-cell>
          <table:table-cell office:value-type="float" office:value="81" calcext:value-type="float">
            <text:p>81</text:p>
          </table:table-cell>
          <table:table-cell office:value-type="float" office:value="328" calcext:value-type="float">
            <text:p>328</text:p>
          </table:table-cell>
          <table:table-cell office:value-type="float" office:value="680" calcext:value-type="float">
            <text:p>680</text:p>
          </table:table-cell>
          <table:table-cell office:value-type="float" office:value="553" calcext:value-type="float">
            <text:p>5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3 Deluxe ZS570KL (MSM8996)</text:p>
          </table:table-cell>
          <table:table-cell office:value-type="float" office:value="939.437597714718" calcext:value-type="float">
            <text:p>939,437597714718</text:p>
          </table:table-cell>
          <table:table-cell office:value-type="float" office:value="195" calcext:value-type="float">
            <text:p>195</text:p>
          </table:table-cell>
          <table:table-cell office:value-type="float" office:value="479" calcext:value-type="float">
            <text:p>479</text:p>
          </table:table-cell>
          <table:table-cell office:value-type="float" office:value="154" calcext:value-type="float">
            <text:p>154</text:p>
          </table:table-cell>
          <table:table-cell office:value-type="float" office:value="769" calcext:value-type="float">
            <text:p>7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igaset GX290</text:p>
          </table:table-cell>
          <table:table-cell office:value-type="float" office:value="940.185619970865" calcext:value-type="float">
            <text:p>940,185619970865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798" calcext:value-type="float">
            <text:p>798</text:p>
          </table:table-cell>
          <table:table-cell office:value-type="float" office:value="408" calcext:value-type="float">
            <text:p>40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7 Edge (MSM8996)</text:p>
          </table:table-cell>
          <table:table-cell office:value-type="float" office:value="940.654027791302" calcext:value-type="float">
            <text:p>940,654027791302</text:p>
          </table:table-cell>
          <table:table-cell office:value-type="float" office:value="246" calcext:value-type="float">
            <text:p>246</text:p>
          </table:table-cell>
          <table:table-cell office:value-type="float" office:value="417" calcext:value-type="float">
            <text:p>417</text:p>
          </table:table-cell>
          <table:table-cell office:value-type="float" office:value="205" calcext:value-type="float">
            <text:p>205</text:p>
          </table:table-cell>
          <table:table-cell office:value-type="float" office:value="780" calcext:value-type="float">
            <text:p>7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G4</text:p>
          </table:table-cell>
          <table:table-cell office:value-type="float" office:value="948.217801984333" calcext:value-type="float">
            <text:p>948,217801984333</text:p>
          </table:table-cell>
          <table:table-cell office:value-type="float" office:value="264" calcext:value-type="float">
            <text:p>264</text:p>
          </table:table-cell>
          <table:table-cell office:value-type="float" office:value="694" calcext:value-type="float">
            <text:p>694</text:p>
          </table:table-cell>
          <table:table-cell office:value-type="float" office:value="437" calcext:value-type="float">
            <text:p>437</text:p>
          </table:table-cell>
          <table:table-cell office:value-type="float" office:value="396" calcext:value-type="float">
            <text:p>3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7A</text:p>
          </table:table-cell>
          <table:table-cell office:value-type="float" office:value="950.836473848159" calcext:value-type="float">
            <text:p>950,836473848159</text:p>
          </table:table-cell>
          <table:table-cell office:value-type="float" office:value="32" calcext:value-type="float">
            <text:p>32</text:p>
          </table:table-cell>
          <table:table-cell office:value-type="float" office:value="473" calcext:value-type="float">
            <text:p>473</text:p>
          </table:table-cell>
          <table:table-cell office:value-type="float" office:value="749" calcext:value-type="float">
            <text:p>749</text:p>
          </table:table-cell>
          <table:table-cell office:value-type="float" office:value="344" calcext:value-type="float">
            <text:p>3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nePlus 2</text:p>
          </table:table-cell>
          <table:table-cell office:value-type="float" office:value="964.708764342898" calcext:value-type="float">
            <text:p>964,708764342898</text:p>
          </table:table-cell>
          <table:table-cell office:value-type="float" office:value="251" calcext:value-type="float">
            <text:p>251</text:p>
          </table:table-cell>
          <table:table-cell office:value-type="float" office:value="667" calcext:value-type="float">
            <text:p>667</text:p>
          </table:table-cell>
          <table:table-cell office:value-type="float" office:value="327" calcext:value-type="float">
            <text:p>327</text:p>
          </table:table-cell>
          <table:table-cell office:value-type="float" office:value="562" calcext:value-type="float">
            <text:p>5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Y7 2019</text:p>
          </table:table-cell>
          <table:table-cell office:value-type="float" office:value="971.511708627333" calcext:value-type="float">
            <text:p>971,511708627333</text:p>
          </table:table-cell>
          <table:table-cell office:value-type="float" office:value="112" calcext:value-type="float">
            <text:p>112</text:p>
          </table:table-cell>
          <table:table-cell office:value-type="float" office:value="535" calcext:value-type="float">
            <text:p>535</text:p>
          </table:table-cell>
          <table:table-cell office:value-type="float" office:value="771" calcext:value-type="float">
            <text:p>771</text:p>
          </table:table-cell>
          <table:table-cell office:value-type="float" office:value="225" calcext:value-type="float">
            <text:p>2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S2</text:p>
          </table:table-cell>
          <table:table-cell office:value-type="float" office:value="972.435087807921" calcext:value-type="float">
            <text:p>972,435087807921</text:p>
          </table:table-cell>
          <table:table-cell office:value-type="float" office:value="140" calcext:value-type="float">
            <text:p>140</text:p>
          </table:table-cell>
          <table:table-cell office:value-type="float" office:value="491" calcext:value-type="float">
            <text:p>491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7</text:p>
          </table:table-cell>
          <table:table-cell office:value-type="float" office:value="979.9285688253" calcext:value-type="float">
            <text:p>979,9285688253</text:p>
          </table:table-cell>
          <table:table-cell office:value-type="float" office:value="68" calcext:value-type="float">
            <text:p>68</text:p>
          </table:table-cell>
          <table:table-cell office:value-type="float" office:value="552" calcext:value-type="float">
            <text:p>552</text:p>
          </table:table-cell>
          <table:table-cell office:value-type="float" office:value="486" calcext:value-type="float">
            <text:p>486</text:p>
          </table:table-cell>
          <table:table-cell office:value-type="float" office:value="644" calcext:value-type="float">
            <text:p>6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Max (MSM8976)</text:p>
          </table:table-cell>
          <table:table-cell office:value-type="float" office:value="992.121464337911" calcext:value-type="float">
            <text:p>992,121464337911</text:p>
          </table:table-cell>
          <table:table-cell office:value-type="float" office:value="83" calcext:value-type="float">
            <text:p>83</text:p>
          </table:table-cell>
          <table:table-cell office:value-type="float" office:value="384" calcext:value-type="float">
            <text:p>384</text:p>
          </table:table-cell>
          <table:table-cell office:value-type="float" office:value="474" calcext:value-type="float">
            <text:p>474</text:p>
          </table:table-cell>
          <table:table-cell office:value-type="float" office:value="778" calcext:value-type="float">
            <text:p>7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t S61</text:p>
          </table:table-cell>
          <table:table-cell office:value-type="float" office:value="993.928065807581" calcext:value-type="float">
            <text:p>993,928065807581</text:p>
          </table:table-cell>
          <table:table-cell office:value-type="float" office:value="28" calcext:value-type="float">
            <text:p>28</text:p>
          </table:table-cell>
          <table:table-cell office:value-type="float" office:value="543" calcext:value-type="float">
            <text:p>543</text:p>
          </table:table-cell>
          <table:table-cell office:value-type="float" office:value="504" calcext:value-type="float">
            <text:p>504</text:p>
          </table:table-cell>
          <table:table-cell office:value-type="float" office:value="662" calcext:value-type="float">
            <text:p>6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Pro (MT6797T)</text:p>
          </table:table-cell>
          <table:table-cell office:value-type="float" office:value="1002.95014831247" calcext:value-type="float">
            <text:p>1002,95014831247</text:p>
          </table:table-cell>
          <table:table-cell office:value-type="float" office:value="188" calcext:value-type="float">
            <text:p>188</text:p>
          </table:table-cell>
          <table:table-cell office:value-type="float" office:value="375" calcext:value-type="float">
            <text:p>375</text:p>
          </table:table-cell>
          <table:table-cell office:value-type="float" office:value="604" calcext:value-type="float">
            <text:p>604</text:p>
          </table:table-cell>
          <table:table-cell office:value-type="float" office:value="682" calcext:value-type="float">
            <text:p>6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ivo V9</text:p>
          </table:table-cell>
          <table:table-cell office:value-type="float" office:value="1007.24823156956" calcext:value-type="float">
            <text:p>1007,24823156956</text:p>
          </table:table-cell>
          <table:table-cell office:value-type="float" office:value="113" calcext:value-type="float">
            <text:p>113</text:p>
          </table:table-cell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  <table:table-cell office:value-type="float" office:value="582" calcext:value-type="float">
            <text:p>58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8 2018</text:p>
          </table:table-cell>
          <table:table-cell office:value-type="float" office:value="1008.04910594673" calcext:value-type="float">
            <text:p>1008,04910594673</text:p>
          </table:table-cell>
          <table:table-cell office:value-type="float" office:value="72" calcext:value-type="float">
            <text:p>7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645" calcext:value-type="float">
            <text:p>6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novo Phab 2 Pro</text:p>
          </table:table-cell>
          <table:table-cell office:value-type="float" office:value="1024.26266162543" calcext:value-type="float">
            <text:p>1024,26266162543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786" calcext:value-type="float">
            <text:p>7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boo S1</text:p>
          </table:table-cell>
          <table:table-cell office:value-type="float" office:value="1025.215587084" calcext:value-type="float">
            <text:p>1025,215587084</text:p>
          </table:table-cell>
          <table:table-cell office:value-type="float" office:value="211" calcext:value-type="float">
            <text:p>211</text:p>
          </table:table-cell>
          <table:table-cell office:value-type="float" office:value="468" calcext:value-type="float">
            <text:p>468</text:p>
          </table:table-cell>
          <table:table-cell office:value-type="float" office:value="681" calcext:value-type="float">
            <text:p>681</text:p>
          </table:table-cell>
          <table:table-cell office:value-type="float" office:value="569" calcext:value-type="float">
            <text:p>5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Z Play</text:p>
          </table:table-cell>
          <table:table-cell office:value-type="float" office:value="1029.49453616811" calcext:value-type="float">
            <text:p>1029,49453616811</text:p>
          </table:table-cell>
          <table:table-cell office:value-type="float" office:value="148" calcext:value-type="float">
            <text:p>148</text:p>
          </table:table-cell>
          <table:table-cell office:value-type="float" office:value="499" calcext:value-type="float">
            <text:p>499</text:p>
          </table:table-cell>
          <table:table-cell office:value-type="float" office:value="715" calcext:value-type="float">
            <text:p>715</text:p>
          </table:table-cell>
          <table:table-cell office:value-type="float" office:value="527" calcext:value-type="float">
            <text:p>5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3</text:p>
          </table:table-cell>
          <table:table-cell office:value-type="float" office:value="1029.90970477999" calcext:value-type="float">
            <text:p>1029,90970477999</text:p>
          </table:table-cell>
          <table:table-cell office:value-type="float" office:value="89" calcext:value-type="float">
            <text:p>89</text:p>
          </table:table-cell>
          <table:table-cell office:value-type="float" office:value="398" calcext:value-type="float">
            <text:p>398</text:p>
          </table:table-cell>
          <table:table-cell office:value-type="float" office:value="542" calcext:value-type="float">
            <text:p>542</text:p>
          </table:table-cell>
          <table:table-cell office:value-type="float" office:value="775" calcext:value-type="float">
            <text:p>7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4 (MSM8953)</text:p>
          </table:table-cell>
          <table:table-cell office:value-type="float" office:value="1034.26543981707" calcext:value-type="float">
            <text:p>1034,26543981707</text:p>
          </table:table-cell>
          <table:table-cell office:value-type="float" office:value="46" calcext:value-type="float">
            <text:p>46</text:p>
          </table:table-cell>
          <table:table-cell office:value-type="float" office:value="478" calcext:value-type="float">
            <text:p>478</text:p>
          </table:table-cell>
          <table:table-cell office:value-type="float" office:value="737" calcext:value-type="float">
            <text:p>737</text:p>
          </table:table-cell>
          <table:table-cell office:value-type="float" office:value="544" calcext:value-type="float">
            <text:p>54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20e</text:p>
          </table:table-cell>
          <table:table-cell office:value-type="float" office:value="1037.58132211408" calcext:value-type="float">
            <text:p>1037,58132211408</text:p>
          </table:table-cell>
          <table:table-cell office:value-type="float" office:value="71" calcext:value-type="float">
            <text:p>71</text:p>
          </table:table-cell>
          <table:table-cell office:value-type="float" office:value="310" calcext:value-type="float">
            <text:p>310</text:p>
          </table:table-cell>
          <table:table-cell office:value-type="float" office:value="803" calcext:value-type="float">
            <text:p>803</text:p>
          </table:table-cell>
          <table:table-cell office:value-type="float" office:value="575" calcext:value-type="float">
            <text:p>5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Mate 10 Lite</text:p>
          </table:table-cell>
          <table:table-cell office:value-type="float" office:value="1051.64585293719" calcext:value-type="float">
            <text:p>1051,64585293719</text:p>
          </table:table-cell>
          <table:table-cell office:value-type="float" office:value="155" calcext:value-type="float">
            <text:p>155</text:p>
          </table:table-cell>
          <table:table-cell office:value-type="float" office:value="407" calcext:value-type="float">
            <text:p>407</text:p>
          </table:table-cell>
          <table:table-cell office:value-type="float" office:value="933" calcext:value-type="float">
            <text:p>933</text:p>
          </table:table-cell>
          <table:table-cell office:value-type="float" office:value="214" calcext:value-type="float">
            <text:p>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6</text:p>
          </table:table-cell>
          <table:table-cell office:value-type="float" office:value="1058.68172743275" calcext:value-type="float">
            <text:p>1058,68172743275</text:p>
          </table:table-cell>
          <table:table-cell office:value-type="float" office:value="199" calcext:value-type="float">
            <text:p>199</text:p>
          </table:table-cell>
          <table:table-cell office:value-type="float" office:value="347" calcext:value-type="float">
            <text:p>347</text:p>
          </table:table-cell>
          <table:table-cell office:value-type="float" office:value="901" calcext:value-type="float">
            <text:p>901</text:p>
          </table:table-cell>
          <table:table-cell office:value-type="float" office:value="386" calcext:value-type="float">
            <text:p>3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One (M8) (MSM8974AB v3)</text:p>
          </table:table-cell>
          <table:table-cell office:value-type="float" office:value="1059.48430851995" calcext:value-type="float">
            <text:p>1059,48430851995</text:p>
          </table:table-cell>
          <table:table-cell office:value-type="float" office:value="185" calcext:value-type="float">
            <text:p>185</text:p>
          </table:table-cell>
          <table:table-cell office:value-type="float" office:value="853" calcext:value-type="float">
            <text:p>853</text:p>
          </table:table-cell>
          <table:table-cell office:value-type="float" office:value="527" calcext:value-type="float">
            <text:p>527</text:p>
          </table:table-cell>
          <table:table-cell office:value-type="float" office:value="288" calcext:value-type="float">
            <text:p>2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U Ultra</text:p>
          </table:table-cell>
          <table:table-cell office:value-type="float" office:value="1063.19988713318" calcext:value-type="float">
            <text:p>1063,19988713318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202" calcext:value-type="float">
            <text:p>202</text:p>
          </table:table-cell>
          <table:table-cell office:value-type="float" office:value="957" calcext:value-type="float">
            <text:p>9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Play</text:p>
          </table:table-cell>
          <table:table-cell office:value-type="float" office:value="1065.72557443274" calcext:value-type="float">
            <text:p>1065,72557443274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903" calcext:value-type="float">
            <text:p>903</text:p>
          </table:table-cell>
          <table:table-cell office:value-type="float" office:value="495" calcext:value-type="float">
            <text:p>4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X (2nd Gen)</text:p>
          </table:table-cell>
          <table:table-cell office:value-type="float" office:value="1066.52473013991" calcext:value-type="float">
            <text:p>1066,52473013991</text:p>
          </table:table-cell>
          <table:table-cell office:value-type="float" office:value="215" calcext:value-type="float">
            <text:p>215</text:p>
          </table:table-cell>
          <table:table-cell office:value-type="float" office:value="715" calcext:value-type="float">
            <text:p>715</text:p>
          </table:table-cell>
          <table:table-cell office:value-type="float" office:value="544" calcext:value-type="float">
            <text:p>544</text:p>
          </table:table-cell>
          <table:table-cell office:value-type="float" office:value="533" calcext:value-type="float">
            <text:p>5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3 Pro</text:p>
          </table:table-cell>
          <table:table-cell office:value-type="float" office:value="1066.66723958318" calcext:value-type="float">
            <text:p>1066,66723958318</text:p>
          </table:table-cell>
          <table:table-cell office:value-type="float" office:value="91" calcext:value-type="float">
            <text:p>91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849" calcext:value-type="float">
            <text:p>8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5 Plus</text:p>
          </table:table-cell>
          <table:table-cell office:value-type="float" office:value="1069.63638681563" calcext:value-type="float">
            <text:p>1069,63638681563</text:p>
          </table:table-cell>
          <table:table-cell office:value-type="float" office:value="22" calcext:value-type="float">
            <text:p>22</text:p>
          </table:table-cell>
          <table:table-cell office:value-type="float" office:value="466" calcext:value-type="float">
            <text:p>466</text:p>
          </table:table-cell>
          <table:table-cell office:value-type="float" office:value="709" calcext:value-type="float">
            <text:p>709</text:p>
          </table:table-cell>
          <table:table-cell office:value-type="float" office:value="651" calcext:value-type="float">
            <text:p>6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G6</text:p>
          </table:table-cell>
          <table:table-cell office:value-type="float" office:value="1074.70135386534" calcext:value-type="float">
            <text:p>1074,70135386534</text:p>
          </table:table-cell>
          <table:table-cell office:value-type="float" office:value="207" calcext:value-type="float">
            <text:p>207</text:p>
          </table:table-cell>
          <table:table-cell office:value-type="float" office:value="587" calcext:value-type="float">
            <text:p>587</text:p>
          </table:table-cell>
          <table:table-cell office:value-type="float" office:value="786" calcext:value-type="float">
            <text:p>786</text:p>
          </table:table-cell>
          <table:table-cell office:value-type="float" office:value="387" calcext:value-type="float">
            <text:p>3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4 Prime</text:p>
          </table:table-cell>
          <table:table-cell office:value-type="float" office:value="1075.87034534836" calcext:value-type="float">
            <text:p>1075,87034534836</text:p>
          </table:table-cell>
          <table:table-cell office:value-type="float" office:value="115" calcext:value-type="float">
            <text:p>115</text:p>
          </table:table-cell>
          <table:table-cell office:value-type="float" office:value="392" calcext:value-type="float">
            <text:p>392</text:p>
          </table:table-cell>
          <table:table-cell office:value-type="float" office:value="752" calcext:value-type="float">
            <text:p>752</text:p>
          </table:table-cell>
          <table:table-cell office:value-type="float" office:value="652" calcext:value-type="float">
            <text:p>6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catel 1S</text:p>
          </table:table-cell>
          <table:table-cell office:value-type="float" office:value="1084.77739651967" calcext:value-type="float">
            <text:p>1084,77739651967</text:p>
          </table:table-cell>
          <table:table-cell office:value-type="float" office:value="179" calcext:value-type="float">
            <text:p>179</text:p>
          </table:table-cell>
          <table:table-cell office:value-type="float" office:value="320" calcext:value-type="float">
            <text:p>320</text:p>
          </table:table-cell>
          <table:table-cell office:value-type="float" office:value="1010" calcext:value-type="float">
            <text:p>1010</text:p>
          </table:table-cell>
          <table:table-cell office:value-type="float" office:value="149" calcext:value-type="float">
            <text:p>14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5 Plus</text:p>
          </table:table-cell>
          <table:table-cell office:value-type="float" office:value="1109.38090843497" calcext:value-type="float">
            <text:p>1109,38090843497</text:p>
          </table:table-cell>
          <table:table-cell office:value-type="float" office:value="249" calcext:value-type="float">
            <text:p>249</text:p>
          </table:table-cell>
          <table:table-cell office:value-type="float" office:value="865" calcext:value-type="float">
            <text:p>865</text:p>
          </table:table-cell>
          <table:table-cell office:value-type="float" office:value="382" calcext:value-type="float">
            <text:p>382</text:p>
          </table:table-cell>
          <table:table-cell office:value-type="float" office:value="524" calcext:value-type="float">
            <text:p>52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30</text:p>
          </table:table-cell>
          <table:table-cell office:value-type="float" office:value="1110.38506834341" calcext:value-type="float">
            <text:p>1110,38506834341</text:p>
          </table:table-cell>
          <table:table-cell office:value-type="float" office:value="13" calcext:value-type="float">
            <text:p>13</text:p>
          </table:table-cell>
          <table:table-cell office:value-type="float" office:value="439" calcext:value-type="float">
            <text:p>439</text:p>
          </table:table-cell>
          <table:table-cell office:value-type="float" office:value="768" calcext:value-type="float">
            <text:p>768</text:p>
          </table:table-cell>
          <table:table-cell office:value-type="float" office:value="671" calcext:value-type="float">
            <text:p>671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7 2017</text:p>
          </table:table-cell>
          <table:table-cell office:value-type="float" office:value="1114.15752925697" calcext:value-type="float">
            <text:p>1114,15752925697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office:value-type="float" office:value="648" calcext:value-type="float">
            <text:p>648</text:p>
          </table:table-cell>
          <table:table-cell office:value-type="float" office:value="603" calcext:value-type="float">
            <text:p>60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 III (MSM8974)</text:p>
          </table:table-cell>
          <table:table-cell office:value-type="float" office:value="1115.25781772647" calcext:value-type="float">
            <text:p>1115,25781772647</text:p>
          </table:table-cell>
          <table:table-cell office:value-type="float" office:value="262" calcext:value-type="float">
            <text:p>262</text:p>
          </table:table-cell>
          <table:table-cell office:value-type="float" office:value="628" calcext:value-type="float">
            <text:p>628</text:p>
          </table:table-cell>
          <table:table-cell office:value-type="float" office:value="534" calcext:value-type="float">
            <text:p>534</text:p>
          </table:table-cell>
          <table:table-cell office:value-type="float" office:value="704" calcext:value-type="float">
            <text:p>7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5A (MSM8940)</text:p>
          </table:table-cell>
          <table:table-cell office:value-type="float" office:value="1116.43450322892" calcext:value-type="float">
            <text:p>1116,43450322892</text:p>
          </table:table-cell>
          <table:table-cell office:value-type="float" office:value="105" calcext:value-type="float">
            <text:p>105</text:p>
          </table:table-cell>
          <table:table-cell office:value-type="float" office:value="576" calcext:value-type="float">
            <text:p>576</text:p>
          </table:table-cell>
          <table:table-cell office:value-type="float" office:value="939" calcext:value-type="float">
            <text:p>939</text:p>
          </table:table-cell>
          <table:table-cell office:value-type="float" office:value="148" calcext:value-type="float">
            <text:p>1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5</text:p>
          </table:table-cell>
          <table:table-cell office:value-type="float" office:value="1118.85968736031" calcext:value-type="float">
            <text:p>1118,85968736031</text:p>
          </table:table-cell>
          <table:table-cell office:value-type="float" office:value="173" calcext:value-type="float">
            <text:p>173</text:p>
          </table:table-cell>
          <table:table-cell office:value-type="float" office:value="329" calcext:value-type="float">
            <text:p>329</text:p>
          </table:table-cell>
          <table:table-cell office:value-type="float" office:value="211" calcext:value-type="float">
            <text:p>211</text:p>
          </table:table-cell>
          <table:table-cell office:value-type="float" office:value="1034" calcext:value-type="float">
            <text:p>10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8 Lite 2017</text:p>
          </table:table-cell>
          <table:table-cell office:value-type="float" office:value="1122.11006590263" calcext:value-type="float">
            <text:p>1122,11006590263</text:p>
          </table:table-cell>
          <table:table-cell office:value-type="float" office:value="77" calcext:value-type="float">
            <text:p>77</text:p>
          </table:table-cell>
          <table:table-cell office:value-type="float" office:value="527" calcext:value-type="float">
            <text:p>527</text:p>
          </table:table-cell>
          <table:table-cell office:value-type="float" office:value="952" calcext:value-type="float">
            <text:p>952</text:p>
          </table:table-cell>
          <table:table-cell office:value-type="float" office:value="263" calcext:value-type="float">
            <text:p>26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20</text:p>
          </table:table-cell>
          <table:table-cell office:value-type="float" office:value="1124.49188525307" calcext:value-type="float">
            <text:p>1124,49188525307</text:p>
          </table:table-cell>
          <table:table-cell office:value-type="float" office:value="14" calcext:value-type="float">
            <text:p>14</text:p>
          </table:table-cell>
          <table:table-cell office:value-type="float" office:value="418" calcext:value-type="float">
            <text:p>418</text:p>
          </table:table-cell>
          <table:table-cell office:value-type="float" office:value="839" calcext:value-type="float">
            <text:p>839</text:p>
          </table:table-cell>
          <table:table-cell office:value-type="float" office:value="621" calcext:value-type="float">
            <text:p>6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Berry Motion</text:p>
          </table:table-cell>
          <table:table-cell office:value-type="float" office:value="1130.8350896572" calcext:value-type="float">
            <text:p>1130,8350896572</text:p>
          </table:table-cell>
          <table:table-cell office:value-type="float" office:value="38" calcext:value-type="float">
            <text:p>38</text:p>
          </table:table-cell>
          <table:table-cell office:value-type="float" office:value="492" calcext:value-type="float">
            <text:p>492</text:p>
          </table:table-cell>
          <table:table-cell office:value-type="float" office:value="764" calcext:value-type="float">
            <text:p>764</text:p>
          </table:table-cell>
          <table:table-cell office:value-type="float" office:value="672" calcext:value-type="float">
            <text:p>6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5</text:p>
          </table:table-cell>
          <table:table-cell office:value-type="float" office:value="1135.81952791806" calcext:value-type="float">
            <text:p>1135,81952791806</text:p>
          </table:table-cell>
          <table:table-cell office:value-type="float" office:value="66" calcext:value-type="float">
            <text:p>66</text:p>
          </table:table-cell>
          <table:table-cell office:value-type="float" office:value="493" calcext:value-type="float">
            <text:p>493</text:p>
          </table:table-cell>
          <table:table-cell office:value-type="float" office:value="780" calcext:value-type="float">
            <text:p>780</text:p>
          </table:table-cell>
          <table:table-cell office:value-type="float" office:value="659" calcext:value-type="float">
            <text:p>6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izu Pro 6s</text:p>
          </table:table-cell>
          <table:table-cell office:value-type="float" office:value="1141.56690561701" calcext:value-type="float">
            <text:p>1141,56690561701</text:p>
          </table:table-cell>
          <table:table-cell office:value-type="float" office:value="214" calcext:value-type="float">
            <text:p>214</text:p>
          </table:table-cell>
          <table:table-cell office:value-type="float" office:value="633" calcext:value-type="float">
            <text:p>633</text:p>
          </table:table-cell>
          <table:table-cell office:value-type="float" office:value="609" calcext:value-type="float">
            <text:p>609</text:p>
          </table:table-cell>
          <table:table-cell office:value-type="float" office:value="697" calcext:value-type="float">
            <text:p>6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7x</text:p>
          </table:table-cell>
          <table:table-cell office:value-type="float" office:value="1141.99299472457" calcext:value-type="float">
            <text:p>1141,99299472457</text:p>
          </table:table-cell>
          <table:table-cell office:value-type="float" office:value="225" calcext:value-type="float">
            <text:p>225</text:p>
          </table:table-cell>
          <table:table-cell office:value-type="float" office:value="361" calcext:value-type="float">
            <text:p>361</text:p>
          </table:table-cell>
          <table:table-cell office:value-type="float" office:value="1039" calcext:value-type="float">
            <text:p>1039</text:p>
          </table:table-cell>
          <table:table-cell office:value-type="float" office:value="209" calcext:value-type="float">
            <text:p>2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5X</text:p>
          </table:table-cell>
          <table:table-cell office:value-type="float" office:value="1179.71098155438" calcext:value-type="float">
            <text:p>1179,71098155438</text:p>
          </table:table-cell>
          <table:table-cell office:value-type="float" office:value="204" calcext:value-type="float">
            <text:p>204</text:p>
          </table:table-cell>
          <table:table-cell office:value-type="float" office:value="425" calcext:value-type="float">
            <text:p>425</text:p>
          </table:table-cell>
          <table:table-cell office:value-type="float" office:value="721" calcext:value-type="float">
            <text:p>721</text:p>
          </table:table-cell>
          <table:table-cell office:value-type="float" office:value="806" calcext:value-type="float">
            <text:p>80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 4 (APQ8084AB Pro)</text:p>
          </table:table-cell>
          <table:table-cell office:value-type="float" office:value="1185.63653789852" calcext:value-type="float">
            <text:p>1185,63653789852</text:p>
          </table:table-cell>
          <table:table-cell office:value-type="float" office:value="253" calcext:value-type="float">
            <text:p>253</text:p>
          </table:table-cell>
          <table:table-cell office:value-type="float" office:value="864" calcext:value-type="float">
            <text:p>864</text:p>
          </table:table-cell>
          <table:table-cell office:value-type="float" office:value="370" calcext:value-type="float">
            <text:p>370</text:p>
          </table:table-cell>
          <table:table-cell office:value-type="float" office:value="677" calcext:value-type="float">
            <text:p>6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iko Wim</text:p>
          </table:table-cell>
          <table:table-cell office:value-type="float" office:value="1189.42717305432" calcext:value-type="float">
            <text:p>1189,42717305432</text:p>
          </table:table-cell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702" calcext:value-type="float">
            <text:p>702</text:p>
          </table:table-cell>
          <table:table-cell office:value-type="float" office:value="788" calcext:value-type="float">
            <text:p>7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7C Pro</text:p>
          </table:table-cell>
          <table:table-cell office:value-type="float" office:value="1209.28119145218" calcext:value-type="float">
            <text:p>1209,28119145218</text:p>
          </table:table-cell>
          <table:table-cell office:value-type="float" office:value="168" calcext:value-type="float">
            <text:p>168</text:p>
          </table:table-cell>
          <table:table-cell office:value-type="float" office:value="484" calcext:value-type="float">
            <text:p>484</text:p>
          </table:table-cell>
          <table:table-cell office:value-type="float" office:value="765" calcext:value-type="float">
            <text:p>765</text:p>
          </table:table-cell>
          <table:table-cell office:value-type="float" office:value="784" calcext:value-type="float">
            <text:p>7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4X High Version</text:p>
          </table:table-cell>
          <table:table-cell office:value-type="float" office:value="1215.73928126058" calcext:value-type="float">
            <text:p>1215,73928126058</text:p>
          </table:table-cell>
          <table:table-cell office:value-type="float" office:value="209" calcext:value-type="float">
            <text:p>209</text:p>
          </table:table-cell>
          <table:table-cell office:value-type="float" office:value="450" calcext:value-type="float">
            <text:p>450</text:p>
          </table:table-cell>
          <table:table-cell office:value-type="float" office:value="655" calcext:value-type="float">
            <text:p>655</text:p>
          </table:table-cell>
          <table:table-cell office:value-type="float" office:value="896" calcext:value-type="float">
            <text:p>8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Nexus 6P</text:p>
          </table:table-cell>
          <table:table-cell office:value-type="float" office:value="1218.71079424119" calcext:value-type="float">
            <text:p>1218,71079424119</text:p>
          </table:table-cell>
          <table:table-cell office:value-type="float" office:value="256" calcext:value-type="float">
            <text:p>256</text:p>
          </table:table-cell>
          <table:table-cell office:value-type="float" office:value="586" calcext:value-type="float">
            <text:p>586</text:p>
          </table:table-cell>
          <table:table-cell office:value-type="float" office:value="368" calcext:value-type="float">
            <text:p>368</text:p>
          </table:table-cell>
          <table:table-cell office:value-type="float" office:value="970" calcext:value-type="float">
            <text:p>9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t S41</text:p>
          </table:table-cell>
          <table:table-cell office:value-type="float" office:value="1222.53752498645" calcext:value-type="float">
            <text:p>1222,53752498645</text:p>
          </table:table-cell>
          <table:table-cell office:value-type="float" office:value="17" calcext:value-type="float">
            <text:p>17</text:p>
          </table:table-cell>
          <table:table-cell office:value-type="float" office:value="464" calcext:value-type="float">
            <text:p>464</text:p>
          </table:table-cell>
          <table:table-cell office:value-type="float" office:value="817" calcext:value-type="float">
            <text:p>817</text:p>
          </table:table-cell>
          <table:table-cell office:value-type="float" office:value="782" calcext:value-type="float">
            <text:p>7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bot X19</text:p>
          </table:table-cell>
          <table:table-cell office:value-type="float" office:value="1224.47458119799" calcext:value-type="float">
            <text:p>1224,47458119799</text:p>
          </table:table-cell>
          <table:table-cell office:value-type="float" office:value="85" calcext:value-type="float">
            <text:p>85</text:p>
          </table:table-cell>
          <table:table-cell office:value-type="float" office:value="376" calcext:value-type="float">
            <text:p>376</text:p>
          </table:table-cell>
          <table:table-cell office:value-type="float" office:value="799" calcext:value-type="float">
            <text:p>799</text:p>
          </table:table-cell>
          <table:table-cell office:value-type="float" office:value="844" calcext:value-type="float">
            <text:p>84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X</text:p>
          </table:table-cell>
          <table:table-cell office:value-type="float" office:value="1229.46939774848" calcext:value-type="float">
            <text:p>1229,46939774848</text:p>
          </table:table-cell>
          <table:table-cell office:value-type="float" office:value="265" calcext:value-type="float">
            <text:p>265</text:p>
          </table:table-cell>
          <table:table-cell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  <table:table-cell office:value-type="float" office:value="968" calcext:value-type="float">
            <text:p>9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Y7 Prime 2018</text:p>
          </table:table-cell>
          <table:table-cell office:value-type="float" office:value="1240.38582707156" calcext:value-type="float">
            <text:p>1240,38582707156</text:p>
          </table:table-cell>
          <table:table-cell office:value-type="float" office:value="232" calcext:value-type="float">
            <text:p>232</text:p>
          </table:table-cell>
          <table:table-cell office:value-type="float" office:value="547" calcext:value-type="float">
            <text:p>547</text:p>
          </table:table-cell>
          <table:table-cell office:value-type="float" office:value="950" calcext:value-type="float">
            <text:p>950</text:p>
          </table:table-cell>
          <table:table-cell office:value-type="float" office:value="532" calcext:value-type="float">
            <text:p>5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Max 2</text:p>
          </table:table-cell>
          <table:table-cell office:value-type="float" office:value="1247.36201641705" calcext:value-type="float">
            <text:p>1247,36201641705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728" calcext:value-type="float">
            <text:p>728</text:p>
          </table:table-cell>
          <table:table-cell office:value-type="float" office:value="882" calcext:value-type="float">
            <text:p>88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Note 4 (Exynos 7 Octa)</text:p>
          </table:table-cell>
          <table:table-cell office:value-type="float" office:value="1250.03599948161" calcext:value-type="float">
            <text:p>1250,03599948161</text:p>
          </table:table-cell>
          <table:table-cell office:value-type="float" office:value="259" calcext:value-type="float">
            <text:p>259</text:p>
          </table:table-cell>
          <table:table-cell office:value-type="float" office:value="698" calcext:value-type="float">
            <text:p>698</text:p>
          </table:table-cell>
          <table:table-cell office:value-type="float" office:value="616" calcext:value-type="float">
            <text:p>616</text:p>
          </table:table-cell>
          <table:table-cell office:value-type="float" office:value="793" calcext:value-type="float">
            <text:p>79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5 (MSM8974AC v3)</text:p>
          </table:table-cell>
          <table:table-cell office:value-type="float" office:value="1254.65732373425" calcext:value-type="float">
            <text:p>1254,65732373425</text:p>
          </table:table-cell>
          <table:table-cell office:value-type="float" office:value="238" calcext:value-type="float">
            <text:p>238</text:p>
          </table:table-cell>
          <table:table-cell office:value-type="float" office:value="866" calcext:value-type="float">
            <text:p>866</text:p>
          </table:table-cell>
          <table:table-cell office:value-type="float" office:value="621" calcext:value-type="float">
            <text:p>621</text:p>
          </table:table-cell>
          <table:table-cell office:value-type="float" office:value="618" calcext:value-type="float">
            <text:p>61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Z3+</text:p>
          </table:table-cell>
          <table:table-cell office:value-type="float" office:value="1269.7818710314" calcext:value-type="float">
            <text:p>1269,7818710314</text:p>
          </table:table-cell>
          <table:table-cell office:value-type="float" office:value="229" calcext:value-type="float">
            <text:p>229</text:p>
          </table:table-cell>
          <table:table-cell office:value-type="float" office:value="510" calcext:value-type="float">
            <text:p>510</text:p>
          </table:table-cell>
          <table:table-cell office:value-type="float" office:value="347" calcext:value-type="float">
            <text:p>347</text:p>
          </table:table-cell>
          <table:table-cell office:value-type="float" office:value="1086" calcext:value-type="float">
            <text:p>10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8A</text:p>
          </table:table-cell>
          <table:table-cell office:value-type="float" office:value="1293.0158545045" calcext:value-type="float">
            <text:p>1293,0158545045</text:p>
          </table:table-cell>
          <table:table-cell office:value-type="float" office:value="54" calcext:value-type="float">
            <text:p>54</text:p>
          </table:table-cell>
          <table:table-cell office:value-type="float" office:value="505" calcext:value-type="float">
            <text:p>505</text:p>
          </table:table-cell>
          <table:table-cell office:value-type="float" office:value="1118" calcext:value-type="float">
            <text:p>1118</text:p>
          </table:table-cell>
          <table:table-cell office:value-type="float" office:value="405" calcext:value-type="float">
            <text:p>4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G6 Play</text:p>
          </table:table-cell>
          <table:table-cell office:value-type="float" office:value="1294.38556852276" calcext:value-type="float">
            <text:p>1294,38556852276</text:p>
          </table:table-cell>
          <table:table-cell office:value-type="float" office:value="116" calcext:value-type="float">
            <text:p>116</text:p>
          </table:table-cell>
          <table:table-cell office:value-type="float" office:value="733" calcext:value-type="float">
            <text:p>733</text:p>
          </table:table-cell>
          <table:table-cell office:value-type="float" office:value="992" calcext:value-type="float">
            <text:p>992</text:p>
          </table:table-cell>
          <table:table-cell office:value-type="float" office:value="375" calcext:value-type="float">
            <text:p>3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us ZenFone 3 ZE520KL</text:p>
          </table:table-cell>
          <table:table-cell office:value-type="float" office:value="1305.23407862345" calcext:value-type="float">
            <text:p>1305,23407862345</text:p>
          </table:table-cell>
          <table:table-cell office:value-type="float" office:value="171" calcext:value-type="float">
            <text:p>171</text:p>
          </table:table-cell>
          <table:table-cell office:value-type="float" office:value="597" calcext:value-type="float">
            <text:p>597</text:p>
          </table:table-cell>
          <table:table-cell office:value-type="float" office:value="719" calcext:value-type="float">
            <text:p>719</text:p>
          </table:table-cell>
          <table:table-cell office:value-type="float" office:value="895" calcext:value-type="float">
            <text:p>8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ivo V7+</text:p>
          </table:table-cell>
          <table:table-cell office:value-type="float" office:value="1311.52125411676" calcext:value-type="float">
            <text:p>1311,52125411676</text:p>
          </table:table-cell>
          <table:table-cell office:value-type="float" office:value="36" calcext:value-type="float">
            <text:p>36</text:p>
          </table:table-cell>
          <table:table-cell office:value-type="float" office:value="550" calcext:value-type="float">
            <text:p>550</text:p>
          </table:table-cell>
          <table:table-cell office:value-type="float" office:value="774" calcext:value-type="float">
            <text:p>774</text:p>
          </table:table-cell>
          <table:table-cell office:value-type="float" office:value="904" calcext:value-type="float">
            <text:p>9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5C</text:p>
          </table:table-cell>
          <table:table-cell office:value-type="float" office:value="1318.68760515901" calcext:value-type="float">
            <text:p>1318,68760515901</text:p>
          </table:table-cell>
          <table:table-cell office:value-type="float" office:value="176" calcext:value-type="float">
            <text:p>176</text:p>
          </table:table-cell>
          <table:table-cell office:value-type="float" office:value="519" calcext:value-type="float">
            <text:p>519</text:p>
          </table:table-cell>
          <table:table-cell office:value-type="float" office:value="1042" calcext:value-type="float">
            <text:p>1042</text:p>
          </table:table-cell>
          <table:table-cell office:value-type="float" office:value="594" calcext:value-type="float">
            <text:p>5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Eco Le S3</text:p>
          </table:table-cell>
          <table:table-cell office:value-type="float" office:value="1320.78385816908" calcext:value-type="float">
            <text:p>1320,78385816908</text:p>
          </table:table-cell>
          <table:table-cell office:value-type="float" office:value="186" calcext:value-type="float">
            <text:p>186</text:p>
          </table:table-cell>
          <table:table-cell office:value-type="float" office:value="617" calcext:value-type="float">
            <text:p>617</text:p>
          </table:table-cell>
          <table:table-cell office:value-type="float" office:value="572" calcext:value-type="float">
            <text:p>572</text:p>
          </table:table-cell>
          <table:table-cell office:value-type="float" office:value="1001" calcext:value-type="float">
            <text:p>10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 Note</text:p>
          </table:table-cell>
          <table:table-cell office:value-type="float" office:value="1333.71136307673" calcext:value-type="float">
            <text:p>1333,71136307673</text:p>
          </table:table-cell>
          <table:table-cell office:value-type="float" office:value="260" calcext:value-type="float">
            <text:p>260</text:p>
          </table:table-cell>
          <table:table-cell office:value-type="float" office:value="697" calcext:value-type="float">
            <text:p>697</text:p>
          </table:table-cell>
          <table:table-cell office:value-type="float" office:value="591" calcext:value-type="float">
            <text:p>591</text:p>
          </table:table-cell>
          <table:table-cell office:value-type="float" office:value="936" calcext:value-type="float">
            <text:p>9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nePlus One</text:p>
          </table:table-cell>
          <table:table-cell office:value-type="float" office:value="1355.34829471985" calcext:value-type="float">
            <text:p>1355,34829471985</text:p>
          </table:table-cell>
          <table:table-cell office:value-type="float" office:value="236" calcext:value-type="float">
            <text:p>236</text:p>
          </table:table-cell>
          <table:table-cell office:value-type="float" office:value="756" calcext:value-type="float">
            <text:p>756</text:p>
          </table:table-cell>
          <table:table-cell office:value-type="float" office:value="556" calcext:value-type="float">
            <text:p>556</text:p>
          </table:table-cell>
          <table:table-cell office:value-type="float" office:value="949" calcext:value-type="float">
            <text:p>9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9 Lite</text:p>
          </table:table-cell>
          <table:table-cell office:value-type="float" office:value="1382.8217527939" calcext:value-type="float">
            <text:p>1382,8217527939</text:p>
          </table:table-cell>
          <table:table-cell office:value-type="float" office:value="208" calcext:value-type="float">
            <text:p>208</text:p>
          </table:table-cell>
          <table:table-cell office:value-type="float" office:value="568" calcext:value-type="float">
            <text:p>568</text:p>
          </table:table-cell>
          <table:table-cell office:value-type="float" office:value="978" calcext:value-type="float">
            <text:p>978</text:p>
          </table:table-cell>
          <table:table-cell office:value-type="float" office:value="768" calcext:value-type="float">
            <text:p>7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Nexus 5X</text:p>
          </table:table-cell>
          <table:table-cell office:value-type="float" office:value="1388.81604253407" calcext:value-type="float">
            <text:p>1388,81604253407</text:p>
          </table:table-cell>
          <table:table-cell office:value-type="float" office:value="255" calcext:value-type="float">
            <text:p>255</text:p>
          </table:table-cell>
          <table:table-cell office:value-type="float" office:value="740" calcext:value-type="float">
            <text:p>740</text:p>
          </table:table-cell>
          <table:table-cell office:value-type="float" office:value="419" calcext:value-type="float">
            <text:p>419</text:p>
          </table:table-cell>
          <table:table-cell office:value-type="float" office:value="1068" calcext:value-type="float">
            <text:p>10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Q60</text:p>
          </table:table-cell>
          <table:table-cell office:value-type="float" office:value="1388.8477238344" calcext:value-type="float">
            <text:p>1388,8477238344</text:p>
          </table:table-cell>
          <table:table-cell office:value-type="float" office:value="18" calcext:value-type="float">
            <text:p>18</text:p>
          </table:table-cell>
          <table:table-cell office:value-type="float" office:value="738" calcext:value-type="float">
            <text:p>738</text:p>
          </table:table-cell>
          <table:table-cell office:value-type="float" office:value="1113" calcext:value-type="float">
            <text:p>1113</text:p>
          </table:table-cell>
          <table:table-cell office:value-type="float" office:value="381" calcext:value-type="float">
            <text:p>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Desire 12+</text:p>
          </table:table-cell>
          <table:table-cell office:value-type="float" office:value="1395.42502485802" calcext:value-type="float">
            <text:p>1395,42502485802</text:p>
          </table:table-cell>
          <table:table-cell office:value-type="float" office:value="163" calcext:value-type="float">
            <text:p>163</text:p>
          </table:table-cell>
          <table:table-cell office:value-type="float" office:value="545" calcext:value-type="float">
            <text:p>545</text:p>
          </table:table-cell>
          <table:table-cell office:value-type="float" office:value="769" calcext:value-type="float">
            <text:p>769</text:p>
          </table:table-cell>
          <table:table-cell office:value-type="float" office:value="1016" calcext:value-type="float">
            <text:p>10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G3</text:p>
          </table:table-cell>
          <table:table-cell office:value-type="float" office:value="1405.47678742838" calcext:value-type="float">
            <text:p>1405,47678742838</text:p>
          </table:table-cell>
          <table:table-cell office:value-type="float" office:value="244" calcext:value-type="float">
            <text:p>244</text:p>
          </table:table-cell>
          <table:table-cell office:value-type="float" office:value="976" calcext:value-type="float">
            <text:p>976</text:p>
          </table:table-cell>
          <table:table-cell office:value-type="float" office:value="647" calcext:value-type="float">
            <text:p>647</text:p>
          </table:table-cell>
          <table:table-cell office:value-type="float" office:value="738" calcext:value-type="float">
            <text:p>7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 Smart</text:p>
          </table:table-cell>
          <table:table-cell office:value-type="float" office:value="1421.55618953315" calcext:value-type="float">
            <text:p>1421,55618953315</text:p>
          </table:table-cell>
          <table:table-cell office:value-type="float" office:value="121" calcext:value-type="float">
            <text:p>121</text:p>
          </table:table-cell>
          <table:table-cell office:value-type="float" office:value="366" calcext:value-type="float">
            <text:p>366</text:p>
          </table:table-cell>
          <table:table-cell office:value-type="float" office:value="1356" calcext:value-type="float">
            <text:p>1356</text:p>
          </table:table-cell>
          <table:table-cell office:value-type="float" office:value="183" calcext:value-type="float">
            <text:p>1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60 N4</text:p>
          </table:table-cell>
          <table:table-cell office:value-type="float" office:value="1449.34260959926" calcext:value-type="float">
            <text:p>1449,34260959926</text:p>
          </table:table-cell>
          <table:table-cell office:value-type="float" office:value="242" calcext:value-type="float">
            <text:p>242</text:p>
          </table:table-cell>
          <table:table-cell office:value-type="float" office:value="654" calcext:value-type="float">
            <text:p>654</text:p>
          </table:table-cell>
          <table:table-cell office:value-type="float" office:value="575" calcext:value-type="float">
            <text:p>575</text:p>
          </table:table-cell>
          <table:table-cell office:value-type="float" office:value="1133" calcext:value-type="float">
            <text:p>11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G2</text:p>
          </table:table-cell>
          <table:table-cell office:value-type="float" office:value="1467.44028839336" calcext:value-type="float">
            <text:p>1467,44028839336</text:p>
          </table:table-cell>
          <table:table-cell office:value-type="float" office:value="230" calcext:value-type="float">
            <text:p>230</text:p>
          </table:table-cell>
          <table:table-cell office:value-type="float" office:value="981" calcext:value-type="float">
            <text:p>981</text:p>
          </table:table-cell>
          <table:table-cell office:value-type="float" office:value="634" calcext:value-type="float">
            <text:p>634</text:p>
          </table:table-cell>
          <table:table-cell office:value-type="float" office:value="858" calcext:value-type="float">
            <text:p>8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9 Lite</text:p>
          </table:table-cell>
          <table:table-cell office:value-type="float" office:value="1471.67047942126" calcext:value-type="float">
            <text:p>1471,67047942126</text:p>
          </table:table-cell>
          <table:table-cell office:value-type="float" office:value="107" calcext:value-type="float">
            <text:p>107</text:p>
          </table:table-cell>
          <table:table-cell office:value-type="float" office:value="390" calcext:value-type="float">
            <text:p>390</text:p>
          </table:table-cell>
          <table:table-cell office:value-type="float" office:value="1403" calcext:value-type="float">
            <text:p>1403</text:p>
          </table:table-cell>
          <table:table-cell office:value-type="float" office:value="184" calcext:value-type="float">
            <text:p>18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8 (Exynos 5 Octa)</text:p>
          </table:table-cell>
          <table:table-cell office:value-type="float" office:value="1490.5187016606" calcext:value-type="float">
            <text:p>1490,5187016606</text:p>
          </table:table-cell>
          <table:table-cell office:value-type="float" office:value="248" calcext:value-type="float">
            <text:p>248</text:p>
          </table:table-cell>
          <table:table-cell office:value-type="float" office:value="734" calcext:value-type="float">
            <text:p>734</text:p>
          </table:table-cell>
          <table:table-cell office:value-type="float" office:value="819" calcext:value-type="float">
            <text:p>819</text:p>
          </table:table-cell>
          <table:table-cell office:value-type="float" office:value="975" calcext:value-type="float">
            <text:p>9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MI-4</text:p>
          </table:table-cell>
          <table:table-cell office:value-type="float" office:value="1491.12340200266" calcext:value-type="float">
            <text:p>1491,12340200266</text:p>
          </table:table-cell>
          <table:table-cell office:value-type="float" office:value="180" calcext:value-type="float">
            <text:p>180</text:p>
          </table:table-cell>
          <table:table-cell office:value-type="float" office:value="818" calcext:value-type="float">
            <text:p>818</text:p>
          </table:table-cell>
          <table:table-cell office:value-type="float" office:value="607" calcext:value-type="float">
            <text:p>607</text:p>
          </table:table-cell>
          <table:table-cell office:value-type="float" office:value="1074" calcext:value-type="float">
            <text:p>10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2</text:p>
          </table:table-cell>
          <table:table-cell office:value-type="float" office:value="1495.2548277802" calcext:value-type="float">
            <text:p>1495,2548277802</text:p>
          </table:table-cell>
          <table:table-cell office:value-type="float" office:value="239" calcext:value-type="float">
            <text:p>239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office:value-type="float" office:value="815" calcext:value-type="float">
            <text:p>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Desire 12s</text:p>
          </table:table-cell>
          <table:table-cell office:value-type="float" office:value="1496.50626460433" calcext:value-type="float">
            <text:p>1496,50626460433</text:p>
          </table:table-cell>
          <table:table-cell office:value-type="float" office:value="117" calcext:value-type="float">
            <text:p>117</text:p>
          </table:table-cell>
          <table:table-cell office:value-type="float" office:value="777" calcext:value-type="float">
            <text:p>777</text:p>
          </table:table-cell>
          <table:table-cell office:value-type="float" office:value="913" calcext:value-type="float">
            <text:p>913</text:p>
          </table:table-cell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Y9 2018</text:p>
          </table:table-cell>
          <table:table-cell office:value-type="float" office:value="1497.18201966227" calcext:value-type="float">
            <text:p>1497,18201966227</text:p>
          </table:table-cell>
          <table:table-cell office:value-type="float" office:value="45" calcext:value-type="float">
            <text:p>45</text:p>
          </table:table-cell>
          <table:table-cell office:value-type="float" office:value="431" calcext:value-type="float">
            <text:p>431</text:p>
          </table:table-cell>
          <table:table-cell office:value-type="float" office:value="1422" calcext:value-type="float">
            <text:p>1422</text:p>
          </table:table-cell>
          <table:table-cell office:value-type="float" office:value="178" calcext:value-type="float">
            <text:p>1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Q6</text:p>
          </table:table-cell>
          <table:table-cell office:value-type="float" office:value="1525.47271362027" calcext:value-type="float">
            <text:p>1525,47271362027</text:p>
          </table:table-cell>
          <table:table-cell office:value-type="float" office:value="151" calcext:value-type="float">
            <text:p>151</text:p>
          </table:table-cell>
          <table:table-cell office:value-type="float" office:value="764" calcext:value-type="float">
            <text:p>764</text:p>
          </table:table-cell>
          <table:table-cell office:value-type="float" office:value="1177" calcext:value-type="float">
            <text:p>1177</text:p>
          </table:table-cell>
          <table:table-cell office:value-type="float" office:value="579" calcext:value-type="float">
            <text:p>5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4X</text:p>
          </table:table-cell>
          <table:table-cell office:value-type="float" office:value="1540.09902279042" calcext:value-type="float">
            <text:p>1540,09902279042</text:p>
          </table:table-cell>
          <table:table-cell office:value-type="float" office:value="92" calcext:value-type="float">
            <text:p>92</text:p>
          </table:table-cell>
          <table:table-cell office:value-type="float" office:value="614" calcext:value-type="float">
            <text:p>614</text:p>
          </table:table-cell>
          <table:table-cell office:value-type="float" office:value="982" calcext:value-type="float">
            <text:p>982</text:p>
          </table:table-cell>
          <table:table-cell office:value-type="float" office:value="1011" calcext:value-type="float">
            <text:p>1011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J7 Nxt</text:p>
          </table:table-cell>
          <table:table-cell office:value-type="float" office:value="1552.88570088078" calcext:value-type="float">
            <text:p>1552,88570088078</text:p>
          </table:table-cell>
          <table:table-cell office:value-type="float" office:value="213" calcext:value-type="float">
            <text:p>213</text:p>
          </table:table-cell>
          <table:table-cell office:value-type="float" office:value="599" calcext:value-type="float">
            <text:p>599</text:p>
          </table:table-cell>
          <table:table-cell office:value-type="float" office:value="1270" calcext:value-type="float">
            <text:p>1270</text:p>
          </table:table-cell>
          <table:table-cell office:value-type="float" office:value="628" calcext:value-type="float">
            <text:p>6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3S</text:p>
          </table:table-cell>
          <table:table-cell office:value-type="float" office:value="1553.75963392025" calcext:value-type="float">
            <text:p>1553,75963392025</text:p>
          </table:table-cell>
          <table:table-cell office:value-type="float" office:value="94" calcext:value-type="float">
            <text:p>94</text:p>
          </table:table-cell>
          <table:table-cell office:value-type="float" office:value="618" calcext:value-type="float">
            <text:p>618</text:p>
          </table:table-cell>
          <table:table-cell office:value-type="float" office:value="1072" calcext:value-type="float">
            <text:p>1072</text:p>
          </table:table-cell>
          <table:table-cell office:value-type="float" office:value="935" calcext:value-type="float">
            <text:p>9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nePlus X</text:p>
          </table:table-cell>
          <table:table-cell office:value-type="float" office:value="1560.57617564796" calcext:value-type="float">
            <text:p>1560,57617564796</text:p>
          </table:table-cell>
          <table:table-cell office:value-type="float" office:value="234" calcext:value-type="float">
            <text:p>234</text:p>
          </table:table-cell>
          <table:table-cell office:value-type="float" office:value="927" calcext:value-type="float">
            <text:p>927</text:p>
          </table:table-cell>
          <table:table-cell office:value-type="float" office:value="652" calcext:value-type="float">
            <text:p>652</text:p>
          </table:table-cell>
          <table:table-cell office:value-type="float" office:value="1047" calcext:value-type="float">
            <text:p>10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iko View 2</text:p>
          </table:table-cell>
          <table:table-cell office:value-type="float" office:value="1579.57272703728" calcext:value-type="float">
            <text:p>1579,57272703728</text:p>
          </table:table-cell>
          <table:table-cell office:value-type="float" office:value="201" calcext:value-type="float">
            <text:p>201</text:p>
          </table:table-cell>
          <table:table-cell office:value-type="float" office:value="779" calcext:value-type="float">
            <text:p>779</text:p>
          </table:table-cell>
          <table:table-cell office:value-type="float" office:value="912" calcext:value-type="float">
            <text:p>912</text:p>
          </table:table-cell>
          <table:table-cell office:value-type="float" office:value="1008" calcext:value-type="float">
            <text:p>1008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J7 2016 (Exynos 7 Octa)</text:p>
          </table:table-cell>
          <table:table-cell office:value-type="float" office:value="1582.73213147393" calcext:value-type="float">
            <text:p>1582,73213147393</text:p>
          </table:table-cell>
          <table:table-cell office:value-type="float" office:value="51" calcext:value-type="float">
            <text:p>51</text:p>
          </table:table-cell>
          <table:table-cell office:value-type="float" office:value="650" calcext:value-type="float">
            <text:p>650</text:p>
          </table:table-cell>
          <table:table-cell office:value-type="float" office:value="1168" calcext:value-type="float">
            <text:p>1168</text:p>
          </table:table-cell>
          <table:table-cell office:value-type="float" office:value="846" calcext:value-type="float">
            <text:p>8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2.1</text:p>
          </table:table-cell>
          <table:table-cell office:value-type="float" office:value="1582.94472424024" calcext:value-type="float">
            <text:p>1582,94472424024</text:p>
          </table:table-cell>
          <table:table-cell office:value-type="float" office:value="70" calcext:value-type="float">
            <text:p>70</text:p>
          </table:table-cell>
          <table:table-cell office:value-type="float" office:value="739" calcext:value-type="float">
            <text:p>739</text:p>
          </table:table-cell>
          <table:table-cell office:value-type="float" office:value="1297" calcext:value-type="float">
            <text:p>1297</text:p>
          </table:table-cell>
          <table:table-cell office:value-type="float" office:value="522" calcext:value-type="float">
            <text:p>5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izu M5 Note</text:p>
          </table:table-cell>
          <table:table-cell office:value-type="float" office:value="1585.84677696176" calcext:value-type="float">
            <text:p>1585,84677696176</text:p>
          </table:table-cell>
          <table:table-cell office:value-type="float" office:value="187" calcext:value-type="float">
            <text:p>187</text:p>
          </table:table-cell>
          <table:table-cell office:value-type="float" office:value="922" calcext:value-type="float">
            <text:p>922</text:p>
          </table:table-cell>
          <table:table-cell office:value-type="float" office:value="1129" calcext:value-type="float">
            <text:p>1129</text:p>
          </table:table-cell>
          <table:table-cell office:value-type="float" office:value="596" calcext:value-type="float">
            <text:p>59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6 (2018)</text:p>
          </table:table-cell>
          <table:table-cell office:value-type="float" office:value="1586.05863699928" calcext:value-type="float">
            <text:p>1586,05863699928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office:value-type="float" office:value="1275" calcext:value-type="float">
            <text:p>1275</text:p>
          </table:table-cell>
          <table:table-cell office:value-type="float" office:value="663" calcext:value-type="float">
            <text:p>663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J7 Prime</text:p>
          </table:table-cell>
          <table:table-cell office:value-type="float" office:value="1588.92510836729" calcext:value-type="float">
            <text:p>1588,92510836729</text:p>
          </table:table-cell>
          <table:table-cell office:value-type="float" office:value="97" calcext:value-type="float">
            <text:p>97</text:p>
          </table:table-cell>
          <table:table-cell office:value-type="float" office:value="668" calcext:value-type="float">
            <text:p>668</text:p>
          </table:table-cell>
          <table:table-cell office:value-type="float" office:value="1267" calcext:value-type="float">
            <text:p>1267</text:p>
          </table:table-cell>
          <table:table-cell office:value-type="float" office:value="681" calcext:value-type="float">
            <text:p>6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Nexus 6</text:p>
          </table:table-cell>
          <table:table-cell office:value-type="float" office:value="1590.60900286651" calcext:value-type="float">
            <text:p>1590,60900286651</text:p>
          </table:table-cell>
          <table:table-cell office:value-type="float" office:value="252" calcext:value-type="float">
            <text:p>252</text:p>
          </table:table-cell>
          <table:table-cell office:value-type="float" office:value="878" calcext:value-type="float">
            <text:p>878</text:p>
          </table:table-cell>
          <table:table-cell office:value-type="float" office:value="340" calcext:value-type="float">
            <text:p>340</text:p>
          </table:table-cell>
          <table:table-cell office:value-type="float" office:value="1257" calcext:value-type="float">
            <text:p>125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J7 Pro</text:p>
          </table:table-cell>
          <table:table-cell office:value-type="float" office:value="1605.45414135689" calcext:value-type="float">
            <text:p>1605,45414135689</text:p>
          </table:table-cell>
          <table:table-cell office:value-type="float" office:value="57" calcext:value-type="float">
            <text:p>57</text:p>
          </table:table-cell>
          <table:table-cell office:value-type="float" office:value="649" calcext:value-type="float">
            <text:p>649</text:p>
          </table:table-cell>
          <table:table-cell office:value-type="float" office:value="1283" calcext:value-type="float">
            <text:p>1283</text:p>
          </table:table-cell>
          <table:table-cell office:value-type="float" office:value="712" calcext:value-type="float">
            <text:p>7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6</text:p>
          </table:table-cell>
          <table:table-cell office:value-type="float" office:value="1608.47785188358" calcext:value-type="float">
            <text:p>1608,47785188358</text:p>
          </table:table-cell>
          <table:table-cell office:value-type="float" office:value="98" calcext:value-type="float">
            <text:p>98</text:p>
          </table:table-cell>
          <table:table-cell office:value-type="float" office:value="712" calcext:value-type="float">
            <text:p>712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q Aquaris V</text:p>
          </table:table-cell>
          <table:table-cell office:value-type="float" office:value="1609.47506970441" calcext:value-type="float">
            <text:p>1609,47506970441</text:p>
          </table:table-cell>
          <table:table-cell office:value-type="float" office:value="126" calcext:value-type="float">
            <text:p>126</text:p>
          </table:table-cell>
          <table:table-cell office:value-type="float" office:value="742" calcext:value-type="float">
            <text:p>742</text:p>
          </table:table-cell>
          <table:table-cell office:value-type="float" office:value="941" calcext:value-type="float">
            <text:p>941</text:p>
          </table:table-cell>
          <table:table-cell office:value-type="float" office:value="1067" calcext:value-type="float">
            <text:p>1067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C5</text:p>
          </table:table-cell>
          <table:table-cell office:value-type="float" office:value="1640.23108128093" calcext:value-type="float">
            <text:p>1640,23108128093</text:p>
          </table:table-cell>
          <table:table-cell office:value-type="float" office:value="226" calcext:value-type="float">
            <text:p>226</text:p>
          </table:table-cell>
          <table:table-cell office:value-type="float" office:value="796" calcext:value-type="float">
            <text:p>796</text:p>
          </table:table-cell>
          <table:table-cell office:value-type="float" office:value="855" calcext:value-type="float">
            <text:p>855</text:p>
          </table:table-cell>
          <table:table-cell office:value-type="float" office:value="1129" calcext:value-type="float">
            <text:p>11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5</text:p>
          </table:table-cell>
          <table:table-cell office:value-type="float" office:value="1670.58911764683" calcext:value-type="float">
            <text:p>1670,58911764683</text:p>
          </table:table-cell>
          <table:table-cell office:value-type="float" office:value="160" calcext:value-type="float">
            <text:p>160</text:p>
          </table:table-cell>
          <table:table-cell office:value-type="float" office:value="664" calcext:value-type="float">
            <text:p>664</text:p>
          </table:table-cell>
          <table:table-cell office:value-type="float" office:value="994" calcext:value-type="float">
            <text:p>994</text:p>
          </table:table-cell>
          <table:table-cell office:value-type="float" office:value="1156" calcext:value-type="float">
            <text:p>1156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5 Neo</text:p>
          </table:table-cell>
          <table:table-cell office:value-type="float" office:value="1689.84259622013" calcext:value-type="float">
            <text:p>1689,84259622013</text:p>
          </table:table-cell>
          <table:table-cell office:value-type="float" office:value="194" calcext:value-type="float">
            <text:p>194</text:p>
          </table:table-cell>
          <table:table-cell office:value-type="float" office:value="810" calcext:value-type="float">
            <text:p>810</text:p>
          </table:table-cell>
          <table:table-cell office:value-type="float" office:value="1274" calcext:value-type="float">
            <text:p>1274</text:p>
          </table:table-cell>
          <table:table-cell office:value-type="float" office:value="734" calcext:value-type="float">
            <text:p>7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P20 Lite</text:p>
          </table:table-cell>
          <table:table-cell office:value-type="float" office:value="1695.54887868206" calcext:value-type="float">
            <text:p>1695,54887868206</text:p>
          </table:table-cell>
          <table:table-cell office:value-type="float" office:value="206" calcext:value-type="float">
            <text:p>206</text:p>
          </table:table-cell>
          <table:table-cell office:value-type="float" office:value="440" calcext:value-type="float">
            <text:p>440</text:p>
          </table:table-cell>
          <table:table-cell office:value-type="float" office:value="1615" calcext:value-type="float">
            <text:p>1615</text:p>
          </table:table-cell>
          <table:table-cell office:value-type="float" office:value="175" calcext:value-type="float">
            <text:p>175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5 2016 (Exynos 7 Octa)</text:p>
          </table:table-cell>
          <table:table-cell office:value-type="float" office:value="1696.53617703838" calcext:value-type="float">
            <text:p>1696,53617703838</text:p>
          </table:table-cell>
          <table:table-cell office:value-type="float" office:value="183" calcext:value-type="float">
            <text:p>183</text:p>
          </table:table-cell>
          <table:table-cell office:value-type="float" office:value="772" calcext:value-type="float">
            <text:p>772</text:p>
          </table:table-cell>
          <table:table-cell office:value-type="float" office:value="1269" calcext:value-type="float">
            <text:p>1269</text:p>
          </table:table-cell>
          <table:table-cell office:value-type="float" office:value="799" calcext:value-type="float">
            <text:p>7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3.2</text:p>
          </table:table-cell>
          <table:table-cell office:value-type="float" office:value="1735.32907542057" calcext:value-type="float">
            <text:p>1735,32907542057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221" calcext:value-type="float">
            <text:p>1221</text:p>
          </table:table-cell>
          <table:table-cell office:value-type="float" office:value="1150" calcext:value-type="float">
            <text:p>11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TE Nubia M2 Lite</text:p>
          </table:table-cell>
          <table:table-cell office:value-type="float" office:value="1761.83058209352" calcext:value-type="float">
            <text:p>1761,83058209352</text:p>
          </table:table-cell>
          <table:table-cell office:value-type="float" office:value="169" calcext:value-type="float">
            <text:p>169</text:p>
          </table:table-cell>
          <table:table-cell office:value-type="float" office:value="910" calcext:value-type="float">
            <text:p>910</text:p>
          </table:table-cell>
          <table:table-cell office:value-type="float" office:value="1175" calcext:value-type="float">
            <text:p>1175</text:p>
          </table:table-cell>
          <table:table-cell office:value-type="float" office:value="931" calcext:value-type="float">
            <text:p>9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po A77</text:p>
          </table:table-cell>
          <table:table-cell office:value-type="float" office:value="1799.15230039038" calcext:value-type="float">
            <text:p>1799,15230039038</text:p>
          </table:table-cell>
          <table:table-cell office:value-type="float" office:value="159" calcext:value-type="float">
            <text:p>159</text:p>
          </table:table-cell>
          <table:table-cell office:value-type="float" office:value="1004" calcext:value-type="float">
            <text:p>1004</text:p>
          </table:table-cell>
          <table:table-cell office:value-type="float" office:value="1144" calcext:value-type="float">
            <text:p>1144</text:p>
          </table:table-cell>
          <table:table-cell office:value-type="float" office:value="946" calcext:value-type="float">
            <text:p>9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catel 5</text:p>
          </table:table-cell>
          <table:table-cell office:value-type="float" office:value="1849.81891005579" calcext:value-type="float">
            <text:p>1849,81891005579</text:p>
          </table:table-cell>
          <table:table-cell office:value-type="float" office:value="125" calcext:value-type="float">
            <text:p>125</text:p>
          </table:table-cell>
          <table:table-cell office:value-type="float" office:value="872" calcext:value-type="float">
            <text:p>872</text:p>
          </table:table-cell>
          <table:table-cell office:value-type="float" office:value="1189" calcext:value-type="float">
            <text:p>1189</text:p>
          </table:table-cell>
          <table:table-cell office:value-type="float" office:value="1110" calcext:value-type="float">
            <text:p>11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TC Desire 12</text:p>
          </table:table-cell>
          <table:table-cell office:value-type="float" office:value="1856.6294729967" calcext:value-type="float">
            <text:p>1856,6294729967</text:p>
          </table:table-cell>
          <table:table-cell office:value-type="float" office:value="197" calcext:value-type="float">
            <text:p>197</text:p>
          </table:table-cell>
          <table:table-cell office:value-type="float" office:value="752" calcext:value-type="float">
            <text:p>752</text:p>
          </table:table-cell>
          <table:table-cell office:value-type="float" office:value="1514" calcext:value-type="float">
            <text:p>1514</text:p>
          </table:table-cell>
          <table:table-cell office:value-type="float" office:value="742" calcext:value-type="float">
            <text:p>7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E5</text:p>
          </table:table-cell>
          <table:table-cell office:value-type="float" office:value="1899.16955535834" calcext:value-type="float">
            <text:p>1899,16955535834</text:p>
          </table:table-cell>
          <table:table-cell office:value-type="float" office:value="152" calcext:value-type="float">
            <text:p>152</text:p>
          </table:table-cell>
          <table:table-cell office:value-type="float" office:value="741" calcext:value-type="float">
            <text:p>741</text:p>
          </table:table-cell>
          <table:table-cell office:value-type="float" office:value="1704" calcext:value-type="float">
            <text:p>1704</text:p>
          </table:table-cell>
          <table:table-cell office:value-type="float" office:value="362" calcext:value-type="float">
            <text:p>362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S4 Active</text:p>
          </table:table-cell>
          <table:table-cell office:value-type="float" office:value="1933.02095177471" calcext:value-type="float">
            <text:p>1933,02095177471</text:p>
          </table:table-cell>
          <table:table-cell office:value-type="float" office:value="261" calcext:value-type="float">
            <text:p>261</text:p>
          </table:table-cell>
          <table:table-cell office:value-type="float" office:value="987" calcext:value-type="float">
            <text:p>987</text:p>
          </table:table-cell>
          <table:table-cell office:value-type="float" office:value="898" calcext:value-type="float">
            <text:p>898</text:p>
          </table:table-cell>
          <table:table-cell office:value-type="float" office:value="1374" calcext:value-type="float">
            <text:p>1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po Find X</text:p>
          </table:table-cell>
          <table:table-cell office:value-type="float" office:value="1935.69134936332" calcext:value-type="float">
            <text:p>1935,69134936332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928" calcext:value-type="float">
            <text:p>1928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Honor Play</text:p>
          </table:table-cell>
          <table:table-cell office:value-type="float" office:value="1937.3133458478" calcext:value-type="float">
            <text:p>1937,3133458478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1931" calcext:value-type="float">
            <text:p>193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awei Nova 3</text:p>
          </table:table-cell>
          <table:table-cell office:value-type="float" office:value="1937.53864477589" calcext:value-type="float">
            <text:p>1937,53864477589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930" calcext:value-type="float">
            <text:p>193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alme 6</text:p>
          </table:table-cell>
          <table:table-cell office:value-type="float" office:value="1938.85945854773" calcext:value-type="float">
            <text:p>1938,85945854773</text:p>
          </table:table-cell>
          <table:table-cell office:value-type="float" office:value="272" calcext:value-type="float">
            <text:p>272</text:p>
          </table:table-cell>
          <table:table-cell office:value-type="float" office:value="1146" calcext:value-type="float">
            <text:p>1146</text:p>
          </table:table-cell>
          <table:table-cell office:value-type="float" office:value="176" calcext:value-type="float">
            <text:p>176</text:p>
          </table:table-cell>
          <table:table-cell office:value-type="float" office:value="1530" calcext:value-type="float">
            <text:p>15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po F5</text:p>
          </table:table-cell>
          <table:table-cell office:value-type="float" office:value="1970.10862644678" calcext:value-type="float">
            <text:p>1970,10862644678</text:p>
          </table:table-cell>
          <table:table-cell office:value-type="float" office:value="158" calcext:value-type="float">
            <text:p>158</text:p>
          </table:table-cell>
          <table:table-cell office:value-type="float" office:value="758" calcext:value-type="float">
            <text:p>758</text:p>
          </table:table-cell>
          <table:table-cell office:value-type="float" office:value="1694" calcext:value-type="float">
            <text:p>1694</text:p>
          </table:table-cell>
          <table:table-cell office:value-type="float" office:value="642" calcext:value-type="float">
            <text:p>6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bot P20</text:p>
          </table:table-cell>
          <table:table-cell office:value-type="float" office:value="2006.65941305444" calcext:value-type="float">
            <text:p>2006,65941305444</text:p>
          </table:table-cell>
          <table:table-cell office:value-type="float" office:value="170" calcext:value-type="float">
            <text:p>170</text:p>
          </table:table-cell>
          <table:table-cell office:value-type="float" office:value="814" calcext:value-type="float">
            <text:p>814</text:p>
          </table:table-cell>
          <table:table-cell office:value-type="float" office:value="1619" calcext:value-type="float">
            <text:p>1619</text:p>
          </table:table-cell>
          <table:table-cell office:value-type="float" office:value="845" calcext:value-type="float">
            <text:p>8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5A</text:p>
          </table:table-cell>
          <table:table-cell office:value-type="float" office:value="2049.48554520397" calcext:value-type="float">
            <text:p>2049,48554520397</text:p>
          </table:table-cell>
          <table:table-cell office:value-type="float" office:value="189" calcext:value-type="float">
            <text:p>189</text:p>
          </table:table-cell>
          <table:table-cell office:value-type="float" office:value="737" calcext:value-type="float">
            <text:p>737</text:p>
          </table:table-cell>
          <table:table-cell office:value-type="float" office:value="1770" calcext:value-type="float">
            <text:p>1770</text:p>
          </table:table-cell>
          <table:table-cell office:value-type="float" office:value="699" calcext:value-type="float">
            <text:p>6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izu m2 note</text:p>
          </table:table-cell>
          <table:table-cell office:value-type="float" office:value="2068.70080001918" calcext:value-type="float">
            <text:p>2068,70080001918</text:p>
          </table:table-cell>
          <table:table-cell office:value-type="float" office:value="219" calcext:value-type="float">
            <text:p>219</text:p>
          </table:table-cell>
          <table:table-cell office:value-type="float" office:value="1035" calcext:value-type="float">
            <text:p>1035</text:p>
          </table:table-cell>
          <table:table-cell office:value-type="float" office:value="1409" calcext:value-type="float">
            <text:p>1409</text:p>
          </table:table-cell>
          <table:table-cell office:value-type="float" office:value="1084" calcext:value-type="float">
            <text:p>1084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ony Xperia M4 Aqua</text:p>
          </table:table-cell>
          <table:table-cell office:value-type="float" office:value="2128.09539259874" calcext:value-type="float">
            <text:p>2128,09539259874</text:p>
          </table:table-cell>
          <table:table-cell office:value-type="float" office:value="203" calcext:value-type="float">
            <text:p>203</text:p>
          </table:table-cell>
          <table:table-cell office:value-type="float" office:value="1062" calcext:value-type="float">
            <text:p>1062</text:p>
          </table:table-cell>
          <table:table-cell office:value-type="float" office:value="1196" calcext:value-type="float">
            <text:p>1196</text:p>
          </table:table-cell>
          <table:table-cell office:value-type="float" office:value="1389" calcext:value-type="float">
            <text:p>1389</text:p>
          </table:table-cell>
          <table:table-cell table:number-columns-repeated="58"/>
        </table:table-row>
        <table:table-row table:style-name="ro1">
          <table:table-cell table:style-name="ce185" office:value-type="string" calcext:value-type="string">
            <text:p>Samsung Galaxy A5</text:p>
          </table:table-cell>
          <table:table-cell office:value-type="float" office:value="2133.45494445043" calcext:value-type="float">
            <text:p>2133,45494445043</text:p>
          </table:table-cell>
          <table:table-cell office:value-type="float" office:value="241" calcext:value-type="float">
            <text:p>241</text:p>
          </table:table-cell>
          <table:table-cell office:value-type="float" office:value="949" calcext:value-type="float">
            <text:p>949</text:p>
          </table:table-cell>
          <table:table-cell office:value-type="float" office:value="1802" calcext:value-type="float">
            <text:p>1802</text:p>
          </table:table-cell>
          <table:table-cell office:value-type="float" office:value="588" calcext:value-type="float">
            <text:p>5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kia 3.1</text:p>
          </table:table-cell>
          <table:table-cell office:value-type="float" office:value="2139.31110407065" calcext:value-type="float">
            <text:p>2139,31110407065</text:p>
          </table:table-cell>
          <table:table-cell office:value-type="float" office:value="82" calcext:value-type="float">
            <text:p>82</text:p>
          </table:table-cell>
          <table:table-cell office:value-type="float" office:value="930" calcext:value-type="float">
            <text:p>930</text:p>
          </table:table-cell>
          <table:table-cell office:value-type="float" office:value="1608" calcext:value-type="float">
            <text:p>1608</text:p>
          </table:table-cell>
          <table:table-cell office:value-type="float" office:value="1058" calcext:value-type="float">
            <text:p>10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q Aquaris M5.5</text:p>
          </table:table-cell>
          <table:table-cell office:value-type="float" office:value="2141.8109160241" calcext:value-type="float">
            <text:p>2141,8109160241</text:p>
          </table:table-cell>
          <table:table-cell office:value-type="float" office:value="172" calcext:value-type="float">
            <text:p>172</text:p>
          </table:table-cell>
          <table:table-cell office:value-type="float" office:value="907" calcext:value-type="float">
            <text:p>907</text:p>
          </table:table-cell>
          <table:table-cell office:value-type="float" office:value="1440" calcext:value-type="float">
            <text:p>1440</text:p>
          </table:table-cell>
          <table:table-cell office:value-type="float" office:value="1289" calcext:value-type="float">
            <text:p>12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G (2nd Gen)</text:p>
          </table:table-cell>
          <table:table-cell office:value-type="float" office:value="2142.22174389114" calcext:value-type="float">
            <text:p>2142,22174389114</text:p>
          </table:table-cell>
          <table:table-cell office:value-type="float" office:value="228" calcext:value-type="float">
            <text:p>228</text:p>
          </table:table-cell>
          <table:table-cell office:value-type="float" office:value="1048" calcext:value-type="float">
            <text:p>1048</text:p>
          </table:table-cell>
          <table:table-cell office:value-type="float" office:value="1755" calcext:value-type="float">
            <text:p>1755</text:p>
          </table:table-cell>
          <table:table-cell office:value-type="float" office:value="599" calcext:value-type="float">
            <text:p>5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catel 3</text:p>
          </table:table-cell>
          <table:table-cell office:value-type="float" office:value="2153.68869616758" calcext:value-type="float">
            <text:p>2153,68869616758</text:p>
          </table:table-cell>
          <table:table-cell office:value-type="float" office:value="205" calcext:value-type="float">
            <text:p>205</text:p>
          </table:table-cell>
          <table:table-cell office:value-type="float" office:value="846" calcext:value-type="float">
            <text:p>846</text:p>
          </table:table-cell>
          <table:table-cell office:value-type="float" office:value="1603" calcext:value-type="float">
            <text:p>1603</text:p>
          </table:table-cell>
          <table:table-cell office:value-type="float" office:value="1145" calcext:value-type="float">
            <text:p>1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4A</text:p>
          </table:table-cell>
          <table:table-cell office:value-type="float" office:value="2163.09176874214" calcext:value-type="float">
            <text:p>2163,09176874214</text:p>
          </table:table-cell>
          <table:table-cell office:value-type="float" office:value="174" calcext:value-type="float">
            <text:p>174</text:p>
          </table:table-cell>
          <table:table-cell office:value-type="float" office:value="703" calcext:value-type="float">
            <text:p>703</text:p>
          </table:table-cell>
          <table:table-cell office:value-type="float" office:value="1785" calcext:value-type="float">
            <text:p>1785</text:p>
          </table:table-cell>
          <table:table-cell office:value-type="float" office:value="984" calcext:value-type="float">
            <text:p>9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Note 5A (MSM8917)</text:p>
          </table:table-cell>
          <table:table-cell office:value-type="float" office:value="2185.99496797225" calcext:value-type="float">
            <text:p>2185,99496797225</text:p>
          </table:table-cell>
          <table:table-cell office:value-type="float" office:value="177" calcext:value-type="float">
            <text:p>177</text:p>
          </table:table-cell>
          <table:table-cell office:value-type="float" office:value="710" calcext:value-type="float">
            <text:p>710</text:p>
          </table:table-cell>
          <table:table-cell office:value-type="float" office:value="1771" calcext:value-type="float">
            <text:p>1771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Q Aquaris C</text:p>
          </table:table-cell>
          <table:table-cell office:value-type="float" office:value="2197.08784530797" calcext:value-type="float">
            <text:p>2197,08784530797</text:p>
          </table:table-cell>
          <table:table-cell office:value-type="float" office:value="104" calcext:value-type="float">
            <text:p>104</text:p>
          </table:table-cell>
          <table:table-cell office:value-type="float" office:value="877" calcext:value-type="float">
            <text:p>877</text:p>
          </table:table-cell>
          <table:table-cell office:value-type="float" office:value="1703" calcext:value-type="float">
            <text:p>1703</text:p>
          </table:table-cell>
          <table:table-cell office:value-type="float" office:value="1071" calcext:value-type="float">
            <text:p>10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K8</text:p>
          </table:table-cell>
          <table:table-cell office:value-type="float" office:value="2202.28631199488" calcext:value-type="float">
            <text:p>2202,28631199488</text:p>
          </table:table-cell>
          <table:table-cell office:value-type="float" office:value="222" calcext:value-type="float">
            <text:p>222</text:p>
          </table:table-cell>
          <table:table-cell office:value-type="float" office:value="1044" calcext:value-type="float">
            <text:p>1044</text:p>
          </table:table-cell>
          <table:table-cell office:value-type="float" office:value="1458" calcext:value-type="float">
            <text:p>1458</text:p>
          </table:table-cell>
          <table:table-cell office:value-type="float" office:value="1259" calcext:value-type="float">
            <text:p>12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novo Vibe X3 Lite</text:p>
          </table:table-cell>
          <table:table-cell office:value-type="float" office:value="2204.6616520455" calcext:value-type="float">
            <text:p>2204,6616520455</text:p>
          </table:table-cell>
          <table:table-cell office:value-type="float" office:value="268" calcext:value-type="float">
            <text:p>268</text:p>
          </table:table-cell>
          <table:table-cell office:value-type="float" office:value="954" calcext:value-type="float">
            <text:p>954</text:p>
          </table:table-cell>
          <table:table-cell office:value-type="float" office:value="1377" calcext:value-type="float">
            <text:p>1377</text:p>
          </table:table-cell>
          <table:table-cell office:value-type="float" office:value="1408" calcext:value-type="float">
            <text:p>14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 X power</text:p>
          </table:table-cell>
          <table:table-cell office:value-type="float" office:value="2246.48792562969" calcext:value-type="float">
            <text:p>2246,48792562969</text:p>
          </table:table-cell>
          <table:table-cell office:value-type="float" office:value="21" calcext:value-type="float">
            <text:p>21</text:p>
          </table:table-cell>
          <table:table-cell office:value-type="float" office:value="1027" calcext:value-type="float">
            <text:p>1027</text:p>
          </table:table-cell>
          <table:table-cell office:value-type="float" office:value="1457" calcext:value-type="float">
            <text:p>1457</text:p>
          </table:table-cell>
          <table:table-cell office:value-type="float" office:value="1367" calcext:value-type="float">
            <text:p>13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omi Redmi 6A</text:p>
          </table:table-cell>
          <table:table-cell office:value-type="float" office:value="2260.848292124" calcext:value-type="float">
            <text:p>2260,848292124</text:p>
          </table:table-cell>
          <table:table-cell office:value-type="float" office:value="271" calcext:value-type="float">
            <text:p>271</text:p>
          </table:table-cell>
          <table:table-cell office:value-type="float" office:value="1143" calcext:value-type="float">
            <text:p>1143</text:p>
          </table:table-cell>
          <table:table-cell office:value-type="float" office:value="1187" calcext:value-type="float">
            <text:p>1187</text:p>
          </table:table-cell>
          <table:table-cell office:value-type="float" office:value="1524" calcext:value-type="float">
            <text:p>15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torola Moto G (3rd Gen)</text:p>
          </table:table-cell>
          <table:table-cell office:value-type="float" office:value="2319.31972785125" calcext:value-type="float">
            <text:p>2319,31972785125</text:p>
          </table:table-cell>
          <table:table-cell office:value-type="float" office:value="237" calcext:value-type="float">
            <text:p>237</text:p>
          </table:table-cell>
          <table:table-cell office:value-type="float" office:value="951" calcext:value-type="float">
            <text:p>951</text:p>
          </table:table-cell>
          <table:table-cell office:value-type="float" office:value="1743" calcext:value-type="float">
            <text:p>1743</text:p>
          </table:table-cell>
          <table:table-cell office:value-type="float" office:value="1175" calcext:value-type="float">
            <text:p>11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novo Sisley</text:p>
          </table:table-cell>
          <table:table-cell office:value-type="float" office:value="2362.19050882862" calcext:value-type="float">
            <text:p>2362,19050882862</text:p>
          </table:table-cell>
          <table:table-cell office:value-type="float" office:value="250" calcext:value-type="float">
            <text:p>250</text:p>
          </table:table-cell>
          <table:table-cell office:value-type="float" office:value="1006" calcext:value-type="float">
            <text:p>1006</text:p>
          </table:table-cell>
          <table:table-cell office:value-type="float" office:value="1808" calcext:value-type="float">
            <text:p>1808</text:p>
          </table:table-cell>
          <table:table-cell office:value-type="float" office:value="1112" calcext:value-type="float">
            <text:p>1112</text:p>
          </table:table-cell>
          <table:table-cell table:number-columns-repeated="58"/>
        </table:table-row>
        <table:table-row table:style-name="ro1" table:number-rows-repeated="10483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общие черты чего оно модифицирует" table:style-name="ta2">
        <table:table-column table:style-name="co5" table:number-columns-repeated="64" table:default-cell-style-name="ce43"/>
        <table:table-row table:style-name="ro1">
          <table:table-cell table:style-name="ce87" office:value-type="string" calcext:value-type="string">
            <text:p>общие черты чего оно модифицирует?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5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я вижу по этому поводу в своей фазе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4" table:number-columns-repeated="63"/>
        </table:table-row>
        <table:table-row table:style-name="ro1">
          <table:table-cell table:style-name="ce92"/>
          <table:table-cell table:style-name="ce74" table:number-columns-repeated="63"/>
        </table:table-row>
        <table:table-row table:style-name="ro1" table:number-rows-repeated="65533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бы ты сделал в рамках этой вещи такого, что ты сделал бы то же самое." table:style-name="ta2">
        <table:table-column table:style-name="co16" table:number-columns-repeated="64" table:default-cell-style-name="ce43"/>
        <table:table-row table:style-name="ro1">
          <table:table-cell table:style-name="ce69" office:value-type="string" calcext:value-type="string">
            <text:p>Что бы ты сделал в рамках этой вещи такого, что если б появилась возможность сделать снова – ты сделал бы то же самое.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я колдую?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Что затрагивает эту задачу?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Моя гипотеза, почему этот вопрос важен.</text:p>
          </table:table-cell>
          <table:table-cell table:style-name="ce74" table:number-columns-repeated="63"/>
        </table:table-row>
        <table:table-row table:style-name="ro1" table:number-rows-repeated="65533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ты можешь сейчас сделать чтоб сделать себе хорошо?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39" office:value-type="string" calcext:value-type="string">
            <text:p>Примеры сегодняшних коэффициентов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х3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 2014м было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х7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на 2020й год (долго не программировал).</text:p>
          </table:table-cell>
          <table:table-cell table:style-name="ce74" table:number-columns-repeated="63"/>
        </table:table-row>
        <table:table-row table:style-name="ro1" table:number-rows-repeated="65528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4" table:number-columns-repeated="63"/>
        </table:table-row>
        <table:table-row table:style-name="ro1">
          <table:table-cell table:style-name="ce10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4" table:number-columns-repeated="63"/>
        </table:table-row>
        <table:table-row table:style-name="ro1" table:number-rows-repeated="126">
          <table:table-cell table:style-name="ce74" table:number-columns-repeated="64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1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2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Представь что эта вещь летает в вакууме. Что ты видишь" table:style-name="ta2">
        <table:table-column table:style-name="co5" table:number-columns-repeated="64" table:default-cell-style-name="ce43"/>
        <table:table-row table:style-name="ro1">
          <table:table-cell table:style-name="ce83" office:value-type="string" calcext:value-type="string">
            <text:p>Представь что эта вещь (проблема) летает в вакууме, в котором нет ни энергии ни других вещей. Что ты видишь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3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4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5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6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Какой перманентный вред нанесённый мне оно решает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7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8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9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Как это повторение делает меня лучше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8" office:value-type="string" calcext:value-type="string">
            <text:p>БЛАГОДАРНОС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* примеры благодарности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его (предмет)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его существование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ё что он(о) даёт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ех кто мне что либо даёт когда оно у меня ес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ё что мне приходит когда оно у меня ес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ех ради кого оно создаётся поддерживается и защищается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ё ради чего оно создаётся поддерживается и защищается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* возможно ещё некоторые виды из вопросника самоанализа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4" table:number-columns-repeated="63"/>
        </table:table-row>
        <table:table-row table:style-name="ro1" table:number-rows-repeated="65521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5" table:number-columns-repeated="64" table:default-cell-style-name="ce43"/>
        <table:table-row table:style-name="ro1">
          <table:table-cell table:style-name="ce6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8" office:value-type="string" calcext:value-type="string">
            <text:p>Увидеть, что оно, и каждая его часть - это я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8" office:value-type="string" calcext:value-type="string">
            <text:p>Увидеть, что оно и каждая его часть видит во мне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5" table:number-columns-repeated="64" table:default-cell-style-name="ce43"/>
        <table:table-row table:style-name="ro1">
          <table:table-cell table:style-name="ce69" office:value-type="string" calcext:value-type="string">
            <text:p>Continuusly protect things that satisfy you continuusly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33" table:default-cell-style-name="ce43"/>
        <table:table-column table:style-name="co5" table:number-columns-repeated="63" table:default-cell-style-name="ce4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63"/>
        </table:table-row>
        <table:table-row table:style-name="ro1">
          <table:table-cell table:style-name="ce69"/>
          <table:table-cell table:number-columns-repeated="63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4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сделать чтоб оно увидело во мне и всех моих частях себя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6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2">
          <table:table-cell table:style-name="ce10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4" table:number-columns-repeated="63"/>
        </table:table-row>
        <table:table-row table:style-name="ro3">
          <table:table-cell table:style-name="ce3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ce43"/>
        <table:table-column table:style-name="co5" table:number-columns-repeated="63" table:default-cell-style-name="ce43"/>
        <table:table-row table:style-name="ro4">
          <table:table-cell table:style-name="ce110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(моя гипотеза что этот вопрос важен)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9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ЭТА ПРОБЛЕМА решает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4" table:number-columns-repeated="63"/>
        </table:table-row>
        <table:table-row table:style-name="ro1" table:number-rows-repeated="65534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0" table:default-cell-style-name="ce43"/>
        <table:table-column table:style-name="co5" table:number-columns-repeated="63" table:default-cell-style-name="ce43"/>
        <table:table-row table:style-name="ro1">
          <table:table-cell table:style-name="ce108" office:value-type="string" calcext:value-type="string">
            <text:p>Что ЭТА ПРОБЛЕМА колдует?</text:p>
          </table:table-cell>
          <table:table-cell table:style-name="ce74" table:number-columns-repeated="63"/>
        </table:table-row>
        <table:table-row table:style-name="ro1" table:number-rows-repeated="65535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5" table:number-columns-repeated="64" table:default-cell-style-name="ce43"/>
        <table:table-row table:style-name="ro5">
          <table:table-cell table:style-name="ce69" office:value-type="string" calcext:value-type="string">
            <text:p>Как сделать так чтоб этот пункт: </text:p>
            <text:p>- Решал всемирные проблемы?</text:p>
            <text:p>- Мотивировал инфраструктуры находить не-отрицательный дифференциал и производную решения всемирных проблем?</text:p>
            <text:p>- Мотивировал инфраструктуры мотивировать другие инфраструктуры искать не-отрицательный дифференциал?</text:p>
            <text:p>(я решаю это кругом но всё таки, так навскидку)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10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а может даже в музей эту вещь дать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а так хоть отобью вложенные деньги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96" office:value-type="string" calcext:value-type="string">
            <text:p>Есть подозрение что аннаунсить надо снова перед прикладным.</text:p>
          </table:table-cell>
          <table:table-cell table:style-name="ce74" table:number-columns-repeated="63"/>
        </table:table-row>
        <table:table-row table:style-name="ro1" table:number-rows-repeated="119">
          <table:table-cell table:style-name="ce74" table:number-columns-repeated="64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43"/>
        <table:table-column table:style-name="co5" table:number-columns-repeated="63" table:default-cell-style-name="ce43"/>
        <table:table-row table:style-name="ro6">
          <table:table-cell table:style-name="ce10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2">Или может есть ли хотя бы инструмент или метод, с которым решить это ЛЕГКО?</text:span></text:p>
            <text:p><text:span text:style-name="T2">В которой решены вопросы изоляции этого от внешней среды во время работы над ним? </text:span></text:p>
            <text:p><text:span text:style-name="T2">(именно ЛЕГКО, и за 1 раз, </text:span><text:span text:style-name="T3">н</text:span><text:span text:style-name="T4">икаких “напрягусь и сделаю”)</text:span><text:span text:style-name="T5">.</text:span></text:p>
            <text:p><text:span text:style-name="T6">Будь то декорации, или туррет, или проект. хз.</text:span>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4" table:number-columns-repeated="63"/>
        </table:table-row>
        <table:table-row table:style-name="ro1">
          <table:table-cell table:style-name="ce3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4" table:number-columns-repeated="63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4" table:number-columns-repeated="63"/>
        </table:table-row>
        <table:table-row table:style-name="ro1">
          <table:table-cell table:style-name="ce33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4" table:number-columns-repeated="63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4" table:number-columns-repeated="63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ключевое слово “легко и без нервов решить это”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ок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и если есть хоть малейшее сомнение – иди мол дальше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а психолгию ты и так разберёшь отдельно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т.е. я бы начал с благодарности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нет. Пускай будет там где было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4" table:number-columns-repeated="63"/>
        </table:table-row>
        <table:table-row table:style-name="ro1" table:number-rows-repeated="65502">
          <table:table-cell table:style-name="ce74"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8">Решение 9 (напр. Решение болезни или проблемы – таблетки решающие строку короче). </text:span><text:span text:style-name="T9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7">
          <table:table-cell table:style-name="ce66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2">
          <table:table-cell table:style-name="ce113" office:value-type="string" calcext:value-type="string">
            <text:p><text:span text:style-name="T7">Твои выходы (статистические, которые ты тут найдёшь, временные затычки) имеют свойство автокоррекции.</text:span></text:p>
            <text:p><text:span text:style-name="T7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8">вопрос кнопки “</text:span><text:span text:style-name="T9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1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<text:span text:style-name="T10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5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49" table:default-cell-style-name="ce93"/>
        <table:table-column table:style-name="co50" table:default-cell-style-name="ce93"/>
        <table:table-column table:style-name="co51" table:default-cell-style-name="ce93"/>
        <table:table-column table:style-name="co52" table:default-cell-style-name="ce93"/>
        <table:table-column table:style-name="co53" table:default-cell-style-name="ce93"/>
        <table:table-column table:style-name="co54" table:default-cell-style-name="ce93"/>
        <table:table-column table:style-name="co55" table:default-cell-style-name="ce93"/>
        <table:table-column table:style-name="co56" table:default-cell-style-name="ce93"/>
        <table:table-column table:style-name="co57" table:default-cell-style-name="ce93"/>
        <table:table-column table:style-name="co58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59" table:default-cell-style-name="ce93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default-cell-style-name="Default"/>
        <table:table-row table:style-name="ro8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5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number-columns-repeated="64" table:default-cell-style-name="ce43"/>
        <table:table-row table:style-name="ro1">
          <table:table-cell table:style-name="ce74" office:value-type="string" calcext:value-type="string">
            <text:p>Пока что я тут ничего писать не буду потому что время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По этому не знаю. 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4" table:number-columns-repeated="63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4" office:value-type="string" calcext:value-type="string">
            <text:p>это единственное правило. Иерархия. Что тратить на проект: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вопросник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деньги проекта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деньги виноградов группы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услуги других проектов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4" table:number-columns-repeated="63"/>
        </table:table-row>
        <table:table-row table:style-name="ro1">
          <table:table-cell table:style-name="ce74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4" table:number-columns-repeated="63"/>
        </table:table-row>
        <table:table-row table:style-name="ro1" table:number-rows-repeated="108">
          <table:table-cell table:style-name="ce74" table:number-columns-repeated="64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5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5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  <table:database-ranges>
        <table:database-range table:name="__Anonymous_Sheet_DB__2" table:target-range-address="'Самые оптимальные из всех (согласно 4 тестам)'.A1:'Самые оптимальные из всех (согласно 4 тестам)'.J244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gnm="http://www.gnumeric.org/odf-extension/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Highlighted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15:50:18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3</meta:editing-cycles>
    <meta:editing-duration>PT4H29M10S</meta:editing-duration>
    <meta:generator>LibreOffice/7.0.0.3$Windows_x86 LibreOffice_project/8061b3e9204bef6b321a21033174034a5e2ea88e</meta:generator>
    <dc:title>Групанье</dc:title>
    <meta:creation-date>2020-08-13T19:46:50.894483114</meta:creation-date>
    <dc:date>2020-08-14T16:34:44.950000000</dc:date>
    <meta:document-statistic meta:table-count="49" meta:cell-count="2820" meta:object-count="0"/>
    <meta:template xlink:type="simple" xlink:actuate="onRequest" xlink:title="Групанье" xlink:href="../../../home/diary/Templates/Групанье.ots" meta:date="2020-08-13T19:46:47.804290378"/>
  </office:meta>
</office:document-meta>
</file>